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Group_5f_Header" style:display-name="Group_Header" style:family="table" style:master-page-name="Standard">
      <style:table-properties style:width="6.925in" style:page-number="auto" table:align="margins" fo:background-color="transparent">
        <style:background-image/>
      </style:table-properties>
    </style:style>
    <style:style style:name="Group_5f_Header.A" style:display-name="Group_Header.A" style:family="table-column">
      <style:table-column-properties style:column-width="3.4625in" style:rel-column-width="32767*"/>
    </style:style>
    <style:style style:name="Group_5f_Header.B" style:display-name="Group_Header.B" style:family="table-column">
      <style:table-column-properties style:column-width="3.4625in" style:rel-column-width="32768*"/>
    </style:style>
    <style:style style:name="Group_5f_Header.1" style:display-name="Group_Header.1" style:family="table-row">
      <style:table-row-properties style:row-height="0.1965in"/>
    </style:style>
    <style:style style:name="Group_5f_Header.A1" style:display-name="Group_Header.A1" style:family="table-cell">
      <style:table-cell-properties style:vertical-align="top" fo:background-color="transparent">
        <style:background-image/>
      </style:table-cell-properties>
    </style:style>
    <style:style style:name="Detail" style:family="table">
      <style:table-properties style:width="6.925in" table:align="margins" fo:background-color="transparent">
        <style:background-image/>
      </style:table-properties>
    </style:style>
    <style:style style:name="Detail.A" style:family="table-column">
      <style:table-column-properties style:column-width="3.4625in" style:rel-column-width="32767*"/>
    </style:style>
    <style:style style:name="Detail.B" style:family="table-column">
      <style:table-column-properties style:column-width="3.4625in" style:rel-column-width="32768*"/>
    </style:style>
    <style:style style:name="Detail.1" style:family="table-row">
      <style:table-row-properties style:row-height="0.1965in"/>
    </style:style>
    <style:style style:name="Detail.A1" style:family="table-cell">
      <style:table-cell-properties style:vertical-align="top" fo:background-color="transparent">
        <style:background-image/>
      </style:table-cell-properties>
    </style:style>
    <style:style style:name="Group_5f_Header0" style:display-name="Group_Header0" style:family="table">
      <style:table-properties style:width="6.925in" table:align="margins" fo:background-color="transparent">
        <style:background-image/>
      </style:table-properties>
    </style:style>
    <style:style style:name="Group_5f_Header0.A" style:display-name="Group_Header0.A" style:family="table-column">
      <style:table-column-properties style:column-width="3.4625in" style:rel-column-width="32767*"/>
    </style:style>
    <style:style style:name="Group_5f_Header0.B" style:display-name="Group_Header0.B" style:family="table-column">
      <style:table-column-properties style:column-width="3.4625in" style:rel-column-width="32768*"/>
    </style:style>
    <style:style style:name="Group_5f_Header0.1" style:display-name="Group_Header0.1" style:family="table-row">
      <style:table-row-properties style:row-height="0.1965in"/>
    </style:style>
    <style:style style:name="Group_5f_Header0.A1" style:display-name="Group_Header0.A1" style:family="table-cell">
      <style:table-cell-properties style:vertical-align="top" fo:background-color="transparent">
        <style:background-image/>
      </style:table-cell-properties>
    </style:style>
    <style:style style:name="Detail0" style:family="table">
      <style:table-properties style:width="6.925in" table:align="margins" fo:background-color="transparent">
        <style:background-image/>
      </style:table-properties>
    </style:style>
    <style:style style:name="Detail0.A" style:family="table-column">
      <style:table-column-properties style:column-width="3.4625in" style:rel-column-width="32767*"/>
    </style:style>
    <style:style style:name="Detail0.B" style:family="table-column">
      <style:table-column-properties style:column-width="3.4625in" style:rel-column-width="32768*"/>
    </style:style>
    <style:style style:name="Detail0.1" style:family="table-row">
      <style:table-row-properties style:row-height="0.1965in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Group_5f_Header1" style:display-name="Group_Header1" style:family="table">
      <style:table-properties style:width="6.925in" table:align="margins" fo:background-color="transparent">
        <style:background-image/>
      </style:table-properties>
    </style:style>
    <style:style style:name="Group_5f_Header1.A" style:display-name="Group_Header1.A" style:family="table-column">
      <style:table-column-properties style:column-width="3.4625in" style:rel-column-width="32767*"/>
    </style:style>
    <style:style style:name="Group_5f_Header1.B" style:display-name="Group_Header1.B" style:family="table-column">
      <style:table-column-properties style:column-width="3.4625in" style:rel-column-width="32768*"/>
    </style:style>
    <style:style style:name="Group_5f_Header1.1" style:display-name="Group_Header1.1" style:family="table-row">
      <style:table-row-properties style:row-height="0.1965in"/>
    </style:style>
    <style:style style:name="Group_5f_Header1.A1" style:display-name="Group_Header1.A1" style:family="table-cell">
      <style:table-cell-properties style:vertical-align="top" fo:background-color="transparent">
        <style:background-image/>
      </style:table-cell-properties>
    </style:style>
    <style:style style:name="Detail1" style:family="table">
      <style:table-properties style:width="6.925in" table:align="margins" fo:background-color="transparent">
        <style:background-image/>
      </style:table-properties>
    </style:style>
    <style:style style:name="Detail1.A" style:family="table-column">
      <style:table-column-properties style:column-width="3.4625in" style:rel-column-width="32767*"/>
    </style:style>
    <style:style style:name="Detail1.B" style:family="table-column">
      <style:table-column-properties style:column-width="3.4625in" style:rel-column-width="32768*"/>
    </style:style>
    <style:style style:name="Detail1.1" style:family="table-row">
      <style:table-row-properties style:row-height="0.1965in"/>
    </style:style>
    <style:style style:name="Detail1.A1" style:family="table-cell">
      <style:table-cell-properties style:vertical-align="top" fo:background-color="transparent">
        <style:background-image/>
      </style:table-cell-properties>
    </style:style>
    <style:style style:name="Group_5f_Header2" style:display-name="Group_Header2" style:family="table">
      <style:table-properties style:width="6.925in" table:align="margins" fo:background-color="transparent">
        <style:background-image/>
      </style:table-properties>
    </style:style>
    <style:style style:name="Group_5f_Header2.A" style:display-name="Group_Header2.A" style:family="table-column">
      <style:table-column-properties style:column-width="3.4625in" style:rel-column-width="32767*"/>
    </style:style>
    <style:style style:name="Group_5f_Header2.B" style:display-name="Group_Header2.B" style:family="table-column">
      <style:table-column-properties style:column-width="3.4625in" style:rel-column-width="32768*"/>
    </style:style>
    <style:style style:name="Group_5f_Header2.1" style:display-name="Group_Header2.1" style:family="table-row">
      <style:table-row-properties style:row-height="0.1965in"/>
    </style:style>
    <style:style style:name="Group_5f_Header2.A1" style:display-name="Group_Header2.A1" style:family="table-cell">
      <style:table-cell-properties style:vertical-align="top" fo:background-color="transparent">
        <style:background-image/>
      </style:table-cell-properties>
    </style:style>
    <style:style style:name="Detail2" style:family="table">
      <style:table-properties style:width="6.925in" table:align="margins" fo:background-color="transparent">
        <style:background-image/>
      </style:table-properties>
    </style:style>
    <style:style style:name="Detail2.A" style:family="table-column">
      <style:table-column-properties style:column-width="3.4625in" style:rel-column-width="32767*"/>
    </style:style>
    <style:style style:name="Detail2.B" style:family="table-column">
      <style:table-column-properties style:column-width="3.4625in" style:rel-column-width="32768*"/>
    </style:style>
    <style:style style:name="Detail2.1" style:family="table-row">
      <style:table-row-properties style:row-height="0.1965in"/>
    </style:style>
    <style:style style:name="Detail2.A1" style:family="table-cell">
      <style:table-cell-properties style:vertical-align="top" fo:background-color="transparent">
        <style:background-image/>
      </style:table-cell-properties>
    </style:style>
    <style:style style:name="Group_5f_Header3" style:display-name="Group_Header3" style:family="table">
      <style:table-properties style:width="6.925in" table:align="margins" fo:background-color="transparent">
        <style:background-image/>
      </style:table-properties>
    </style:style>
    <style:style style:name="Group_5f_Header3.A" style:display-name="Group_Header3.A" style:family="table-column">
      <style:table-column-properties style:column-width="3.4625in" style:rel-column-width="32767*"/>
    </style:style>
    <style:style style:name="Group_5f_Header3.B" style:display-name="Group_Header3.B" style:family="table-column">
      <style:table-column-properties style:column-width="3.4625in" style:rel-column-width="32768*"/>
    </style:style>
    <style:style style:name="Group_5f_Header3.1" style:display-name="Group_Header3.1" style:family="table-row">
      <style:table-row-properties style:row-height="0.1965in"/>
    </style:style>
    <style:style style:name="Group_5f_Header3.A1" style:display-name="Group_Header3.A1" style:family="table-cell">
      <style:table-cell-properties style:vertical-align="top" fo:background-color="transparent">
        <style:background-image/>
      </style:table-cell-properties>
    </style:style>
    <style:style style:name="Detail3" style:family="table">
      <style:table-properties style:width="6.925in" table:align="margins" fo:background-color="transparent">
        <style:background-image/>
      </style:table-properties>
    </style:style>
    <style:style style:name="Detail3.A" style:family="table-column">
      <style:table-column-properties style:column-width="3.4625in" style:rel-column-width="32767*"/>
    </style:style>
    <style:style style:name="Detail3.B" style:family="table-column">
      <style:table-column-properties style:column-width="3.4625in" style:rel-column-width="32768*"/>
    </style:style>
    <style:style style:name="Detail3.1" style:family="table-row">
      <style:table-row-properties style:row-height="0.1965in"/>
    </style:style>
    <style:style style:name="Detail3.A1" style:family="table-cell">
      <style:table-cell-properties style:vertical-align="top" fo:background-color="transparent">
        <style:background-image/>
      </style:table-cell-properties>
    </style:style>
    <style:style style:name="Group_5f_Header4" style:display-name="Group_Header4" style:family="table">
      <style:table-properties style:width="6.925in" table:align="margins" fo:background-color="transparent">
        <style:background-image/>
      </style:table-properties>
    </style:style>
    <style:style style:name="Group_5f_Header4.A" style:display-name="Group_Header4.A" style:family="table-column">
      <style:table-column-properties style:column-width="3.4625in" style:rel-column-width="32767*"/>
    </style:style>
    <style:style style:name="Group_5f_Header4.B" style:display-name="Group_Header4.B" style:family="table-column">
      <style:table-column-properties style:column-width="3.4625in" style:rel-column-width="32768*"/>
    </style:style>
    <style:style style:name="Group_5f_Header4.1" style:display-name="Group_Header4.1" style:family="table-row">
      <style:table-row-properties style:row-height="0.1965in"/>
    </style:style>
    <style:style style:name="Group_5f_Header4.A1" style:display-name="Group_Header4.A1" style:family="table-cell">
      <style:table-cell-properties style:vertical-align="top" fo:background-color="transparent">
        <style:background-image/>
      </style:table-cell-properties>
    </style:style>
    <style:style style:name="Detail4" style:family="table">
      <style:table-properties style:width="6.925in" table:align="margins" fo:background-color="transparent">
        <style:background-image/>
      </style:table-properties>
    </style:style>
    <style:style style:name="Detail4.A" style:family="table-column">
      <style:table-column-properties style:column-width="3.4625in" style:rel-column-width="32767*"/>
    </style:style>
    <style:style style:name="Detail4.B" style:family="table-column">
      <style:table-column-properties style:column-width="3.4625in" style:rel-column-width="32768*"/>
    </style:style>
    <style:style style:name="Detail4.1" style:family="table-row">
      <style:table-row-properties style:row-height="0.1965in"/>
    </style:style>
    <style:style style:name="Detail4.A1" style:family="table-cell">
      <style:table-cell-properties style:vertical-align="top" fo:background-color="transparent">
        <style:background-image/>
      </style:table-cell-properties>
    </style:style>
    <style:style style:name="Group_5f_Header5" style:display-name="Group_Header5" style:family="table">
      <style:table-properties style:width="6.925in" table:align="margins" fo:background-color="transparent">
        <style:background-image/>
      </style:table-properties>
    </style:style>
    <style:style style:name="Group_5f_Header5.A" style:display-name="Group_Header5.A" style:family="table-column">
      <style:table-column-properties style:column-width="3.4625in" style:rel-column-width="32767*"/>
    </style:style>
    <style:style style:name="Group_5f_Header5.B" style:display-name="Group_Header5.B" style:family="table-column">
      <style:table-column-properties style:column-width="3.4625in" style:rel-column-width="32768*"/>
    </style:style>
    <style:style style:name="Group_5f_Header5.1" style:display-name="Group_Header5.1" style:family="table-row">
      <style:table-row-properties style:row-height="0.1965in"/>
    </style:style>
    <style:style style:name="Group_5f_Header5.A1" style:display-name="Group_Header5.A1" style:family="table-cell">
      <style:table-cell-properties style:vertical-align="top" fo:background-color="transparent">
        <style:background-image/>
      </style:table-cell-properties>
    </style:style>
    <style:style style:name="Detail5" style:family="table">
      <style:table-properties style:width="6.925in" table:align="margins" fo:background-color="transparent">
        <style:background-image/>
      </style:table-properties>
    </style:style>
    <style:style style:name="Detail5.A" style:family="table-column">
      <style:table-column-properties style:column-width="3.4625in" style:rel-column-width="32767*"/>
    </style:style>
    <style:style style:name="Detail5.B" style:family="table-column">
      <style:table-column-properties style:column-width="3.4625in" style:rel-column-width="32768*"/>
    </style:style>
    <style:style style:name="Detail5.1" style:family="table-row">
      <style:table-row-properties style:row-height="0.1965in"/>
    </style:style>
    <style:style style:name="Detail5.A1" style:family="table-cell">
      <style:table-cell-properties style:vertical-align="top" fo:background-color="transparent">
        <style:background-image/>
      </style:table-cell-properties>
    </style:style>
    <style:style style:name="Group_5f_Header6" style:display-name="Group_Header6" style:family="table">
      <style:table-properties style:width="6.925in" table:align="margins" fo:background-color="transparent">
        <style:background-image/>
      </style:table-properties>
    </style:style>
    <style:style style:name="Group_5f_Header6.A" style:display-name="Group_Header6.A" style:family="table-column">
      <style:table-column-properties style:column-width="3.4625in" style:rel-column-width="32767*"/>
    </style:style>
    <style:style style:name="Group_5f_Header6.B" style:display-name="Group_Header6.B" style:family="table-column">
      <style:table-column-properties style:column-width="3.4625in" style:rel-column-width="32768*"/>
    </style:style>
    <style:style style:name="Group_5f_Header6.1" style:display-name="Group_Header6.1" style:family="table-row">
      <style:table-row-properties style:row-height="0.1965in"/>
    </style:style>
    <style:style style:name="Group_5f_Header6.A1" style:display-name="Group_Header6.A1" style:family="table-cell">
      <style:table-cell-properties style:vertical-align="top" fo:background-color="transparent">
        <style:background-image/>
      </style:table-cell-properties>
    </style:style>
    <style:style style:name="Detail6" style:family="table">
      <style:table-properties style:width="6.925in" table:align="margins" fo:background-color="transparent">
        <style:background-image/>
      </style:table-properties>
    </style:style>
    <style:style style:name="Detail6.A" style:family="table-column">
      <style:table-column-properties style:column-width="3.4625in" style:rel-column-width="32767*"/>
    </style:style>
    <style:style style:name="Detail6.B" style:family="table-column">
      <style:table-column-properties style:column-width="3.4625in" style:rel-column-width="32768*"/>
    </style:style>
    <style:style style:name="Detail6.1" style:family="table-row">
      <style:table-row-properties style:row-height="0.1965in"/>
    </style:style>
    <style:style style:name="Detail6.A1" style:family="table-cell">
      <style:table-cell-properties style:vertical-align="top" fo:background-color="transparent">
        <style:background-image/>
      </style:table-cell-properties>
    </style:style>
    <style:style style:name="Group_5f_Header7" style:display-name="Group_Header7" style:family="table">
      <style:table-properties style:width="6.925in" table:align="margins" fo:background-color="transparent">
        <style:background-image/>
      </style:table-properties>
    </style:style>
    <style:style style:name="Group_5f_Header7.A" style:display-name="Group_Header7.A" style:family="table-column">
      <style:table-column-properties style:column-width="3.4625in" style:rel-column-width="32767*"/>
    </style:style>
    <style:style style:name="Group_5f_Header7.B" style:display-name="Group_Header7.B" style:family="table-column">
      <style:table-column-properties style:column-width="3.4625in" style:rel-column-width="32768*"/>
    </style:style>
    <style:style style:name="Group_5f_Header7.1" style:display-name="Group_Header7.1" style:family="table-row">
      <style:table-row-properties style:row-height="0.1965in"/>
    </style:style>
    <style:style style:name="Group_5f_Header7.A1" style:display-name="Group_Header7.A1" style:family="table-cell">
      <style:table-cell-properties style:vertical-align="top" fo:background-color="transparent">
        <style:background-image/>
      </style:table-cell-properties>
    </style:style>
    <style:style style:name="Detail7" style:family="table">
      <style:table-properties style:width="6.925in" table:align="margins" fo:background-color="transparent">
        <style:background-image/>
      </style:table-properties>
    </style:style>
    <style:style style:name="Detail7.A" style:family="table-column">
      <style:table-column-properties style:column-width="3.4625in" style:rel-column-width="32767*"/>
    </style:style>
    <style:style style:name="Detail7.B" style:family="table-column">
      <style:table-column-properties style:column-width="3.4625in" style:rel-column-width="32768*"/>
    </style:style>
    <style:style style:name="Detail7.1" style:family="table-row">
      <style:table-row-properties style:row-height="0.1965in"/>
    </style:style>
    <style:style style:name="Detail7.A1" style:family="table-cell">
      <style:table-cell-properties style:vertical-align="top" fo:background-color="transparent">
        <style:background-image/>
      </style:table-cell-properties>
    </style:style>
    <style:style style:name="Group_5f_Header8" style:display-name="Group_Header8" style:family="table">
      <style:table-properties style:width="6.925in" table:align="margins" fo:background-color="transparent">
        <style:background-image/>
      </style:table-properties>
    </style:style>
    <style:style style:name="Group_5f_Header8.A" style:display-name="Group_Header8.A" style:family="table-column">
      <style:table-column-properties style:column-width="3.4625in" style:rel-column-width="32767*"/>
    </style:style>
    <style:style style:name="Group_5f_Header8.B" style:display-name="Group_Header8.B" style:family="table-column">
      <style:table-column-properties style:column-width="3.4625in" style:rel-column-width="32768*"/>
    </style:style>
    <style:style style:name="Group_5f_Header8.1" style:display-name="Group_Header8.1" style:family="table-row">
      <style:table-row-properties style:row-height="0.1965in"/>
    </style:style>
    <style:style style:name="Group_5f_Header8.A1" style:display-name="Group_Header8.A1" style:family="table-cell">
      <style:table-cell-properties style:vertical-align="top" fo:background-color="transparent">
        <style:background-image/>
      </style:table-cell-properties>
    </style:style>
    <style:style style:name="Detail8" style:family="table">
      <style:table-properties style:width="6.925in" table:align="margins" fo:background-color="transparent">
        <style:background-image/>
      </style:table-properties>
    </style:style>
    <style:style style:name="Detail8.A" style:family="table-column">
      <style:table-column-properties style:column-width="3.4625in" style:rel-column-width="32767*"/>
    </style:style>
    <style:style style:name="Detail8.B" style:family="table-column">
      <style:table-column-properties style:column-width="3.4625in" style:rel-column-width="32768*"/>
    </style:style>
    <style:style style:name="Detail8.1" style:family="table-row">
      <style:table-row-properties style:row-height="0.1965in"/>
    </style:style>
    <style:style style:name="Detail8.A1" style:family="table-cell">
      <style:table-cell-properties style:vertical-align="top" fo:background-color="transparent">
        <style:background-image/>
      </style:table-cell-properties>
    </style:style>
    <style:style style:name="Group_5f_Header9" style:display-name="Group_Header9" style:family="table">
      <style:table-properties style:width="6.925in" table:align="margins" fo:background-color="transparent">
        <style:background-image/>
      </style:table-properties>
    </style:style>
    <style:style style:name="Group_5f_Header9.A" style:display-name="Group_Header9.A" style:family="table-column">
      <style:table-column-properties style:column-width="3.4625in" style:rel-column-width="32767*"/>
    </style:style>
    <style:style style:name="Group_5f_Header9.B" style:display-name="Group_Header9.B" style:family="table-column">
      <style:table-column-properties style:column-width="3.4625in" style:rel-column-width="32768*"/>
    </style:style>
    <style:style style:name="Group_5f_Header9.1" style:display-name="Group_Header9.1" style:family="table-row">
      <style:table-row-properties style:row-height="0.1965in"/>
    </style:style>
    <style:style style:name="Group_5f_Header9.A1" style:display-name="Group_Header9.A1" style:family="table-cell">
      <style:table-cell-properties style:vertical-align="top" fo:background-color="transparent">
        <style:background-image/>
      </style:table-cell-properties>
    </style:style>
    <style:style style:name="Detail9" style:family="table">
      <style:table-properties style:width="6.925in" table:align="margins" fo:background-color="transparent">
        <style:background-image/>
      </style:table-properties>
    </style:style>
    <style:style style:name="Detail9.A" style:family="table-column">
      <style:table-column-properties style:column-width="3.4625in" style:rel-column-width="32767*"/>
    </style:style>
    <style:style style:name="Detail9.B" style:family="table-column">
      <style:table-column-properties style:column-width="3.4625in" style:rel-column-width="32768*"/>
    </style:style>
    <style:style style:name="Detail9.1" style:family="table-row">
      <style:table-row-properties style:row-height="0.1965in"/>
    </style:style>
    <style:style style:name="Detail9.A1" style:family="table-cell">
      <style:table-cell-properties style:vertical-align="top" fo:background-color="transparent">
        <style:background-image/>
      </style:table-cell-properties>
    </style:style>
    <style:style style:name="Group_5f_Header10" style:display-name="Group_Header10" style:family="table">
      <style:table-properties style:width="6.925in" table:align="margins" fo:background-color="transparent">
        <style:background-image/>
      </style:table-properties>
    </style:style>
    <style:style style:name="Group_5f_Header10.A" style:display-name="Group_Header10.A" style:family="table-column">
      <style:table-column-properties style:column-width="3.4625in" style:rel-column-width="32767*"/>
    </style:style>
    <style:style style:name="Group_5f_Header10.B" style:display-name="Group_Header10.B" style:family="table-column">
      <style:table-column-properties style:column-width="3.4625in" style:rel-column-width="32768*"/>
    </style:style>
    <style:style style:name="Group_5f_Header10.1" style:display-name="Group_Header10.1" style:family="table-row">
      <style:table-row-properties style:row-height="0.1965in"/>
    </style:style>
    <style:style style:name="Group_5f_Header10.A1" style:display-name="Group_Header10.A1" style:family="table-cell">
      <style:table-cell-properties style:vertical-align="top" fo:background-color="transparent">
        <style:background-image/>
      </style:table-cell-properties>
    </style:style>
    <style:style style:name="Detail10" style:family="table">
      <style:table-properties style:width="6.925in" table:align="margins" fo:background-color="transparent">
        <style:background-image/>
      </style:table-properties>
    </style:style>
    <style:style style:name="Detail10.A" style:family="table-column">
      <style:table-column-properties style:column-width="3.4625in" style:rel-column-width="32767*"/>
    </style:style>
    <style:style style:name="Detail10.B" style:family="table-column">
      <style:table-column-properties style:column-width="3.4625in" style:rel-column-width="32768*"/>
    </style:style>
    <style:style style:name="Detail10.1" style:family="table-row">
      <style:table-row-properties style:row-height="0.1965in"/>
    </style:style>
    <style:style style:name="Detail10.A1" style:family="table-cell">
      <style:table-cell-properties style:vertical-align="top" fo:background-color="transparent">
        <style:background-image/>
      </style:table-cell-properties>
    </style:style>
    <style:style style:name="Group_5f_Header11" style:display-name="Group_Header11" style:family="table">
      <style:table-properties style:width="6.925in" table:align="margins" fo:background-color="transparent">
        <style:background-image/>
      </style:table-properties>
    </style:style>
    <style:style style:name="Group_5f_Header11.A" style:display-name="Group_Header11.A" style:family="table-column">
      <style:table-column-properties style:column-width="3.4625in" style:rel-column-width="32767*"/>
    </style:style>
    <style:style style:name="Group_5f_Header11.B" style:display-name="Group_Header11.B" style:family="table-column">
      <style:table-column-properties style:column-width="3.4625in" style:rel-column-width="32768*"/>
    </style:style>
    <style:style style:name="Group_5f_Header11.1" style:display-name="Group_Header11.1" style:family="table-row">
      <style:table-row-properties style:row-height="0.1965in"/>
    </style:style>
    <style:style style:name="Group_5f_Header11.A1" style:display-name="Group_Header11.A1" style:family="table-cell">
      <style:table-cell-properties style:vertical-align="top" fo:background-color="transparent">
        <style:background-image/>
      </style:table-cell-properties>
    </style:style>
    <style:style style:name="Detail11" style:family="table">
      <style:table-properties style:width="6.925in" table:align="margins" fo:background-color="transparent">
        <style:background-image/>
      </style:table-properties>
    </style:style>
    <style:style style:name="Detail11.A" style:family="table-column">
      <style:table-column-properties style:column-width="3.4625in" style:rel-column-width="32767*"/>
    </style:style>
    <style:style style:name="Detail11.B" style:family="table-column">
      <style:table-column-properties style:column-width="3.4625in" style:rel-column-width="32768*"/>
    </style:style>
    <style:style style:name="Detail11.1" style:family="table-row">
      <style:table-row-properties style:row-height="0.1965in"/>
    </style:style>
    <style:style style:name="Detail11.A1" style:family="table-cell">
      <style:table-cell-properties style:vertical-align="top" fo:background-color="transparent">
        <style:background-image/>
      </style:table-cell-properties>
    </style:style>
    <style:style style:name="Group_5f_Header12" style:display-name="Group_Header12" style:family="table">
      <style:table-properties style:width="6.925in" table:align="margins" fo:background-color="transparent">
        <style:background-image/>
      </style:table-properties>
    </style:style>
    <style:style style:name="Group_5f_Header12.A" style:display-name="Group_Header12.A" style:family="table-column">
      <style:table-column-properties style:column-width="3.4625in" style:rel-column-width="32767*"/>
    </style:style>
    <style:style style:name="Group_5f_Header12.B" style:display-name="Group_Header12.B" style:family="table-column">
      <style:table-column-properties style:column-width="3.4625in" style:rel-column-width="32768*"/>
    </style:style>
    <style:style style:name="Group_5f_Header12.1" style:display-name="Group_Header12.1" style:family="table-row">
      <style:table-row-properties style:row-height="0.1965in"/>
    </style:style>
    <style:style style:name="Group_5f_Header12.A1" style:display-name="Group_Header12.A1" style:family="table-cell">
      <style:table-cell-properties style:vertical-align="top" fo:background-color="transparent">
        <style:background-image/>
      </style:table-cell-properties>
    </style:style>
    <style:style style:name="Detail12" style:family="table">
      <style:table-properties style:width="6.925in" table:align="margins" fo:background-color="transparent">
        <style:background-image/>
      </style:table-properties>
    </style:style>
    <style:style style:name="Detail12.A" style:family="table-column">
      <style:table-column-properties style:column-width="3.4625in" style:rel-column-width="32767*"/>
    </style:style>
    <style:style style:name="Detail12.B" style:family="table-column">
      <style:table-column-properties style:column-width="3.4625in" style:rel-column-width="32768*"/>
    </style:style>
    <style:style style:name="Detail12.1" style:family="table-row">
      <style:table-row-properties style:row-height="0.1965in"/>
    </style:style>
    <style:style style:name="Detail12.A1" style:family="table-cell">
      <style:table-cell-properties style:vertical-align="top" fo:background-color="transparent">
        <style:background-image/>
      </style:table-cell-properties>
    </style:style>
    <style:style style:name="Group_5f_Header13" style:display-name="Group_Header13" style:family="table">
      <style:table-properties style:width="6.925in" table:align="margins" fo:background-color="transparent">
        <style:background-image/>
      </style:table-properties>
    </style:style>
    <style:style style:name="Group_5f_Header13.A" style:display-name="Group_Header13.A" style:family="table-column">
      <style:table-column-properties style:column-width="3.4625in" style:rel-column-width="32767*"/>
    </style:style>
    <style:style style:name="Group_5f_Header13.B" style:display-name="Group_Header13.B" style:family="table-column">
      <style:table-column-properties style:column-width="3.4625in" style:rel-column-width="32768*"/>
    </style:style>
    <style:style style:name="Group_5f_Header13.1" style:display-name="Group_Header13.1" style:family="table-row">
      <style:table-row-properties style:row-height="0.1965in"/>
    </style:style>
    <style:style style:name="Group_5f_Header13.A1" style:display-name="Group_Header13.A1" style:family="table-cell">
      <style:table-cell-properties style:vertical-align="top" fo:background-color="transparent">
        <style:background-image/>
      </style:table-cell-properties>
    </style:style>
    <style:style style:name="Detail13" style:family="table">
      <style:table-properties style:width="6.925in" table:align="margins" fo:background-color="transparent">
        <style:background-image/>
      </style:table-properties>
    </style:style>
    <style:style style:name="Detail13.A" style:family="table-column">
      <style:table-column-properties style:column-width="3.4625in" style:rel-column-width="32767*"/>
    </style:style>
    <style:style style:name="Detail13.B" style:family="table-column">
      <style:table-column-properties style:column-width="3.4625in" style:rel-column-width="32768*"/>
    </style:style>
    <style:style style:name="Detail13.1" style:family="table-row">
      <style:table-row-properties style:row-height="0.1965in"/>
    </style:style>
    <style:style style:name="Detail13.A1" style:family="table-cell">
      <style:table-cell-properties style:vertical-align="top" fo:background-color="transparent">
        <style:background-image/>
      </style:table-cell-properties>
    </style:style>
    <style:style style:name="Group_5f_Header14" style:display-name="Group_Header14" style:family="table">
      <style:table-properties style:width="6.925in" table:align="margins" fo:background-color="transparent">
        <style:background-image/>
      </style:table-properties>
    </style:style>
    <style:style style:name="Group_5f_Header14.A" style:display-name="Group_Header14.A" style:family="table-column">
      <style:table-column-properties style:column-width="3.4625in" style:rel-column-width="32767*"/>
    </style:style>
    <style:style style:name="Group_5f_Header14.B" style:display-name="Group_Header14.B" style:family="table-column">
      <style:table-column-properties style:column-width="3.4625in" style:rel-column-width="32768*"/>
    </style:style>
    <style:style style:name="Group_5f_Header14.1" style:display-name="Group_Header14.1" style:family="table-row">
      <style:table-row-properties style:row-height="0.1965in"/>
    </style:style>
    <style:style style:name="Group_5f_Header14.A1" style:display-name="Group_Header14.A1" style:family="table-cell">
      <style:table-cell-properties style:vertical-align="top" fo:background-color="transparent">
        <style:background-image/>
      </style:table-cell-properties>
    </style:style>
    <style:style style:name="Detail14" style:family="table">
      <style:table-properties style:width="6.925in" table:align="margins" fo:background-color="transparent">
        <style:background-image/>
      </style:table-properties>
    </style:style>
    <style:style style:name="Detail14.A" style:family="table-column">
      <style:table-column-properties style:column-width="3.4625in" style:rel-column-width="32767*"/>
    </style:style>
    <style:style style:name="Detail14.B" style:family="table-column">
      <style:table-column-properties style:column-width="3.4625in" style:rel-column-width="32768*"/>
    </style:style>
    <style:style style:name="Detail14.1" style:family="table-row">
      <style:table-row-properties style:row-height="0.1965in"/>
    </style:style>
    <style:style style:name="Detail14.A1" style:family="table-cell">
      <style:table-cell-properties style:vertical-align="top" fo:background-color="transparent">
        <style:background-image/>
      </style:table-cell-properties>
    </style:style>
    <style:style style:name="Group_5f_Header15" style:display-name="Group_Header15" style:family="table">
      <style:table-properties style:width="6.925in" table:align="margins" fo:background-color="transparent">
        <style:background-image/>
      </style:table-properties>
    </style:style>
    <style:style style:name="Group_5f_Header15.A" style:display-name="Group_Header15.A" style:family="table-column">
      <style:table-column-properties style:column-width="3.4625in" style:rel-column-width="32767*"/>
    </style:style>
    <style:style style:name="Group_5f_Header15.B" style:display-name="Group_Header15.B" style:family="table-column">
      <style:table-column-properties style:column-width="3.4625in" style:rel-column-width="32768*"/>
    </style:style>
    <style:style style:name="Group_5f_Header15.1" style:display-name="Group_Header15.1" style:family="table-row">
      <style:table-row-properties style:row-height="0.1965in"/>
    </style:style>
    <style:style style:name="Group_5f_Header15.A1" style:display-name="Group_Header15.A1" style:family="table-cell">
      <style:table-cell-properties style:vertical-align="top" fo:background-color="transparent">
        <style:background-image/>
      </style:table-cell-properties>
    </style:style>
    <style:style style:name="Detail15" style:family="table">
      <style:table-properties style:width="6.925in" table:align="margins" fo:background-color="transparent">
        <style:background-image/>
      </style:table-properties>
    </style:style>
    <style:style style:name="Detail15.A" style:family="table-column">
      <style:table-column-properties style:column-width="3.4625in" style:rel-column-width="32767*"/>
    </style:style>
    <style:style style:name="Detail15.B" style:family="table-column">
      <style:table-column-properties style:column-width="3.4625in" style:rel-column-width="32768*"/>
    </style:style>
    <style:style style:name="Detail15.1" style:family="table-row">
      <style:table-row-properties style:row-height="0.1965in"/>
    </style:style>
    <style:style style:name="Detail15.A1" style:family="table-cell">
      <style:table-cell-properties style:vertical-align="top" fo:background-color="transparent">
        <style:background-image/>
      </style:table-cell-properties>
    </style:style>
    <style:style style:name="Group_5f_Header16" style:display-name="Group_Header16" style:family="table">
      <style:table-properties style:width="6.925in" table:align="margins" fo:background-color="transparent">
        <style:background-image/>
      </style:table-properties>
    </style:style>
    <style:style style:name="Group_5f_Header16.A" style:display-name="Group_Header16.A" style:family="table-column">
      <style:table-column-properties style:column-width="3.4625in" style:rel-column-width="32767*"/>
    </style:style>
    <style:style style:name="Group_5f_Header16.B" style:display-name="Group_Header16.B" style:family="table-column">
      <style:table-column-properties style:column-width="3.4625in" style:rel-column-width="32768*"/>
    </style:style>
    <style:style style:name="Group_5f_Header16.1" style:display-name="Group_Header16.1" style:family="table-row">
      <style:table-row-properties style:row-height="0.1965in"/>
    </style:style>
    <style:style style:name="Group_5f_Header16.A1" style:display-name="Group_Header16.A1" style:family="table-cell">
      <style:table-cell-properties style:vertical-align="top" fo:background-color="transparent">
        <style:background-image/>
      </style:table-cell-properties>
    </style:style>
    <style:style style:name="Detail16" style:family="table">
      <style:table-properties style:width="6.925in" table:align="margins" fo:background-color="transparent">
        <style:background-image/>
      </style:table-properties>
    </style:style>
    <style:style style:name="Detail16.A" style:family="table-column">
      <style:table-column-properties style:column-width="3.4625in" style:rel-column-width="32767*"/>
    </style:style>
    <style:style style:name="Detail16.B" style:family="table-column">
      <style:table-column-properties style:column-width="3.4625in" style:rel-column-width="32768*"/>
    </style:style>
    <style:style style:name="Detail16.1" style:family="table-row">
      <style:table-row-properties style:row-height="0.1965in"/>
    </style:style>
    <style:style style:name="Detail16.A1" style:family="table-cell">
      <style:table-cell-properties style:vertical-align="top" fo:background-color="transparent">
        <style:background-image/>
      </style:table-cell-properties>
    </style:style>
    <style:style style:name="Group_5f_Header17" style:display-name="Group_Header17" style:family="table">
      <style:table-properties style:width="6.925in" table:align="margins" fo:background-color="transparent">
        <style:background-image/>
      </style:table-properties>
    </style:style>
    <style:style style:name="Group_5f_Header17.A" style:display-name="Group_Header17.A" style:family="table-column">
      <style:table-column-properties style:column-width="3.4625in" style:rel-column-width="32767*"/>
    </style:style>
    <style:style style:name="Group_5f_Header17.B" style:display-name="Group_Header17.B" style:family="table-column">
      <style:table-column-properties style:column-width="3.4625in" style:rel-column-width="32768*"/>
    </style:style>
    <style:style style:name="Group_5f_Header17.1" style:display-name="Group_Header17.1" style:family="table-row">
      <style:table-row-properties style:row-height="0.1965in"/>
    </style:style>
    <style:style style:name="Group_5f_Header17.A1" style:display-name="Group_Header17.A1" style:family="table-cell">
      <style:table-cell-properties style:vertical-align="top" fo:background-color="transparent">
        <style:background-image/>
      </style:table-cell-properties>
    </style:style>
    <style:style style:name="Detail17" style:family="table">
      <style:table-properties style:width="6.925in" table:align="margins" fo:background-color="transparent">
        <style:background-image/>
      </style:table-properties>
    </style:style>
    <style:style style:name="Detail17.A" style:family="table-column">
      <style:table-column-properties style:column-width="3.4625in" style:rel-column-width="32767*"/>
    </style:style>
    <style:style style:name="Detail17.B" style:family="table-column">
      <style:table-column-properties style:column-width="3.4625in" style:rel-column-width="32768*"/>
    </style:style>
    <style:style style:name="Detail17.1" style:family="table-row">
      <style:table-row-properties style:row-height="0.1965in"/>
    </style:style>
    <style:style style:name="Detail17.A1" style:family="table-cell">
      <style:table-cell-properties style:vertical-align="top" fo:background-color="transparent">
        <style:background-image/>
      </style:table-cell-properties>
    </style:style>
    <style:style style:name="Group_5f_Header18" style:display-name="Group_Header18" style:family="table">
      <style:table-properties style:width="6.925in" table:align="margins" fo:background-color="transparent">
        <style:background-image/>
      </style:table-properties>
    </style:style>
    <style:style style:name="Group_5f_Header18.A" style:display-name="Group_Header18.A" style:family="table-column">
      <style:table-column-properties style:column-width="3.4625in" style:rel-column-width="32767*"/>
    </style:style>
    <style:style style:name="Group_5f_Header18.B" style:display-name="Group_Header18.B" style:family="table-column">
      <style:table-column-properties style:column-width="3.4625in" style:rel-column-width="32768*"/>
    </style:style>
    <style:style style:name="Group_5f_Header18.1" style:display-name="Group_Header18.1" style:family="table-row">
      <style:table-row-properties style:row-height="0.1965in"/>
    </style:style>
    <style:style style:name="Group_5f_Header18.A1" style:display-name="Group_Header18.A1" style:family="table-cell">
      <style:table-cell-properties style:vertical-align="top" fo:background-color="transparent">
        <style:background-image/>
      </style:table-cell-properties>
    </style:style>
    <style:style style:name="Detail18" style:family="table">
      <style:table-properties style:width="6.925in" table:align="margins" fo:background-color="transparent">
        <style:background-image/>
      </style:table-properties>
    </style:style>
    <style:style style:name="Detail18.A" style:family="table-column">
      <style:table-column-properties style:column-width="3.4625in" style:rel-column-width="32767*"/>
    </style:style>
    <style:style style:name="Detail18.B" style:family="table-column">
      <style:table-column-properties style:column-width="3.4625in" style:rel-column-width="32768*"/>
    </style:style>
    <style:style style:name="Detail18.1" style:family="table-row">
      <style:table-row-properties style:row-height="0.1965in"/>
    </style:style>
    <style:style style:name="Detail18.A1" style:family="table-cell">
      <style:table-cell-properties style:vertical-align="top" fo:background-color="transparent">
        <style:background-image/>
      </style:table-cell-properties>
    </style:style>
    <style:style style:name="Group_5f_Header19" style:display-name="Group_Header19" style:family="table">
      <style:table-properties style:width="6.925in" table:align="margins" fo:background-color="transparent">
        <style:background-image/>
      </style:table-properties>
    </style:style>
    <style:style style:name="Group_5f_Header19.A" style:display-name="Group_Header19.A" style:family="table-column">
      <style:table-column-properties style:column-width="3.4625in" style:rel-column-width="32767*"/>
    </style:style>
    <style:style style:name="Group_5f_Header19.B" style:display-name="Group_Header19.B" style:family="table-column">
      <style:table-column-properties style:column-width="3.4625in" style:rel-column-width="32768*"/>
    </style:style>
    <style:style style:name="Group_5f_Header19.1" style:display-name="Group_Header19.1" style:family="table-row">
      <style:table-row-properties style:row-height="0.1965in"/>
    </style:style>
    <style:style style:name="Group_5f_Header19.A1" style:display-name="Group_Header19.A1" style:family="table-cell">
      <style:table-cell-properties style:vertical-align="top" fo:background-color="transparent">
        <style:background-image/>
      </style:table-cell-properties>
    </style:style>
    <style:style style:name="Detail19" style:family="table">
      <style:table-properties style:width="6.925in" table:align="margins" fo:background-color="transparent">
        <style:background-image/>
      </style:table-properties>
    </style:style>
    <style:style style:name="Detail19.A" style:family="table-column">
      <style:table-column-properties style:column-width="3.4625in" style:rel-column-width="32767*"/>
    </style:style>
    <style:style style:name="Detail19.B" style:family="table-column">
      <style:table-column-properties style:column-width="3.4625in" style:rel-column-width="32768*"/>
    </style:style>
    <style:style style:name="Detail19.1" style:family="table-row">
      <style:table-row-properties style:row-height="0.1965in"/>
    </style:style>
    <style:style style:name="Detail19.A1" style:family="table-cell">
      <style:table-cell-properties style:vertical-align="top" fo:background-color="transparent">
        <style:background-image/>
      </style:table-cell-properties>
    </style:style>
    <style:style style:name="Group_5f_Header20" style:display-name="Group_Header20" style:family="table">
      <style:table-properties style:width="6.925in" table:align="margins" fo:background-color="transparent">
        <style:background-image/>
      </style:table-properties>
    </style:style>
    <style:style style:name="Group_5f_Header20.A" style:display-name="Group_Header20.A" style:family="table-column">
      <style:table-column-properties style:column-width="3.4625in" style:rel-column-width="32767*"/>
    </style:style>
    <style:style style:name="Group_5f_Header20.B" style:display-name="Group_Header20.B" style:family="table-column">
      <style:table-column-properties style:column-width="3.4625in" style:rel-column-width="32768*"/>
    </style:style>
    <style:style style:name="Group_5f_Header20.1" style:display-name="Group_Header20.1" style:family="table-row">
      <style:table-row-properties style:row-height="0.1965in"/>
    </style:style>
    <style:style style:name="Group_5f_Header20.A1" style:display-name="Group_Header20.A1" style:family="table-cell">
      <style:table-cell-properties style:vertical-align="top" fo:background-color="transparent">
        <style:background-image/>
      </style:table-cell-properties>
    </style:style>
    <style:style style:name="Detail20" style:family="table">
      <style:table-properties style:width="6.925in" table:align="margins" fo:background-color="transparent">
        <style:background-image/>
      </style:table-properties>
    </style:style>
    <style:style style:name="Detail20.A" style:family="table-column">
      <style:table-column-properties style:column-width="3.4625in" style:rel-column-width="32767*"/>
    </style:style>
    <style:style style:name="Detail20.B" style:family="table-column">
      <style:table-column-properties style:column-width="3.4625in" style:rel-column-width="32768*"/>
    </style:style>
    <style:style style:name="Detail20.1" style:family="table-row">
      <style:table-row-properties style:row-height="0.1965in"/>
    </style:style>
    <style:style style:name="Detail20.A1" style:family="table-cell">
      <style:table-cell-properties style:vertical-align="top" fo:background-color="transparent">
        <style:background-image/>
      </style:table-cell-properties>
    </style:style>
    <style:style style:name="Group_5f_Header21" style:display-name="Group_Header21" style:family="table">
      <style:table-properties style:width="6.925in" table:align="margins" fo:background-color="transparent">
        <style:background-image/>
      </style:table-properties>
    </style:style>
    <style:style style:name="Group_5f_Header21.A" style:display-name="Group_Header21.A" style:family="table-column">
      <style:table-column-properties style:column-width="3.4625in" style:rel-column-width="32767*"/>
    </style:style>
    <style:style style:name="Group_5f_Header21.B" style:display-name="Group_Header21.B" style:family="table-column">
      <style:table-column-properties style:column-width="3.4625in" style:rel-column-width="32768*"/>
    </style:style>
    <style:style style:name="Group_5f_Header21.1" style:display-name="Group_Header21.1" style:family="table-row">
      <style:table-row-properties style:row-height="0.1965in"/>
    </style:style>
    <style:style style:name="Group_5f_Header21.A1" style:display-name="Group_Header21.A1" style:family="table-cell">
      <style:table-cell-properties style:vertical-align="top" fo:background-color="transparent">
        <style:background-image/>
      </style:table-cell-properties>
    </style:style>
    <style:style style:name="Detail21" style:family="table">
      <style:table-properties style:width="6.925in" table:align="margins" fo:background-color="transparent">
        <style:background-image/>
      </style:table-properties>
    </style:style>
    <style:style style:name="Detail21.A" style:family="table-column">
      <style:table-column-properties style:column-width="3.4625in" style:rel-column-width="32767*"/>
    </style:style>
    <style:style style:name="Detail21.B" style:family="table-column">
      <style:table-column-properties style:column-width="3.4625in" style:rel-column-width="32768*"/>
    </style:style>
    <style:style style:name="Detail21.1" style:family="table-row">
      <style:table-row-properties style:row-height="0.1965in"/>
    </style:style>
    <style:style style:name="Detail21.A1" style:family="table-cell">
      <style:table-cell-properties style:vertical-align="top" fo:background-color="transparent">
        <style:background-image/>
      </style:table-cell-properties>
    </style:style>
    <style:style style:name="Group_5f_Header22" style:display-name="Group_Header22" style:family="table">
      <style:table-properties style:width="6.925in" table:align="margins" fo:background-color="transparent">
        <style:background-image/>
      </style:table-properties>
    </style:style>
    <style:style style:name="Group_5f_Header22.A" style:display-name="Group_Header22.A" style:family="table-column">
      <style:table-column-properties style:column-width="3.4625in" style:rel-column-width="32767*"/>
    </style:style>
    <style:style style:name="Group_5f_Header22.B" style:display-name="Group_Header22.B" style:family="table-column">
      <style:table-column-properties style:column-width="3.4625in" style:rel-column-width="32768*"/>
    </style:style>
    <style:style style:name="Group_5f_Header22.1" style:display-name="Group_Header22.1" style:family="table-row">
      <style:table-row-properties style:row-height="0.1965in"/>
    </style:style>
    <style:style style:name="Group_5f_Header22.A1" style:display-name="Group_Header22.A1" style:family="table-cell">
      <style:table-cell-properties style:vertical-align="top" fo:background-color="transparent">
        <style:background-image/>
      </style:table-cell-properties>
    </style:style>
    <style:style style:name="Detail22" style:family="table">
      <style:table-properties style:width="6.925in" table:align="margins" fo:background-color="transparent">
        <style:background-image/>
      </style:table-properties>
    </style:style>
    <style:style style:name="Detail22.A" style:family="table-column">
      <style:table-column-properties style:column-width="3.4625in" style:rel-column-width="32767*"/>
    </style:style>
    <style:style style:name="Detail22.B" style:family="table-column">
      <style:table-column-properties style:column-width="3.4625in" style:rel-column-width="32768*"/>
    </style:style>
    <style:style style:name="Detail22.1" style:family="table-row">
      <style:table-row-properties style:row-height="0.1965in"/>
    </style:style>
    <style:style style:name="Detail22.A1" style:family="table-cell">
      <style:table-cell-properties style:vertical-align="top" fo:background-color="transparent">
        <style:background-image/>
      </style:table-cell-properties>
    </style:style>
    <style:style style:name="Group_5f_Header23" style:display-name="Group_Header23" style:family="table">
      <style:table-properties style:width="6.925in" table:align="margins" fo:background-color="transparent">
        <style:background-image/>
      </style:table-properties>
    </style:style>
    <style:style style:name="Group_5f_Header23.A" style:display-name="Group_Header23.A" style:family="table-column">
      <style:table-column-properties style:column-width="3.4625in" style:rel-column-width="32767*"/>
    </style:style>
    <style:style style:name="Group_5f_Header23.B" style:display-name="Group_Header23.B" style:family="table-column">
      <style:table-column-properties style:column-width="3.4625in" style:rel-column-width="32768*"/>
    </style:style>
    <style:style style:name="Group_5f_Header23.1" style:display-name="Group_Header23.1" style:family="table-row">
      <style:table-row-properties style:row-height="0.1965in"/>
    </style:style>
    <style:style style:name="Group_5f_Header23.A1" style:display-name="Group_Header23.A1" style:family="table-cell">
      <style:table-cell-properties style:vertical-align="top" fo:background-color="transparent">
        <style:background-image/>
      </style:table-cell-properties>
    </style:style>
    <style:style style:name="Detail23" style:family="table">
      <style:table-properties style:width="6.925in" table:align="margins" fo:background-color="transparent">
        <style:background-image/>
      </style:table-properties>
    </style:style>
    <style:style style:name="Detail23.A" style:family="table-column">
      <style:table-column-properties style:column-width="3.4625in" style:rel-column-width="32767*"/>
    </style:style>
    <style:style style:name="Detail23.B" style:family="table-column">
      <style:table-column-properties style:column-width="3.4625in" style:rel-column-width="32768*"/>
    </style:style>
    <style:style style:name="Detail23.1" style:family="table-row">
      <style:table-row-properties style:row-height="0.1965in"/>
    </style:style>
    <style:style style:name="Detail23.A1" style:family="table-cell">
      <style:table-cell-properties style:vertical-align="top" fo:background-color="transparent">
        <style:background-image/>
      </style:table-cell-properties>
    </style:style>
    <style:style style:name="Group_5f_Header24" style:display-name="Group_Header24" style:family="table">
      <style:table-properties style:width="6.925in" table:align="margins" fo:background-color="transparent">
        <style:background-image/>
      </style:table-properties>
    </style:style>
    <style:style style:name="Group_5f_Header24.A" style:display-name="Group_Header24.A" style:family="table-column">
      <style:table-column-properties style:column-width="3.4625in" style:rel-column-width="32767*"/>
    </style:style>
    <style:style style:name="Group_5f_Header24.B" style:display-name="Group_Header24.B" style:family="table-column">
      <style:table-column-properties style:column-width="3.4625in" style:rel-column-width="32768*"/>
    </style:style>
    <style:style style:name="Group_5f_Header24.1" style:display-name="Group_Header24.1" style:family="table-row">
      <style:table-row-properties style:row-height="0.1965in"/>
    </style:style>
    <style:style style:name="Group_5f_Header24.A1" style:display-name="Group_Header24.A1" style:family="table-cell">
      <style:table-cell-properties style:vertical-align="top" fo:background-color="transparent">
        <style:background-image/>
      </style:table-cell-properties>
    </style:style>
    <style:style style:name="Detail24" style:family="table">
      <style:table-properties style:width="6.925in" table:align="margins" fo:background-color="transparent">
        <style:background-image/>
      </style:table-properties>
    </style:style>
    <style:style style:name="Detail24.A" style:family="table-column">
      <style:table-column-properties style:column-width="3.4625in" style:rel-column-width="32767*"/>
    </style:style>
    <style:style style:name="Detail24.B" style:family="table-column">
      <style:table-column-properties style:column-width="3.4625in" style:rel-column-width="32768*"/>
    </style:style>
    <style:style style:name="Detail24.1" style:family="table-row">
      <style:table-row-properties style:row-height="0.1965in"/>
    </style:style>
    <style:style style:name="Detail24.A1" style:family="table-cell">
      <style:table-cell-properties style:vertical-align="top" fo:background-color="transparent">
        <style:background-image/>
      </style:table-cell-properties>
    </style:style>
    <style:style style:name="Group_5f_Header25" style:display-name="Group_Header25" style:family="table">
      <style:table-properties style:width="6.925in" table:align="margins" fo:background-color="transparent">
        <style:background-image/>
      </style:table-properties>
    </style:style>
    <style:style style:name="Group_5f_Header25.A" style:display-name="Group_Header25.A" style:family="table-column">
      <style:table-column-properties style:column-width="3.4625in" style:rel-column-width="32767*"/>
    </style:style>
    <style:style style:name="Group_5f_Header25.B" style:display-name="Group_Header25.B" style:family="table-column">
      <style:table-column-properties style:column-width="3.4625in" style:rel-column-width="32768*"/>
    </style:style>
    <style:style style:name="Group_5f_Header25.1" style:display-name="Group_Header25.1" style:family="table-row">
      <style:table-row-properties style:row-height="0.1965in"/>
    </style:style>
    <style:style style:name="Group_5f_Header25.A1" style:display-name="Group_Header25.A1" style:family="table-cell">
      <style:table-cell-properties style:vertical-align="top" fo:background-color="transparent">
        <style:background-image/>
      </style:table-cell-properties>
    </style:style>
    <style:style style:name="Detail25" style:family="table">
      <style:table-properties style:width="6.925in" table:align="margins" fo:background-color="transparent">
        <style:background-image/>
      </style:table-properties>
    </style:style>
    <style:style style:name="Detail25.A" style:family="table-column">
      <style:table-column-properties style:column-width="3.4625in" style:rel-column-width="32767*"/>
    </style:style>
    <style:style style:name="Detail25.B" style:family="table-column">
      <style:table-column-properties style:column-width="3.4625in" style:rel-column-width="32768*"/>
    </style:style>
    <style:style style:name="Detail25.1" style:family="table-row">
      <style:table-row-properties style:row-height="0.1965in"/>
    </style:style>
    <style:style style:name="Detail25.A1" style:family="table-cell">
      <style:table-cell-properties style:vertical-align="top" fo:background-color="transparent">
        <style:background-image/>
      </style:table-cell-properties>
    </style:style>
    <style:style style:name="Group_5f_Header26" style:display-name="Group_Header26" style:family="table">
      <style:table-properties style:width="6.925in" table:align="margins" fo:background-color="transparent">
        <style:background-image/>
      </style:table-properties>
    </style:style>
    <style:style style:name="Group_5f_Header26.A" style:display-name="Group_Header26.A" style:family="table-column">
      <style:table-column-properties style:column-width="3.4625in" style:rel-column-width="32767*"/>
    </style:style>
    <style:style style:name="Group_5f_Header26.B" style:display-name="Group_Header26.B" style:family="table-column">
      <style:table-column-properties style:column-width="3.4625in" style:rel-column-width="32768*"/>
    </style:style>
    <style:style style:name="Group_5f_Header26.1" style:display-name="Group_Header26.1" style:family="table-row">
      <style:table-row-properties style:row-height="0.1965in"/>
    </style:style>
    <style:style style:name="Group_5f_Header26.A1" style:display-name="Group_Header26.A1" style:family="table-cell">
      <style:table-cell-properties style:vertical-align="top" fo:background-color="transparent">
        <style:background-image/>
      </style:table-cell-properties>
    </style:style>
    <style:style style:name="Detail26" style:family="table">
      <style:table-properties style:width="6.925in" table:align="margins" fo:background-color="transparent">
        <style:background-image/>
      </style:table-properties>
    </style:style>
    <style:style style:name="Detail26.A" style:family="table-column">
      <style:table-column-properties style:column-width="3.4625in" style:rel-column-width="32767*"/>
    </style:style>
    <style:style style:name="Detail26.B" style:family="table-column">
      <style:table-column-properties style:column-width="3.4625in" style:rel-column-width="32768*"/>
    </style:style>
    <style:style style:name="Detail26.1" style:family="table-row">
      <style:table-row-properties style:row-height="0.1965in"/>
    </style:style>
    <style:style style:name="Detail26.A1" style:family="table-cell">
      <style:table-cell-properties style:vertical-align="top" fo:background-color="transparent">
        <style:background-image/>
      </style:table-cell-properties>
    </style:style>
    <style:style style:name="Group_5f_Header27" style:display-name="Group_Header27" style:family="table">
      <style:table-properties style:width="6.925in" table:align="margins" fo:background-color="transparent">
        <style:background-image/>
      </style:table-properties>
    </style:style>
    <style:style style:name="Group_5f_Header27.A" style:display-name="Group_Header27.A" style:family="table-column">
      <style:table-column-properties style:column-width="3.4625in" style:rel-column-width="32767*"/>
    </style:style>
    <style:style style:name="Group_5f_Header27.B" style:display-name="Group_Header27.B" style:family="table-column">
      <style:table-column-properties style:column-width="3.4625in" style:rel-column-width="32768*"/>
    </style:style>
    <style:style style:name="Group_5f_Header27.1" style:display-name="Group_Header27.1" style:family="table-row">
      <style:table-row-properties style:row-height="0.1965in"/>
    </style:style>
    <style:style style:name="Group_5f_Header27.A1" style:display-name="Group_Header27.A1" style:family="table-cell">
      <style:table-cell-properties style:vertical-align="top" fo:background-color="transparent">
        <style:background-image/>
      </style:table-cell-properties>
    </style:style>
    <style:style style:name="Detail27" style:family="table">
      <style:table-properties style:width="6.925in" table:align="margins" fo:background-color="transparent">
        <style:background-image/>
      </style:table-properties>
    </style:style>
    <style:style style:name="Detail27.A" style:family="table-column">
      <style:table-column-properties style:column-width="3.4625in" style:rel-column-width="32767*"/>
    </style:style>
    <style:style style:name="Detail27.B" style:family="table-column">
      <style:table-column-properties style:column-width="3.4625in" style:rel-column-width="32768*"/>
    </style:style>
    <style:style style:name="Detail27.1" style:family="table-row">
      <style:table-row-properties style:row-height="0.1965in"/>
    </style:style>
    <style:style style:name="Detail27.A1" style:family="table-cell">
      <style:table-cell-properties style:vertical-align="top" fo:background-color="transparent">
        <style:background-image/>
      </style:table-cell-properties>
    </style:style>
    <style:style style:name="Group_5f_Header28" style:display-name="Group_Header28" style:family="table">
      <style:table-properties style:width="6.925in" table:align="margins" fo:background-color="transparent">
        <style:background-image/>
      </style:table-properties>
    </style:style>
    <style:style style:name="Group_5f_Header28.A" style:display-name="Group_Header28.A" style:family="table-column">
      <style:table-column-properties style:column-width="3.4625in" style:rel-column-width="32767*"/>
    </style:style>
    <style:style style:name="Group_5f_Header28.B" style:display-name="Group_Header28.B" style:family="table-column">
      <style:table-column-properties style:column-width="3.4625in" style:rel-column-width="32768*"/>
    </style:style>
    <style:style style:name="Group_5f_Header28.1" style:display-name="Group_Header28.1" style:family="table-row">
      <style:table-row-properties style:row-height="0.1965in"/>
    </style:style>
    <style:style style:name="Group_5f_Header28.A1" style:display-name="Group_Header28.A1" style:family="table-cell">
      <style:table-cell-properties style:vertical-align="top" fo:background-color="transparent">
        <style:background-image/>
      </style:table-cell-properties>
    </style:style>
    <style:style style:name="Detail28" style:family="table">
      <style:table-properties style:width="6.925in" table:align="margins" fo:background-color="transparent">
        <style:background-image/>
      </style:table-properties>
    </style:style>
    <style:style style:name="Detail28.A" style:family="table-column">
      <style:table-column-properties style:column-width="3.4625in" style:rel-column-width="32767*"/>
    </style:style>
    <style:style style:name="Detail28.B" style:family="table-column">
      <style:table-column-properties style:column-width="3.4625in" style:rel-column-width="32768*"/>
    </style:style>
    <style:style style:name="Detail28.1" style:family="table-row">
      <style:table-row-properties style:row-height="0.1965in"/>
    </style:style>
    <style:style style:name="Detail28.A1" style:family="table-cell">
      <style:table-cell-properties style:vertical-align="top" fo:background-color="transparent">
        <style:background-image/>
      </style:table-cell-properties>
    </style:style>
    <style:style style:name="Group_5f_Header29" style:display-name="Group_Header29" style:family="table">
      <style:table-properties style:width="6.925in" table:align="margins" fo:background-color="transparent">
        <style:background-image/>
      </style:table-properties>
    </style:style>
    <style:style style:name="Group_5f_Header29.A" style:display-name="Group_Header29.A" style:family="table-column">
      <style:table-column-properties style:column-width="3.4625in" style:rel-column-width="32767*"/>
    </style:style>
    <style:style style:name="Group_5f_Header29.B" style:display-name="Group_Header29.B" style:family="table-column">
      <style:table-column-properties style:column-width="3.4625in" style:rel-column-width="32768*"/>
    </style:style>
    <style:style style:name="Group_5f_Header29.1" style:display-name="Group_Header29.1" style:family="table-row">
      <style:table-row-properties style:row-height="0.1965in"/>
    </style:style>
    <style:style style:name="Group_5f_Header29.A1" style:display-name="Group_Header29.A1" style:family="table-cell">
      <style:table-cell-properties style:vertical-align="top" fo:background-color="transparent">
        <style:background-image/>
      </style:table-cell-properties>
    </style:style>
    <style:style style:name="Detail29" style:family="table">
      <style:table-properties style:width="6.925in" table:align="margins" fo:background-color="transparent">
        <style:background-image/>
      </style:table-properties>
    </style:style>
    <style:style style:name="Detail29.A" style:family="table-column">
      <style:table-column-properties style:column-width="3.4625in" style:rel-column-width="32767*"/>
    </style:style>
    <style:style style:name="Detail29.B" style:family="table-column">
      <style:table-column-properties style:column-width="3.4625in" style:rel-column-width="32768*"/>
    </style:style>
    <style:style style:name="Detail29.1" style:family="table-row">
      <style:table-row-properties style:row-height="0.1965in"/>
    </style:style>
    <style:style style:name="Detail29.A1" style:family="table-cell">
      <style:table-cell-properties style:vertical-align="top" fo:background-color="transparent">
        <style:background-image/>
      </style:table-cell-properties>
    </style:style>
    <style:style style:name="Group_5f_Header30" style:display-name="Group_Header30" style:family="table">
      <style:table-properties style:width="6.925in" table:align="margins" fo:background-color="transparent">
        <style:background-image/>
      </style:table-properties>
    </style:style>
    <style:style style:name="Group_5f_Header30.A" style:display-name="Group_Header30.A" style:family="table-column">
      <style:table-column-properties style:column-width="3.4625in" style:rel-column-width="32767*"/>
    </style:style>
    <style:style style:name="Group_5f_Header30.B" style:display-name="Group_Header30.B" style:family="table-column">
      <style:table-column-properties style:column-width="3.4625in" style:rel-column-width="32768*"/>
    </style:style>
    <style:style style:name="Group_5f_Header30.1" style:display-name="Group_Header30.1" style:family="table-row">
      <style:table-row-properties style:row-height="0.1965in"/>
    </style:style>
    <style:style style:name="Group_5f_Header30.A1" style:display-name="Group_Header30.A1" style:family="table-cell">
      <style:table-cell-properties style:vertical-align="top" fo:background-color="transparent">
        <style:background-image/>
      </style:table-cell-properties>
    </style:style>
    <style:style style:name="Detail30" style:family="table">
      <style:table-properties style:width="6.925in" table:align="margins" fo:background-color="transparent">
        <style:background-image/>
      </style:table-properties>
    </style:style>
    <style:style style:name="Detail30.A" style:family="table-column">
      <style:table-column-properties style:column-width="3.4625in" style:rel-column-width="32767*"/>
    </style:style>
    <style:style style:name="Detail30.B" style:family="table-column">
      <style:table-column-properties style:column-width="3.4625in" style:rel-column-width="32768*"/>
    </style:style>
    <style:style style:name="Detail30.1" style:family="table-row">
      <style:table-row-properties style:row-height="0.1965in"/>
    </style:style>
    <style:style style:name="Detail30.A1" style:family="table-cell">
      <style:table-cell-properties style:vertical-align="top" fo:background-color="transparent">
        <style:background-image/>
      </style:table-cell-properties>
    </style:style>
    <style:style style:name="Group_5f_Header31" style:display-name="Group_Header31" style:family="table">
      <style:table-properties style:width="6.925in" table:align="margins" fo:background-color="transparent">
        <style:background-image/>
      </style:table-properties>
    </style:style>
    <style:style style:name="Group_5f_Header31.A" style:display-name="Group_Header31.A" style:family="table-column">
      <style:table-column-properties style:column-width="3.4625in" style:rel-column-width="32767*"/>
    </style:style>
    <style:style style:name="Group_5f_Header31.B" style:display-name="Group_Header31.B" style:family="table-column">
      <style:table-column-properties style:column-width="3.4625in" style:rel-column-width="32768*"/>
    </style:style>
    <style:style style:name="Group_5f_Header31.1" style:display-name="Group_Header31.1" style:family="table-row">
      <style:table-row-properties style:row-height="0.1965in"/>
    </style:style>
    <style:style style:name="Group_5f_Header31.A1" style:display-name="Group_Header31.A1" style:family="table-cell">
      <style:table-cell-properties style:vertical-align="top" fo:background-color="transparent">
        <style:background-image/>
      </style:table-cell-properties>
    </style:style>
    <style:style style:name="Detail31" style:family="table">
      <style:table-properties style:width="6.925in" table:align="margins" fo:background-color="transparent">
        <style:background-image/>
      </style:table-properties>
    </style:style>
    <style:style style:name="Detail31.A" style:family="table-column">
      <style:table-column-properties style:column-width="3.4625in" style:rel-column-width="32767*"/>
    </style:style>
    <style:style style:name="Detail31.B" style:family="table-column">
      <style:table-column-properties style:column-width="3.4625in" style:rel-column-width="32768*"/>
    </style:style>
    <style:style style:name="Detail31.1" style:family="table-row">
      <style:table-row-properties style:row-height="0.1965in"/>
    </style:style>
    <style:style style:name="Detail31.A1" style:family="table-cell">
      <style:table-cell-properties style:vertical-align="top" fo:background-color="transparent">
        <style:background-image/>
      </style:table-cell-properties>
    </style:style>
    <style:style style:name="Group_5f_Header32" style:display-name="Group_Header32" style:family="table">
      <style:table-properties style:width="6.925in" table:align="margins" fo:background-color="transparent">
        <style:background-image/>
      </style:table-properties>
    </style:style>
    <style:style style:name="Group_5f_Header32.A" style:display-name="Group_Header32.A" style:family="table-column">
      <style:table-column-properties style:column-width="3.4625in" style:rel-column-width="32767*"/>
    </style:style>
    <style:style style:name="Group_5f_Header32.B" style:display-name="Group_Header32.B" style:family="table-column">
      <style:table-column-properties style:column-width="3.4625in" style:rel-column-width="32768*"/>
    </style:style>
    <style:style style:name="Group_5f_Header32.1" style:display-name="Group_Header32.1" style:family="table-row">
      <style:table-row-properties style:row-height="0.1965in"/>
    </style:style>
    <style:style style:name="Group_5f_Header32.A1" style:display-name="Group_Header32.A1" style:family="table-cell">
      <style:table-cell-properties style:vertical-align="top" fo:background-color="transparent">
        <style:background-image/>
      </style:table-cell-properties>
    </style:style>
    <style:style style:name="Detail32" style:family="table">
      <style:table-properties style:width="6.925in" table:align="margins" fo:background-color="transparent">
        <style:background-image/>
      </style:table-properties>
    </style:style>
    <style:style style:name="Detail32.A" style:family="table-column">
      <style:table-column-properties style:column-width="3.4625in" style:rel-column-width="32767*"/>
    </style:style>
    <style:style style:name="Detail32.B" style:family="table-column">
      <style:table-column-properties style:column-width="3.4625in" style:rel-column-width="32768*"/>
    </style:style>
    <style:style style:name="Detail32.1" style:family="table-row">
      <style:table-row-properties style:row-height="0.1965in"/>
    </style:style>
    <style:style style:name="Detail32.A1" style:family="table-cell">
      <style:table-cell-properties style:vertical-align="top" fo:background-color="transparent">
        <style:background-image/>
      </style:table-cell-properties>
    </style:style>
    <style:style style:name="Group_5f_Header33" style:display-name="Group_Header33" style:family="table">
      <style:table-properties style:width="6.925in" table:align="margins" fo:background-color="transparent">
        <style:background-image/>
      </style:table-properties>
    </style:style>
    <style:style style:name="Group_5f_Header33.A" style:display-name="Group_Header33.A" style:family="table-column">
      <style:table-column-properties style:column-width="3.4625in" style:rel-column-width="32767*"/>
    </style:style>
    <style:style style:name="Group_5f_Header33.B" style:display-name="Group_Header33.B" style:family="table-column">
      <style:table-column-properties style:column-width="3.4625in" style:rel-column-width="32768*"/>
    </style:style>
    <style:style style:name="Group_5f_Header33.1" style:display-name="Group_Header33.1" style:family="table-row">
      <style:table-row-properties style:row-height="0.1965in"/>
    </style:style>
    <style:style style:name="Group_5f_Header33.A1" style:display-name="Group_Header33.A1" style:family="table-cell">
      <style:table-cell-properties style:vertical-align="top" fo:background-color="transparent">
        <style:background-image/>
      </style:table-cell-properties>
    </style:style>
    <style:style style:name="Detail33" style:family="table">
      <style:table-properties style:width="6.925in" table:align="margins" fo:background-color="transparent">
        <style:background-image/>
      </style:table-properties>
    </style:style>
    <style:style style:name="Detail33.A" style:family="table-column">
      <style:table-column-properties style:column-width="3.4625in" style:rel-column-width="32767*"/>
    </style:style>
    <style:style style:name="Detail33.B" style:family="table-column">
      <style:table-column-properties style:column-width="3.4625in" style:rel-column-width="32768*"/>
    </style:style>
    <style:style style:name="Detail33.1" style:family="table-row">
      <style:table-row-properties style:row-height="0.1965in"/>
    </style:style>
    <style:style style:name="Detail33.A1" style:family="table-cell">
      <style:table-cell-properties style:vertical-align="top" fo:background-color="transparent">
        <style:background-image/>
      </style:table-cell-properties>
    </style:style>
    <style:style style:name="Group_5f_Header34" style:display-name="Group_Header34" style:family="table">
      <style:table-properties style:width="6.925in" table:align="margins" fo:background-color="transparent">
        <style:background-image/>
      </style:table-properties>
    </style:style>
    <style:style style:name="Group_5f_Header34.A" style:display-name="Group_Header34.A" style:family="table-column">
      <style:table-column-properties style:column-width="3.4625in" style:rel-column-width="32767*"/>
    </style:style>
    <style:style style:name="Group_5f_Header34.B" style:display-name="Group_Header34.B" style:family="table-column">
      <style:table-column-properties style:column-width="3.4625in" style:rel-column-width="32768*"/>
    </style:style>
    <style:style style:name="Group_5f_Header34.1" style:display-name="Group_Header34.1" style:family="table-row">
      <style:table-row-properties style:row-height="0.1965in"/>
    </style:style>
    <style:style style:name="Group_5f_Header34.A1" style:display-name="Group_Header34.A1" style:family="table-cell">
      <style:table-cell-properties style:vertical-align="top" fo:background-color="transparent">
        <style:background-image/>
      </style:table-cell-properties>
    </style:style>
    <style:style style:name="Detail34" style:family="table">
      <style:table-properties style:width="6.925in" table:align="margins" fo:background-color="transparent">
        <style:background-image/>
      </style:table-properties>
    </style:style>
    <style:style style:name="Detail34.A" style:family="table-column">
      <style:table-column-properties style:column-width="3.4625in" style:rel-column-width="32767*"/>
    </style:style>
    <style:style style:name="Detail34.B" style:family="table-column">
      <style:table-column-properties style:column-width="3.4625in" style:rel-column-width="32768*"/>
    </style:style>
    <style:style style:name="Detail34.1" style:family="table-row">
      <style:table-row-properties style:row-height="0.1965in"/>
    </style:style>
    <style:style style:name="Detail34.A1" style:family="table-cell">
      <style:table-cell-properties style:vertical-align="top" fo:background-color="transparent">
        <style:background-image/>
      </style:table-cell-properties>
    </style:style>
    <style:style style:name="Group_5f_Header35" style:display-name="Group_Header35" style:family="table">
      <style:table-properties style:width="6.925in" table:align="margins" fo:background-color="transparent">
        <style:background-image/>
      </style:table-properties>
    </style:style>
    <style:style style:name="Group_5f_Header35.A" style:display-name="Group_Header35.A" style:family="table-column">
      <style:table-column-properties style:column-width="3.4625in" style:rel-column-width="32767*"/>
    </style:style>
    <style:style style:name="Group_5f_Header35.B" style:display-name="Group_Header35.B" style:family="table-column">
      <style:table-column-properties style:column-width="3.4625in" style:rel-column-width="32768*"/>
    </style:style>
    <style:style style:name="Group_5f_Header35.1" style:display-name="Group_Header35.1" style:family="table-row">
      <style:table-row-properties style:row-height="0.1965in"/>
    </style:style>
    <style:style style:name="Group_5f_Header35.A1" style:display-name="Group_Header35.A1" style:family="table-cell">
      <style:table-cell-properties style:vertical-align="top" fo:background-color="transparent">
        <style:background-image/>
      </style:table-cell-properties>
    </style:style>
    <style:style style:name="Detail35" style:family="table">
      <style:table-properties style:width="6.925in" table:align="margins" fo:background-color="transparent">
        <style:background-image/>
      </style:table-properties>
    </style:style>
    <style:style style:name="Detail35.A" style:family="table-column">
      <style:table-column-properties style:column-width="3.4625in" style:rel-column-width="32767*"/>
    </style:style>
    <style:style style:name="Detail35.B" style:family="table-column">
      <style:table-column-properties style:column-width="3.4625in" style:rel-column-width="32768*"/>
    </style:style>
    <style:style style:name="Detail35.1" style:family="table-row">
      <style:table-row-properties style:row-height="0.1965in"/>
    </style:style>
    <style:style style:name="Detail35.A1" style:family="table-cell">
      <style:table-cell-properties style:vertical-align="top" fo:background-color="transparent">
        <style:background-image/>
      </style:table-cell-properties>
    </style:style>
    <style:style style:name="Group_5f_Header36" style:display-name="Group_Header36" style:family="table">
      <style:table-properties style:width="6.925in" table:align="margins" fo:background-color="transparent">
        <style:background-image/>
      </style:table-properties>
    </style:style>
    <style:style style:name="Group_5f_Header36.A" style:display-name="Group_Header36.A" style:family="table-column">
      <style:table-column-properties style:column-width="3.4625in" style:rel-column-width="32767*"/>
    </style:style>
    <style:style style:name="Group_5f_Header36.B" style:display-name="Group_Header36.B" style:family="table-column">
      <style:table-column-properties style:column-width="3.4625in" style:rel-column-width="32768*"/>
    </style:style>
    <style:style style:name="Group_5f_Header36.1" style:display-name="Group_Header36.1" style:family="table-row">
      <style:table-row-properties style:row-height="0.1965in"/>
    </style:style>
    <style:style style:name="Group_5f_Header36.A1" style:display-name="Group_Header36.A1" style:family="table-cell">
      <style:table-cell-properties style:vertical-align="top" fo:background-color="transparent">
        <style:background-image/>
      </style:table-cell-properties>
    </style:style>
    <style:style style:name="Detail36" style:family="table">
      <style:table-properties style:width="6.925in" table:align="margins" fo:background-color="transparent">
        <style:background-image/>
      </style:table-properties>
    </style:style>
    <style:style style:name="Detail36.A" style:family="table-column">
      <style:table-column-properties style:column-width="3.4625in" style:rel-column-width="32767*"/>
    </style:style>
    <style:style style:name="Detail36.B" style:family="table-column">
      <style:table-column-properties style:column-width="3.4625in" style:rel-column-width="32768*"/>
    </style:style>
    <style:style style:name="Detail36.1" style:family="table-row">
      <style:table-row-properties style:row-height="0.1965in"/>
    </style:style>
    <style:style style:name="Detail36.A1" style:family="table-cell">
      <style:table-cell-properties style:vertical-align="top" fo:background-color="transparent">
        <style:background-image/>
      </style:table-cell-properties>
    </style:style>
    <style:style style:name="Group_5f_Header37" style:display-name="Group_Header37" style:family="table">
      <style:table-properties style:width="6.925in" table:align="margins" fo:background-color="transparent">
        <style:background-image/>
      </style:table-properties>
    </style:style>
    <style:style style:name="Group_5f_Header37.A" style:display-name="Group_Header37.A" style:family="table-column">
      <style:table-column-properties style:column-width="3.4625in" style:rel-column-width="32767*"/>
    </style:style>
    <style:style style:name="Group_5f_Header37.B" style:display-name="Group_Header37.B" style:family="table-column">
      <style:table-column-properties style:column-width="3.4625in" style:rel-column-width="32768*"/>
    </style:style>
    <style:style style:name="Group_5f_Header37.1" style:display-name="Group_Header37.1" style:family="table-row">
      <style:table-row-properties style:row-height="0.1965in"/>
    </style:style>
    <style:style style:name="Group_5f_Header37.A1" style:display-name="Group_Header37.A1" style:family="table-cell">
      <style:table-cell-properties style:vertical-align="top" fo:background-color="transparent">
        <style:background-image/>
      </style:table-cell-properties>
    </style:style>
    <style:style style:name="Detail37" style:family="table">
      <style:table-properties style:width="6.925in" table:align="margins" fo:background-color="transparent">
        <style:background-image/>
      </style:table-properties>
    </style:style>
    <style:style style:name="Detail37.A" style:family="table-column">
      <style:table-column-properties style:column-width="3.4625in" style:rel-column-width="32767*"/>
    </style:style>
    <style:style style:name="Detail37.B" style:family="table-column">
      <style:table-column-properties style:column-width="3.4625in" style:rel-column-width="32768*"/>
    </style:style>
    <style:style style:name="Detail37.1" style:family="table-row">
      <style:table-row-properties style:row-height="0.1965in"/>
    </style:style>
    <style:style style:name="Detail37.A1" style:family="table-cell">
      <style:table-cell-properties style:vertical-align="top" fo:background-color="transparent">
        <style:background-image/>
      </style:table-cell-properties>
    </style:style>
    <style:style style:name="Group_5f_Header38" style:display-name="Group_Header38" style:family="table">
      <style:table-properties style:width="6.925in" table:align="margins" fo:background-color="transparent">
        <style:background-image/>
      </style:table-properties>
    </style:style>
    <style:style style:name="Group_5f_Header38.A" style:display-name="Group_Header38.A" style:family="table-column">
      <style:table-column-properties style:column-width="3.4625in" style:rel-column-width="32767*"/>
    </style:style>
    <style:style style:name="Group_5f_Header38.B" style:display-name="Group_Header38.B" style:family="table-column">
      <style:table-column-properties style:column-width="3.4625in" style:rel-column-width="32768*"/>
    </style:style>
    <style:style style:name="Group_5f_Header38.1" style:display-name="Group_Header38.1" style:family="table-row">
      <style:table-row-properties style:row-height="0.1965in"/>
    </style:style>
    <style:style style:name="Group_5f_Header38.A1" style:display-name="Group_Header38.A1" style:family="table-cell">
      <style:table-cell-properties style:vertical-align="top" fo:background-color="transparent">
        <style:background-image/>
      </style:table-cell-properties>
    </style:style>
    <style:style style:name="Detail38" style:family="table">
      <style:table-properties style:width="6.925in" table:align="margins" fo:background-color="transparent">
        <style:background-image/>
      </style:table-properties>
    </style:style>
    <style:style style:name="Detail38.A" style:family="table-column">
      <style:table-column-properties style:column-width="3.4625in" style:rel-column-width="32767*"/>
    </style:style>
    <style:style style:name="Detail38.B" style:family="table-column">
      <style:table-column-properties style:column-width="3.4625in" style:rel-column-width="32768*"/>
    </style:style>
    <style:style style:name="Detail38.1" style:family="table-row">
      <style:table-row-properties style:row-height="0.1965in"/>
    </style:style>
    <style:style style:name="Detail38.A1" style:family="table-cell">
      <style:table-cell-properties style:vertical-align="top" fo:background-color="transparent">
        <style:background-image/>
      </style:table-cell-properties>
    </style:style>
    <style:style style:name="Group_5f_Header39" style:display-name="Group_Header39" style:family="table">
      <style:table-properties style:width="6.925in" table:align="margins" fo:background-color="transparent">
        <style:background-image/>
      </style:table-properties>
    </style:style>
    <style:style style:name="Group_5f_Header39.A" style:display-name="Group_Header39.A" style:family="table-column">
      <style:table-column-properties style:column-width="3.4625in" style:rel-column-width="32767*"/>
    </style:style>
    <style:style style:name="Group_5f_Header39.B" style:display-name="Group_Header39.B" style:family="table-column">
      <style:table-column-properties style:column-width="3.4625in" style:rel-column-width="32768*"/>
    </style:style>
    <style:style style:name="Group_5f_Header39.1" style:display-name="Group_Header39.1" style:family="table-row">
      <style:table-row-properties style:row-height="0.1965in"/>
    </style:style>
    <style:style style:name="Group_5f_Header39.A1" style:display-name="Group_Header39.A1" style:family="table-cell">
      <style:table-cell-properties style:vertical-align="top" fo:background-color="transparent">
        <style:background-image/>
      </style:table-cell-properties>
    </style:style>
    <style:style style:name="Detail39" style:family="table">
      <style:table-properties style:width="6.925in" table:align="margins" fo:background-color="transparent">
        <style:background-image/>
      </style:table-properties>
    </style:style>
    <style:style style:name="Detail39.A" style:family="table-column">
      <style:table-column-properties style:column-width="3.4625in" style:rel-column-width="32767*"/>
    </style:style>
    <style:style style:name="Detail39.B" style:family="table-column">
      <style:table-column-properties style:column-width="3.4625in" style:rel-column-width="32768*"/>
    </style:style>
    <style:style style:name="Detail39.1" style:family="table-row">
      <style:table-row-properties style:row-height="0.1965in"/>
    </style:style>
    <style:style style:name="Detail39.A1" style:family="table-cell">
      <style:table-cell-properties style:vertical-align="top" fo:background-color="transparent">
        <style:background-image/>
      </style:table-cell-properties>
    </style:style>
    <style:style style:name="Group_5f_Header40" style:display-name="Group_Header40" style:family="table">
      <style:table-properties style:width="6.925in" table:align="margins" fo:background-color="transparent">
        <style:background-image/>
      </style:table-properties>
    </style:style>
    <style:style style:name="Group_5f_Header40.A" style:display-name="Group_Header40.A" style:family="table-column">
      <style:table-column-properties style:column-width="3.4625in" style:rel-column-width="32767*"/>
    </style:style>
    <style:style style:name="Group_5f_Header40.B" style:display-name="Group_Header40.B" style:family="table-column">
      <style:table-column-properties style:column-width="3.4625in" style:rel-column-width="32768*"/>
    </style:style>
    <style:style style:name="Group_5f_Header40.1" style:display-name="Group_Header40.1" style:family="table-row">
      <style:table-row-properties style:row-height="0.1965in"/>
    </style:style>
    <style:style style:name="Group_5f_Header40.A1" style:display-name="Group_Header40.A1" style:family="table-cell">
      <style:table-cell-properties style:vertical-align="top" fo:background-color="transparent">
        <style:background-image/>
      </style:table-cell-properties>
    </style:style>
    <style:style style:name="Detail40" style:family="table">
      <style:table-properties style:width="6.925in" table:align="margins" fo:background-color="transparent">
        <style:background-image/>
      </style:table-properties>
    </style:style>
    <style:style style:name="Detail40.A" style:family="table-column">
      <style:table-column-properties style:column-width="3.4625in" style:rel-column-width="32767*"/>
    </style:style>
    <style:style style:name="Detail40.B" style:family="table-column">
      <style:table-column-properties style:column-width="3.4625in" style:rel-column-width="32768*"/>
    </style:style>
    <style:style style:name="Detail40.1" style:family="table-row">
      <style:table-row-properties style:row-height="0.1965in"/>
    </style:style>
    <style:style style:name="Detail40.A1" style:family="table-cell">
      <style:table-cell-properties style:vertical-align="top" fo:background-color="transparent">
        <style:background-image/>
      </style:table-cell-properties>
    </style:style>
    <style:style style:name="Group_5f_Header41" style:display-name="Group_Header41" style:family="table">
      <style:table-properties style:width="6.925in" table:align="margins" fo:background-color="transparent">
        <style:background-image/>
      </style:table-properties>
    </style:style>
    <style:style style:name="Group_5f_Header41.A" style:display-name="Group_Header41.A" style:family="table-column">
      <style:table-column-properties style:column-width="3.4625in" style:rel-column-width="32767*"/>
    </style:style>
    <style:style style:name="Group_5f_Header41.B" style:display-name="Group_Header41.B" style:family="table-column">
      <style:table-column-properties style:column-width="3.4625in" style:rel-column-width="32768*"/>
    </style:style>
    <style:style style:name="Group_5f_Header41.1" style:display-name="Group_Header41.1" style:family="table-row">
      <style:table-row-properties style:row-height="0.1965in"/>
    </style:style>
    <style:style style:name="Group_5f_Header41.A1" style:display-name="Group_Header41.A1" style:family="table-cell">
      <style:table-cell-properties style:vertical-align="top" fo:background-color="transparent">
        <style:background-image/>
      </style:table-cell-properties>
    </style:style>
    <style:style style:name="Detail41" style:family="table">
      <style:table-properties style:width="6.925in" table:align="margins" fo:background-color="transparent">
        <style:background-image/>
      </style:table-properties>
    </style:style>
    <style:style style:name="Detail41.A" style:family="table-column">
      <style:table-column-properties style:column-width="3.4625in" style:rel-column-width="32767*"/>
    </style:style>
    <style:style style:name="Detail41.B" style:family="table-column">
      <style:table-column-properties style:column-width="3.4625in" style:rel-column-width="32768*"/>
    </style:style>
    <style:style style:name="Detail41.1" style:family="table-row">
      <style:table-row-properties style:row-height="0.1965in"/>
    </style:style>
    <style:style style:name="Detail41.A1" style:family="table-cell">
      <style:table-cell-properties style:vertical-align="top" fo:background-color="transparent">
        <style:background-image/>
      </style:table-cell-properties>
    </style:style>
    <style:style style:name="Group_5f_Header42" style:display-name="Group_Header42" style:family="table">
      <style:table-properties style:width="6.925in" table:align="margins" fo:background-color="transparent">
        <style:background-image/>
      </style:table-properties>
    </style:style>
    <style:style style:name="Group_5f_Header42.A" style:display-name="Group_Header42.A" style:family="table-column">
      <style:table-column-properties style:column-width="3.4625in" style:rel-column-width="32767*"/>
    </style:style>
    <style:style style:name="Group_5f_Header42.B" style:display-name="Group_Header42.B" style:family="table-column">
      <style:table-column-properties style:column-width="3.4625in" style:rel-column-width="32768*"/>
    </style:style>
    <style:style style:name="Group_5f_Header42.1" style:display-name="Group_Header42.1" style:family="table-row">
      <style:table-row-properties style:row-height="0.1965in"/>
    </style:style>
    <style:style style:name="Group_5f_Header42.A1" style:display-name="Group_Header42.A1" style:family="table-cell">
      <style:table-cell-properties style:vertical-align="top" fo:background-color="transparent">
        <style:background-image/>
      </style:table-cell-properties>
    </style:style>
    <style:style style:name="Detail42" style:family="table">
      <style:table-properties style:width="6.925in" table:align="margins" fo:background-color="transparent">
        <style:background-image/>
      </style:table-properties>
    </style:style>
    <style:style style:name="Detail42.A" style:family="table-column">
      <style:table-column-properties style:column-width="3.4625in" style:rel-column-width="32767*"/>
    </style:style>
    <style:style style:name="Detail42.B" style:family="table-column">
      <style:table-column-properties style:column-width="3.4625in" style:rel-column-width="32768*"/>
    </style:style>
    <style:style style:name="Detail42.1" style:family="table-row">
      <style:table-row-properties style:row-height="0.1965in"/>
    </style:style>
    <style:style style:name="Detail42.A1" style:family="table-cell">
      <style:table-cell-properties style:vertical-align="top" fo:background-color="transparent">
        <style:background-image/>
      </style:table-cell-properties>
    </style:style>
    <style:style style:name="Group_5f_Header43" style:display-name="Group_Header43" style:family="table">
      <style:table-properties style:width="6.925in" table:align="margins" fo:background-color="transparent">
        <style:background-image/>
      </style:table-properties>
    </style:style>
    <style:style style:name="Group_5f_Header43.A" style:display-name="Group_Header43.A" style:family="table-column">
      <style:table-column-properties style:column-width="3.4625in" style:rel-column-width="32767*"/>
    </style:style>
    <style:style style:name="Group_5f_Header43.B" style:display-name="Group_Header43.B" style:family="table-column">
      <style:table-column-properties style:column-width="3.4625in" style:rel-column-width="32768*"/>
    </style:style>
    <style:style style:name="Group_5f_Header43.1" style:display-name="Group_Header43.1" style:family="table-row">
      <style:table-row-properties style:row-height="0.1965in"/>
    </style:style>
    <style:style style:name="Group_5f_Header43.A1" style:display-name="Group_Header43.A1" style:family="table-cell">
      <style:table-cell-properties style:vertical-align="top" fo:background-color="transparent">
        <style:background-image/>
      </style:table-cell-properties>
    </style:style>
    <style:style style:name="Detail43" style:family="table">
      <style:table-properties style:width="6.925in" table:align="margins" fo:background-color="transparent">
        <style:background-image/>
      </style:table-properties>
    </style:style>
    <style:style style:name="Detail43.A" style:family="table-column">
      <style:table-column-properties style:column-width="3.4625in" style:rel-column-width="32767*"/>
    </style:style>
    <style:style style:name="Detail43.B" style:family="table-column">
      <style:table-column-properties style:column-width="3.4625in" style:rel-column-width="32768*"/>
    </style:style>
    <style:style style:name="Detail43.1" style:family="table-row">
      <style:table-row-properties style:row-height="0.1965in"/>
    </style:style>
    <style:style style:name="Detail43.A1" style:family="table-cell">
      <style:table-cell-properties style:vertical-align="top" fo:background-color="transparent">
        <style:background-image/>
      </style:table-cell-properties>
    </style:style>
    <style:style style:name="Group_5f_Header44" style:display-name="Group_Header44" style:family="table">
      <style:table-properties style:width="6.925in" table:align="margins" fo:background-color="transparent">
        <style:background-image/>
      </style:table-properties>
    </style:style>
    <style:style style:name="Group_5f_Header44.A" style:display-name="Group_Header44.A" style:family="table-column">
      <style:table-column-properties style:column-width="3.4625in" style:rel-column-width="32767*"/>
    </style:style>
    <style:style style:name="Group_5f_Header44.B" style:display-name="Group_Header44.B" style:family="table-column">
      <style:table-column-properties style:column-width="3.4625in" style:rel-column-width="32768*"/>
    </style:style>
    <style:style style:name="Group_5f_Header44.1" style:display-name="Group_Header44.1" style:family="table-row">
      <style:table-row-properties style:row-height="0.1965in"/>
    </style:style>
    <style:style style:name="Group_5f_Header44.A1" style:display-name="Group_Header44.A1" style:family="table-cell">
      <style:table-cell-properties style:vertical-align="top" fo:background-color="transparent">
        <style:background-image/>
      </style:table-cell-properties>
    </style:style>
    <style:style style:name="Detail44" style:family="table">
      <style:table-properties style:width="6.925in" table:align="margins" fo:background-color="transparent">
        <style:background-image/>
      </style:table-properties>
    </style:style>
    <style:style style:name="Detail44.A" style:family="table-column">
      <style:table-column-properties style:column-width="3.4625in" style:rel-column-width="32767*"/>
    </style:style>
    <style:style style:name="Detail44.B" style:family="table-column">
      <style:table-column-properties style:column-width="3.4625in" style:rel-column-width="32768*"/>
    </style:style>
    <style:style style:name="Detail44.1" style:family="table-row">
      <style:table-row-properties style:row-height="0.1965in"/>
    </style:style>
    <style:style style:name="Detail44.A1" style:family="table-cell">
      <style:table-cell-properties style:vertical-align="top" fo:background-color="transparent">
        <style:background-image/>
      </style:table-cell-properties>
    </style:style>
    <style:style style:name="Group_5f_Header45" style:display-name="Group_Header45" style:family="table">
      <style:table-properties style:width="6.925in" table:align="margins" fo:background-color="transparent">
        <style:background-image/>
      </style:table-properties>
    </style:style>
    <style:style style:name="Group_5f_Header45.A" style:display-name="Group_Header45.A" style:family="table-column">
      <style:table-column-properties style:column-width="3.4625in" style:rel-column-width="32767*"/>
    </style:style>
    <style:style style:name="Group_5f_Header45.B" style:display-name="Group_Header45.B" style:family="table-column">
      <style:table-column-properties style:column-width="3.4625in" style:rel-column-width="32768*"/>
    </style:style>
    <style:style style:name="Group_5f_Header45.1" style:display-name="Group_Header45.1" style:family="table-row">
      <style:table-row-properties style:row-height="0.1965in"/>
    </style:style>
    <style:style style:name="Group_5f_Header45.A1" style:display-name="Group_Header45.A1" style:family="table-cell">
      <style:table-cell-properties style:vertical-align="top" fo:background-color="transparent">
        <style:background-image/>
      </style:table-cell-properties>
    </style:style>
    <style:style style:name="Detail45" style:family="table">
      <style:table-properties style:width="6.925in" table:align="margins" fo:background-color="transparent">
        <style:background-image/>
      </style:table-properties>
    </style:style>
    <style:style style:name="Detail45.A" style:family="table-column">
      <style:table-column-properties style:column-width="3.4625in" style:rel-column-width="32767*"/>
    </style:style>
    <style:style style:name="Detail45.B" style:family="table-column">
      <style:table-column-properties style:column-width="3.4625in" style:rel-column-width="32768*"/>
    </style:style>
    <style:style style:name="Detail45.1" style:family="table-row">
      <style:table-row-properties style:row-height="0.1965in"/>
    </style:style>
    <style:style style:name="Detail45.A1" style:family="table-cell">
      <style:table-cell-properties style:vertical-align="top" fo:background-color="transparent">
        <style:background-image/>
      </style:table-cell-properties>
    </style:style>
    <style:style style:name="Group_5f_Header46" style:display-name="Group_Header46" style:family="table">
      <style:table-properties style:width="6.925in" table:align="margins" fo:background-color="transparent">
        <style:background-image/>
      </style:table-properties>
    </style:style>
    <style:style style:name="Group_5f_Header46.A" style:display-name="Group_Header46.A" style:family="table-column">
      <style:table-column-properties style:column-width="3.4625in" style:rel-column-width="32767*"/>
    </style:style>
    <style:style style:name="Group_5f_Header46.B" style:display-name="Group_Header46.B" style:family="table-column">
      <style:table-column-properties style:column-width="3.4625in" style:rel-column-width="32768*"/>
    </style:style>
    <style:style style:name="Group_5f_Header46.1" style:display-name="Group_Header46.1" style:family="table-row">
      <style:table-row-properties style:row-height="0.1965in"/>
    </style:style>
    <style:style style:name="Group_5f_Header46.A1" style:display-name="Group_Header46.A1" style:family="table-cell">
      <style:table-cell-properties style:vertical-align="top" fo:background-color="transparent">
        <style:background-image/>
      </style:table-cell-properties>
    </style:style>
    <style:style style:name="Detail46" style:family="table">
      <style:table-properties style:width="6.925in" table:align="margins" fo:background-color="transparent">
        <style:background-image/>
      </style:table-properties>
    </style:style>
    <style:style style:name="Detail46.A" style:family="table-column">
      <style:table-column-properties style:column-width="3.4625in" style:rel-column-width="32767*"/>
    </style:style>
    <style:style style:name="Detail46.B" style:family="table-column">
      <style:table-column-properties style:column-width="3.4625in" style:rel-column-width="32768*"/>
    </style:style>
    <style:style style:name="Detail46.1" style:family="table-row">
      <style:table-row-properties style:row-height="0.1965in"/>
    </style:style>
    <style:style style:name="Detail46.A1" style:family="table-cell">
      <style:table-cell-properties style:vertical-align="top" fo:background-color="transparent">
        <style:background-image/>
      </style:table-cell-properties>
    </style:style>
    <style:style style:name="Group_5f_Header47" style:display-name="Group_Header47" style:family="table">
      <style:table-properties style:width="6.925in" table:align="margins" fo:background-color="transparent">
        <style:background-image/>
      </style:table-properties>
    </style:style>
    <style:style style:name="Group_5f_Header47.A" style:display-name="Group_Header47.A" style:family="table-column">
      <style:table-column-properties style:column-width="3.4625in" style:rel-column-width="32767*"/>
    </style:style>
    <style:style style:name="Group_5f_Header47.B" style:display-name="Group_Header47.B" style:family="table-column">
      <style:table-column-properties style:column-width="3.4625in" style:rel-column-width="32768*"/>
    </style:style>
    <style:style style:name="Group_5f_Header47.1" style:display-name="Group_Header47.1" style:family="table-row">
      <style:table-row-properties style:row-height="0.1965in"/>
    </style:style>
    <style:style style:name="Group_5f_Header47.A1" style:display-name="Group_Header47.A1" style:family="table-cell">
      <style:table-cell-properties style:vertical-align="top" fo:background-color="transparent">
        <style:background-image/>
      </style:table-cell-properties>
    </style:style>
    <style:style style:name="Detail47" style:family="table">
      <style:table-properties style:width="6.925in" table:align="margins" fo:background-color="transparent">
        <style:background-image/>
      </style:table-properties>
    </style:style>
    <style:style style:name="Detail47.A" style:family="table-column">
      <style:table-column-properties style:column-width="3.4625in" style:rel-column-width="32767*"/>
    </style:style>
    <style:style style:name="Detail47.B" style:family="table-column">
      <style:table-column-properties style:column-width="3.4625in" style:rel-column-width="32768*"/>
    </style:style>
    <style:style style:name="Detail47.1" style:family="table-row">
      <style:table-row-properties style:row-height="0.1965in"/>
    </style:style>
    <style:style style:name="Detail47.A1" style:family="table-cell">
      <style:table-cell-properties style:vertical-align="top" fo:background-color="transparent">
        <style:background-image/>
      </style:table-cell-properties>
    </style:style>
    <style:style style:name="Group_5f_Header48" style:display-name="Group_Header48" style:family="table">
      <style:table-properties style:width="6.925in" table:align="margins" fo:background-color="transparent">
        <style:background-image/>
      </style:table-properties>
    </style:style>
    <style:style style:name="Group_5f_Header48.A" style:display-name="Group_Header48.A" style:family="table-column">
      <style:table-column-properties style:column-width="3.4625in" style:rel-column-width="32767*"/>
    </style:style>
    <style:style style:name="Group_5f_Header48.B" style:display-name="Group_Header48.B" style:family="table-column">
      <style:table-column-properties style:column-width="3.4625in" style:rel-column-width="32768*"/>
    </style:style>
    <style:style style:name="Group_5f_Header48.1" style:display-name="Group_Header48.1" style:family="table-row">
      <style:table-row-properties style:row-height="0.1965in"/>
    </style:style>
    <style:style style:name="Group_5f_Header48.A1" style:display-name="Group_Header48.A1" style:family="table-cell">
      <style:table-cell-properties style:vertical-align="top" fo:background-color="transparent">
        <style:background-image/>
      </style:table-cell-properties>
    </style:style>
    <style:style style:name="Detail48" style:family="table">
      <style:table-properties style:width="6.925in" table:align="margins" fo:background-color="transparent">
        <style:background-image/>
      </style:table-properties>
    </style:style>
    <style:style style:name="Detail48.A" style:family="table-column">
      <style:table-column-properties style:column-width="3.4625in" style:rel-column-width="32767*"/>
    </style:style>
    <style:style style:name="Detail48.B" style:family="table-column">
      <style:table-column-properties style:column-width="3.4625in" style:rel-column-width="32768*"/>
    </style:style>
    <style:style style:name="Detail48.1" style:family="table-row">
      <style:table-row-properties style:row-height="0.1965in"/>
    </style:style>
    <style:style style:name="Detail48.A1" style:family="table-cell">
      <style:table-cell-properties style:vertical-align="top" fo:background-color="transparent">
        <style:background-image/>
      </style:table-cell-properties>
    </style:style>
    <style:style style:name="Group_5f_Header49" style:display-name="Group_Header49" style:family="table">
      <style:table-properties style:width="6.925in" table:align="margins" fo:background-color="transparent">
        <style:background-image/>
      </style:table-properties>
    </style:style>
    <style:style style:name="Group_5f_Header49.A" style:display-name="Group_Header49.A" style:family="table-column">
      <style:table-column-properties style:column-width="3.4625in" style:rel-column-width="32767*"/>
    </style:style>
    <style:style style:name="Group_5f_Header49.B" style:display-name="Group_Header49.B" style:family="table-column">
      <style:table-column-properties style:column-width="3.4625in" style:rel-column-width="32768*"/>
    </style:style>
    <style:style style:name="Group_5f_Header49.1" style:display-name="Group_Header49.1" style:family="table-row">
      <style:table-row-properties style:row-height="0.1965in"/>
    </style:style>
    <style:style style:name="Group_5f_Header49.A1" style:display-name="Group_Header49.A1" style:family="table-cell">
      <style:table-cell-properties style:vertical-align="top" fo:background-color="transparent">
        <style:background-image/>
      </style:table-cell-properties>
    </style:style>
    <style:style style:name="Detail49" style:family="table">
      <style:table-properties style:width="6.925in" table:align="margins" fo:background-color="transparent">
        <style:background-image/>
      </style:table-properties>
    </style:style>
    <style:style style:name="Detail49.A" style:family="table-column">
      <style:table-column-properties style:column-width="3.4625in" style:rel-column-width="32767*"/>
    </style:style>
    <style:style style:name="Detail49.B" style:family="table-column">
      <style:table-column-properties style:column-width="3.4625in" style:rel-column-width="32768*"/>
    </style:style>
    <style:style style:name="Detail49.1" style:family="table-row">
      <style:table-row-properties style:row-height="0.1965in"/>
    </style:style>
    <style:style style:name="Detail49.A1" style:family="table-cell">
      <style:table-cell-properties style:vertical-align="top" fo:background-color="transparent">
        <style:background-image/>
      </style:table-cell-properties>
    </style:style>
    <style:style style:name="Group_5f_Header50" style:display-name="Group_Header50" style:family="table">
      <style:table-properties style:width="6.925in" table:align="margins" fo:background-color="transparent">
        <style:background-image/>
      </style:table-properties>
    </style:style>
    <style:style style:name="Group_5f_Header50.A" style:display-name="Group_Header50.A" style:family="table-column">
      <style:table-column-properties style:column-width="3.4625in" style:rel-column-width="32767*"/>
    </style:style>
    <style:style style:name="Group_5f_Header50.B" style:display-name="Group_Header50.B" style:family="table-column">
      <style:table-column-properties style:column-width="3.4625in" style:rel-column-width="32768*"/>
    </style:style>
    <style:style style:name="Group_5f_Header50.1" style:display-name="Group_Header50.1" style:family="table-row">
      <style:table-row-properties style:row-height="0.1965in"/>
    </style:style>
    <style:style style:name="Group_5f_Header50.A1" style:display-name="Group_Header50.A1" style:family="table-cell">
      <style:table-cell-properties style:vertical-align="top" fo:background-color="transparent">
        <style:background-image/>
      </style:table-cell-properties>
    </style:style>
    <style:style style:name="Detail50" style:family="table">
      <style:table-properties style:width="6.925in" table:align="margins" fo:background-color="transparent">
        <style:background-image/>
      </style:table-properties>
    </style:style>
    <style:style style:name="Detail50.A" style:family="table-column">
      <style:table-column-properties style:column-width="3.4625in" style:rel-column-width="32767*"/>
    </style:style>
    <style:style style:name="Detail50.B" style:family="table-column">
      <style:table-column-properties style:column-width="3.4625in" style:rel-column-width="32768*"/>
    </style:style>
    <style:style style:name="Detail50.1" style:family="table-row">
      <style:table-row-properties style:row-height="0.1965in"/>
    </style:style>
    <style:style style:name="Detail50.A1" style:family="table-cell">
      <style:table-cell-properties style:vertical-align="top" fo:background-color="transparent">
        <style:background-image/>
      </style:table-cell-properties>
    </style:style>
    <style:style style:name="Group_5f_Header51" style:display-name="Group_Header51" style:family="table">
      <style:table-properties style:width="6.925in" table:align="margins" fo:background-color="transparent">
        <style:background-image/>
      </style:table-properties>
    </style:style>
    <style:style style:name="Group_5f_Header51.A" style:display-name="Group_Header51.A" style:family="table-column">
      <style:table-column-properties style:column-width="3.4625in" style:rel-column-width="32767*"/>
    </style:style>
    <style:style style:name="Group_5f_Header51.B" style:display-name="Group_Header51.B" style:family="table-column">
      <style:table-column-properties style:column-width="3.4625in" style:rel-column-width="32768*"/>
    </style:style>
    <style:style style:name="Group_5f_Header51.1" style:display-name="Group_Header51.1" style:family="table-row">
      <style:table-row-properties style:row-height="0.1965in"/>
    </style:style>
    <style:style style:name="Group_5f_Header51.A1" style:display-name="Group_Header51.A1" style:family="table-cell">
      <style:table-cell-properties style:vertical-align="top" fo:background-color="transparent">
        <style:background-image/>
      </style:table-cell-properties>
    </style:style>
    <style:style style:name="Detail51" style:family="table">
      <style:table-properties style:width="6.925in" table:align="margins" fo:background-color="transparent">
        <style:background-image/>
      </style:table-properties>
    </style:style>
    <style:style style:name="Detail51.A" style:family="table-column">
      <style:table-column-properties style:column-width="3.4625in" style:rel-column-width="32767*"/>
    </style:style>
    <style:style style:name="Detail51.B" style:family="table-column">
      <style:table-column-properties style:column-width="3.4625in" style:rel-column-width="32768*"/>
    </style:style>
    <style:style style:name="Detail51.1" style:family="table-row">
      <style:table-row-properties style:row-height="0.1965in"/>
    </style:style>
    <style:style style:name="Detail51.A1" style:family="table-cell">
      <style:table-cell-properties style:vertical-align="top" fo:background-color="transparent">
        <style:background-image/>
      </style:table-cell-properties>
    </style:style>
    <style:style style:name="Group_5f_Header52" style:display-name="Group_Header52" style:family="table">
      <style:table-properties style:width="6.925in" table:align="margins" fo:background-color="transparent">
        <style:background-image/>
      </style:table-properties>
    </style:style>
    <style:style style:name="Group_5f_Header52.A" style:display-name="Group_Header52.A" style:family="table-column">
      <style:table-column-properties style:column-width="3.4625in" style:rel-column-width="32767*"/>
    </style:style>
    <style:style style:name="Group_5f_Header52.B" style:display-name="Group_Header52.B" style:family="table-column">
      <style:table-column-properties style:column-width="3.4625in" style:rel-column-width="32768*"/>
    </style:style>
    <style:style style:name="Group_5f_Header52.1" style:display-name="Group_Header52.1" style:family="table-row">
      <style:table-row-properties style:row-height="0.1965in"/>
    </style:style>
    <style:style style:name="Group_5f_Header52.A1" style:display-name="Group_Header52.A1" style:family="table-cell">
      <style:table-cell-properties style:vertical-align="top" fo:background-color="transparent">
        <style:background-image/>
      </style:table-cell-properties>
    </style:style>
    <style:style style:name="Detail52" style:family="table">
      <style:table-properties style:width="6.925in" table:align="margins" fo:background-color="transparent">
        <style:background-image/>
      </style:table-properties>
    </style:style>
    <style:style style:name="Detail52.A" style:family="table-column">
      <style:table-column-properties style:column-width="3.4625in" style:rel-column-width="32767*"/>
    </style:style>
    <style:style style:name="Detail52.B" style:family="table-column">
      <style:table-column-properties style:column-width="3.4625in" style:rel-column-width="32768*"/>
    </style:style>
    <style:style style:name="Detail52.1" style:family="table-row">
      <style:table-row-properties style:row-height="0.1965in"/>
    </style:style>
    <style:style style:name="Detail52.A1" style:family="table-cell">
      <style:table-cell-properties style:vertical-align="top" fo:background-color="transparent">
        <style:background-image/>
      </style:table-cell-properties>
    </style:style>
    <style:style style:name="Group_5f_Header53" style:display-name="Group_Header53" style:family="table">
      <style:table-properties style:width="6.925in" table:align="margins" fo:background-color="transparent">
        <style:background-image/>
      </style:table-properties>
    </style:style>
    <style:style style:name="Group_5f_Header53.A" style:display-name="Group_Header53.A" style:family="table-column">
      <style:table-column-properties style:column-width="3.4625in" style:rel-column-width="32767*"/>
    </style:style>
    <style:style style:name="Group_5f_Header53.B" style:display-name="Group_Header53.B" style:family="table-column">
      <style:table-column-properties style:column-width="3.4625in" style:rel-column-width="32768*"/>
    </style:style>
    <style:style style:name="Group_5f_Header53.1" style:display-name="Group_Header53.1" style:family="table-row">
      <style:table-row-properties style:row-height="0.1965in"/>
    </style:style>
    <style:style style:name="Group_5f_Header53.A1" style:display-name="Group_Header53.A1" style:family="table-cell">
      <style:table-cell-properties style:vertical-align="top" fo:background-color="transparent">
        <style:background-image/>
      </style:table-cell-properties>
    </style:style>
    <style:style style:name="Detail53" style:family="table">
      <style:table-properties style:width="6.925in" table:align="margins" fo:background-color="transparent">
        <style:background-image/>
      </style:table-properties>
    </style:style>
    <style:style style:name="Detail53.A" style:family="table-column">
      <style:table-column-properties style:column-width="3.4625in" style:rel-column-width="32767*"/>
    </style:style>
    <style:style style:name="Detail53.B" style:family="table-column">
      <style:table-column-properties style:column-width="3.4625in" style:rel-column-width="32768*"/>
    </style:style>
    <style:style style:name="Detail53.1" style:family="table-row">
      <style:table-row-properties style:row-height="0.1965in"/>
    </style:style>
    <style:style style:name="Detail53.A1" style:family="table-cell">
      <style:table-cell-properties style:vertical-align="top" fo:background-color="transparent">
        <style:background-image/>
      </style:table-cell-properties>
    </style:style>
    <style:style style:name="Group_5f_Header54" style:display-name="Group_Header54" style:family="table">
      <style:table-properties style:width="6.925in" table:align="margins" fo:background-color="transparent">
        <style:background-image/>
      </style:table-properties>
    </style:style>
    <style:style style:name="Group_5f_Header54.A" style:display-name="Group_Header54.A" style:family="table-column">
      <style:table-column-properties style:column-width="3.4625in" style:rel-column-width="32767*"/>
    </style:style>
    <style:style style:name="Group_5f_Header54.B" style:display-name="Group_Header54.B" style:family="table-column">
      <style:table-column-properties style:column-width="3.4625in" style:rel-column-width="32768*"/>
    </style:style>
    <style:style style:name="Group_5f_Header54.1" style:display-name="Group_Header54.1" style:family="table-row">
      <style:table-row-properties style:row-height="0.1965in"/>
    </style:style>
    <style:style style:name="Group_5f_Header54.A1" style:display-name="Group_Header54.A1" style:family="table-cell">
      <style:table-cell-properties style:vertical-align="top" fo:background-color="transparent">
        <style:background-image/>
      </style:table-cell-properties>
    </style:style>
    <style:style style:name="Detail54" style:family="table">
      <style:table-properties style:width="6.925in" table:align="margins" fo:background-color="transparent">
        <style:background-image/>
      </style:table-properties>
    </style:style>
    <style:style style:name="Detail54.A" style:family="table-column">
      <style:table-column-properties style:column-width="3.4625in" style:rel-column-width="32767*"/>
    </style:style>
    <style:style style:name="Detail54.B" style:family="table-column">
      <style:table-column-properties style:column-width="3.4625in" style:rel-column-width="32768*"/>
    </style:style>
    <style:style style:name="Detail54.1" style:family="table-row">
      <style:table-row-properties style:row-height="0.1965in"/>
    </style:style>
    <style:style style:name="Detail54.A1" style:family="table-cell">
      <style:table-cell-properties style:vertical-align="top" fo:background-color="transparent">
        <style:background-image/>
      </style:table-cell-properties>
    </style:style>
    <style:style style:name="Group_5f_Header55" style:display-name="Group_Header55" style:family="table">
      <style:table-properties style:width="6.925in" table:align="margins" fo:background-color="transparent">
        <style:background-image/>
      </style:table-properties>
    </style:style>
    <style:style style:name="Group_5f_Header55.A" style:display-name="Group_Header55.A" style:family="table-column">
      <style:table-column-properties style:column-width="3.4625in" style:rel-column-width="32767*"/>
    </style:style>
    <style:style style:name="Group_5f_Header55.B" style:display-name="Group_Header55.B" style:family="table-column">
      <style:table-column-properties style:column-width="3.4625in" style:rel-column-width="32768*"/>
    </style:style>
    <style:style style:name="Group_5f_Header55.1" style:display-name="Group_Header55.1" style:family="table-row">
      <style:table-row-properties style:row-height="0.1965in"/>
    </style:style>
    <style:style style:name="Group_5f_Header55.A1" style:display-name="Group_Header55.A1" style:family="table-cell">
      <style:table-cell-properties style:vertical-align="top" fo:background-color="transparent">
        <style:background-image/>
      </style:table-cell-properties>
    </style:style>
    <style:style style:name="Detail55" style:family="table">
      <style:table-properties style:width="6.925in" table:align="margins" fo:background-color="transparent">
        <style:background-image/>
      </style:table-properties>
    </style:style>
    <style:style style:name="Detail55.A" style:family="table-column">
      <style:table-column-properties style:column-width="3.4625in" style:rel-column-width="32767*"/>
    </style:style>
    <style:style style:name="Detail55.B" style:family="table-column">
      <style:table-column-properties style:column-width="3.4625in" style:rel-column-width="32768*"/>
    </style:style>
    <style:style style:name="Detail55.1" style:family="table-row">
      <style:table-row-properties style:row-height="0.1965in"/>
    </style:style>
    <style:style style:name="Detail55.A1" style:family="table-cell">
      <style:table-cell-properties style:vertical-align="top" fo:background-color="transparent">
        <style:background-image/>
      </style:table-cell-properties>
    </style:style>
    <style:style style:name="Group_5f_Header56" style:display-name="Group_Header56" style:family="table">
      <style:table-properties style:width="6.925in" table:align="margins" fo:background-color="transparent">
        <style:background-image/>
      </style:table-properties>
    </style:style>
    <style:style style:name="Group_5f_Header56.A" style:display-name="Group_Header56.A" style:family="table-column">
      <style:table-column-properties style:column-width="3.4625in" style:rel-column-width="32767*"/>
    </style:style>
    <style:style style:name="Group_5f_Header56.B" style:display-name="Group_Header56.B" style:family="table-column">
      <style:table-column-properties style:column-width="3.4625in" style:rel-column-width="32768*"/>
    </style:style>
    <style:style style:name="Group_5f_Header56.1" style:display-name="Group_Header56.1" style:family="table-row">
      <style:table-row-properties style:row-height="0.1965in"/>
    </style:style>
    <style:style style:name="Group_5f_Header56.A1" style:display-name="Group_Header56.A1" style:family="table-cell">
      <style:table-cell-properties style:vertical-align="top" fo:background-color="transparent">
        <style:background-image/>
      </style:table-cell-properties>
    </style:style>
    <style:style style:name="Detail56" style:family="table">
      <style:table-properties style:width="6.925in" table:align="margins" fo:background-color="transparent">
        <style:background-image/>
      </style:table-properties>
    </style:style>
    <style:style style:name="Detail56.A" style:family="table-column">
      <style:table-column-properties style:column-width="3.4625in" style:rel-column-width="32767*"/>
    </style:style>
    <style:style style:name="Detail56.B" style:family="table-column">
      <style:table-column-properties style:column-width="3.4625in" style:rel-column-width="32768*"/>
    </style:style>
    <style:style style:name="Detail56.1" style:family="table-row">
      <style:table-row-properties style:row-height="0.1965in"/>
    </style:style>
    <style:style style:name="Detail56.A1" style:family="table-cell">
      <style:table-cell-properties style:vertical-align="top" fo:background-color="transparent">
        <style:background-image/>
      </style:table-cell-properties>
    </style:style>
    <style:style style:name="Group_5f_Header57" style:display-name="Group_Header57" style:family="table">
      <style:table-properties style:width="6.925in" table:align="margins" fo:background-color="transparent">
        <style:background-image/>
      </style:table-properties>
    </style:style>
    <style:style style:name="Group_5f_Header57.A" style:display-name="Group_Header57.A" style:family="table-column">
      <style:table-column-properties style:column-width="3.4625in" style:rel-column-width="32767*"/>
    </style:style>
    <style:style style:name="Group_5f_Header57.B" style:display-name="Group_Header57.B" style:family="table-column">
      <style:table-column-properties style:column-width="3.4625in" style:rel-column-width="32768*"/>
    </style:style>
    <style:style style:name="Group_5f_Header57.1" style:display-name="Group_Header57.1" style:family="table-row">
      <style:table-row-properties style:row-height="0.1965in"/>
    </style:style>
    <style:style style:name="Group_5f_Header57.A1" style:display-name="Group_Header57.A1" style:family="table-cell">
      <style:table-cell-properties style:vertical-align="top" fo:background-color="transparent">
        <style:background-image/>
      </style:table-cell-properties>
    </style:style>
    <style:style style:name="Detail57" style:family="table">
      <style:table-properties style:width="6.925in" table:align="margins" fo:background-color="transparent">
        <style:background-image/>
      </style:table-properties>
    </style:style>
    <style:style style:name="Detail57.A" style:family="table-column">
      <style:table-column-properties style:column-width="3.4625in" style:rel-column-width="32767*"/>
    </style:style>
    <style:style style:name="Detail57.B" style:family="table-column">
      <style:table-column-properties style:column-width="3.4625in" style:rel-column-width="32768*"/>
    </style:style>
    <style:style style:name="Detail57.1" style:family="table-row">
      <style:table-row-properties style:row-height="0.1965in"/>
    </style:style>
    <style:style style:name="Detail57.A1" style:family="table-cell">
      <style:table-cell-properties style:vertical-align="top" fo:background-color="transparent">
        <style:background-image/>
      </style:table-cell-properties>
    </style:style>
    <style:style style:name="Group_5f_Header58" style:display-name="Group_Header58" style:family="table">
      <style:table-properties style:width="6.925in" table:align="margins" fo:background-color="transparent">
        <style:background-image/>
      </style:table-properties>
    </style:style>
    <style:style style:name="Group_5f_Header58.A" style:display-name="Group_Header58.A" style:family="table-column">
      <style:table-column-properties style:column-width="3.4625in" style:rel-column-width="32767*"/>
    </style:style>
    <style:style style:name="Group_5f_Header58.B" style:display-name="Group_Header58.B" style:family="table-column">
      <style:table-column-properties style:column-width="3.4625in" style:rel-column-width="32768*"/>
    </style:style>
    <style:style style:name="Group_5f_Header58.1" style:display-name="Group_Header58.1" style:family="table-row">
      <style:table-row-properties style:row-height="0.1965in"/>
    </style:style>
    <style:style style:name="Group_5f_Header58.A1" style:display-name="Group_Header58.A1" style:family="table-cell">
      <style:table-cell-properties style:vertical-align="top" fo:background-color="transparent">
        <style:background-image/>
      </style:table-cell-properties>
    </style:style>
    <style:style style:name="Detail58" style:family="table">
      <style:table-properties style:width="6.925in" table:align="margins" fo:background-color="transparent">
        <style:background-image/>
      </style:table-properties>
    </style:style>
    <style:style style:name="Detail58.A" style:family="table-column">
      <style:table-column-properties style:column-width="3.4625in" style:rel-column-width="32767*"/>
    </style:style>
    <style:style style:name="Detail58.B" style:family="table-column">
      <style:table-column-properties style:column-width="3.4625in" style:rel-column-width="32768*"/>
    </style:style>
    <style:style style:name="Detail58.1" style:family="table-row">
      <style:table-row-properties style:row-height="0.1965in"/>
    </style:style>
    <style:style style:name="Detail58.A1" style:family="table-cell">
      <style:table-cell-properties style:vertical-align="top" fo:background-color="transparent">
        <style:background-image/>
      </style:table-cell-properties>
    </style:style>
    <style:style style:name="Group_5f_Header59" style:display-name="Group_Header59" style:family="table">
      <style:table-properties style:width="6.925in" table:align="margins" fo:background-color="transparent">
        <style:background-image/>
      </style:table-properties>
    </style:style>
    <style:style style:name="Group_5f_Header59.A" style:display-name="Group_Header59.A" style:family="table-column">
      <style:table-column-properties style:column-width="3.4625in" style:rel-column-width="32767*"/>
    </style:style>
    <style:style style:name="Group_5f_Header59.B" style:display-name="Group_Header59.B" style:family="table-column">
      <style:table-column-properties style:column-width="3.4625in" style:rel-column-width="32768*"/>
    </style:style>
    <style:style style:name="Group_5f_Header59.1" style:display-name="Group_Header59.1" style:family="table-row">
      <style:table-row-properties style:row-height="0.1965in"/>
    </style:style>
    <style:style style:name="Group_5f_Header59.A1" style:display-name="Group_Header59.A1" style:family="table-cell">
      <style:table-cell-properties style:vertical-align="top" fo:background-color="transparent">
        <style:background-image/>
      </style:table-cell-properties>
    </style:style>
    <style:style style:name="Detail59" style:family="table">
      <style:table-properties style:width="6.925in" table:align="margins" fo:background-color="transparent">
        <style:background-image/>
      </style:table-properties>
    </style:style>
    <style:style style:name="Detail59.A" style:family="table-column">
      <style:table-column-properties style:column-width="3.4625in" style:rel-column-width="32767*"/>
    </style:style>
    <style:style style:name="Detail59.B" style:family="table-column">
      <style:table-column-properties style:column-width="3.4625in" style:rel-column-width="32768*"/>
    </style:style>
    <style:style style:name="Detail59.1" style:family="table-row">
      <style:table-row-properties style:row-height="0.1965in"/>
    </style:style>
    <style:style style:name="Detail59.A1" style:family="table-cell">
      <style:table-cell-properties style:vertical-align="top" fo:background-color="transparent">
        <style:background-image/>
      </style:table-cell-properties>
    </style:style>
    <style:style style:name="Group_5f_Header60" style:display-name="Group_Header60" style:family="table">
      <style:table-properties style:width="6.925in" table:align="margins" fo:background-color="transparent">
        <style:background-image/>
      </style:table-properties>
    </style:style>
    <style:style style:name="Group_5f_Header60.A" style:display-name="Group_Header60.A" style:family="table-column">
      <style:table-column-properties style:column-width="3.4625in" style:rel-column-width="32767*"/>
    </style:style>
    <style:style style:name="Group_5f_Header60.B" style:display-name="Group_Header60.B" style:family="table-column">
      <style:table-column-properties style:column-width="3.4625in" style:rel-column-width="32768*"/>
    </style:style>
    <style:style style:name="Group_5f_Header60.1" style:display-name="Group_Header60.1" style:family="table-row">
      <style:table-row-properties style:row-height="0.1965in"/>
    </style:style>
    <style:style style:name="Group_5f_Header60.A1" style:display-name="Group_Header60.A1" style:family="table-cell">
      <style:table-cell-properties style:vertical-align="top" fo:background-color="transparent">
        <style:background-image/>
      </style:table-cell-properties>
    </style:style>
    <style:style style:name="Detail60" style:family="table">
      <style:table-properties style:width="6.925in" table:align="margins" fo:background-color="transparent">
        <style:background-image/>
      </style:table-properties>
    </style:style>
    <style:style style:name="Detail60.A" style:family="table-column">
      <style:table-column-properties style:column-width="3.4625in" style:rel-column-width="32767*"/>
    </style:style>
    <style:style style:name="Detail60.B" style:family="table-column">
      <style:table-column-properties style:column-width="3.4625in" style:rel-column-width="32768*"/>
    </style:style>
    <style:style style:name="Detail60.1" style:family="table-row">
      <style:table-row-properties style:row-height="0.1965in"/>
    </style:style>
    <style:style style:name="Detail60.A1" style:family="table-cell">
      <style:table-cell-properties style:vertical-align="top" fo:background-color="transparent">
        <style:background-image/>
      </style:table-cell-properties>
    </style:style>
    <style:style style:name="Group_5f_Header61" style:display-name="Group_Header61" style:family="table">
      <style:table-properties style:width="6.925in" table:align="margins" fo:background-color="transparent">
        <style:background-image/>
      </style:table-properties>
    </style:style>
    <style:style style:name="Group_5f_Header61.A" style:display-name="Group_Header61.A" style:family="table-column">
      <style:table-column-properties style:column-width="3.4625in" style:rel-column-width="32767*"/>
    </style:style>
    <style:style style:name="Group_5f_Header61.B" style:display-name="Group_Header61.B" style:family="table-column">
      <style:table-column-properties style:column-width="3.4625in" style:rel-column-width="32768*"/>
    </style:style>
    <style:style style:name="Group_5f_Header61.1" style:display-name="Group_Header61.1" style:family="table-row">
      <style:table-row-properties style:row-height="0.1965in"/>
    </style:style>
    <style:style style:name="Group_5f_Header61.A1" style:display-name="Group_Header61.A1" style:family="table-cell">
      <style:table-cell-properties style:vertical-align="top" fo:background-color="transparent">
        <style:background-image/>
      </style:table-cell-properties>
    </style:style>
    <style:style style:name="Detail61" style:family="table">
      <style:table-properties style:width="6.925in" table:align="margins" fo:background-color="transparent">
        <style:background-image/>
      </style:table-properties>
    </style:style>
    <style:style style:name="Detail61.A" style:family="table-column">
      <style:table-column-properties style:column-width="3.4625in" style:rel-column-width="32767*"/>
    </style:style>
    <style:style style:name="Detail61.B" style:family="table-column">
      <style:table-column-properties style:column-width="3.4625in" style:rel-column-width="32768*"/>
    </style:style>
    <style:style style:name="Detail61.1" style:family="table-row">
      <style:table-row-properties style:row-height="0.1965in"/>
    </style:style>
    <style:style style:name="Detail61.A1" style:family="table-cell">
      <style:table-cell-properties style:vertical-align="top" fo:background-color="transparent">
        <style:background-image/>
      </style:table-cell-properties>
    </style:style>
    <style:style style:name="Group_5f_Header62" style:display-name="Group_Header62" style:family="table">
      <style:table-properties style:width="6.925in" table:align="margins" fo:background-color="transparent">
        <style:background-image/>
      </style:table-properties>
    </style:style>
    <style:style style:name="Group_5f_Header62.A" style:display-name="Group_Header62.A" style:family="table-column">
      <style:table-column-properties style:column-width="3.4625in" style:rel-column-width="32767*"/>
    </style:style>
    <style:style style:name="Group_5f_Header62.B" style:display-name="Group_Header62.B" style:family="table-column">
      <style:table-column-properties style:column-width="3.4625in" style:rel-column-width="32768*"/>
    </style:style>
    <style:style style:name="Group_5f_Header62.1" style:display-name="Group_Header62.1" style:family="table-row">
      <style:table-row-properties style:row-height="0.1965in"/>
    </style:style>
    <style:style style:name="Group_5f_Header62.A1" style:display-name="Group_Header62.A1" style:family="table-cell">
      <style:table-cell-properties style:vertical-align="top" fo:background-color="transparent">
        <style:background-image/>
      </style:table-cell-properties>
    </style:style>
    <style:style style:name="Detail62" style:family="table">
      <style:table-properties style:width="6.925in" table:align="margins" fo:background-color="transparent">
        <style:background-image/>
      </style:table-properties>
    </style:style>
    <style:style style:name="Detail62.A" style:family="table-column">
      <style:table-column-properties style:column-width="3.4625in" style:rel-column-width="32767*"/>
    </style:style>
    <style:style style:name="Detail62.B" style:family="table-column">
      <style:table-column-properties style:column-width="3.4625in" style:rel-column-width="32768*"/>
    </style:style>
    <style:style style:name="Detail62.1" style:family="table-row">
      <style:table-row-properties style:row-height="0.1965in"/>
    </style:style>
    <style:style style:name="Detail62.A1" style:family="table-cell">
      <style:table-cell-properties style:vertical-align="top" fo:background-color="transparent">
        <style:background-image/>
      </style:table-cell-properties>
    </style:style>
    <style:style style:name="Group_5f_Header63" style:display-name="Group_Header63" style:family="table">
      <style:table-properties style:width="6.925in" table:align="margins" fo:background-color="transparent">
        <style:background-image/>
      </style:table-properties>
    </style:style>
    <style:style style:name="Group_5f_Header63.A" style:display-name="Group_Header63.A" style:family="table-column">
      <style:table-column-properties style:column-width="3.4625in" style:rel-column-width="32767*"/>
    </style:style>
    <style:style style:name="Group_5f_Header63.B" style:display-name="Group_Header63.B" style:family="table-column">
      <style:table-column-properties style:column-width="3.4625in" style:rel-column-width="32768*"/>
    </style:style>
    <style:style style:name="Group_5f_Header63.1" style:display-name="Group_Header63.1" style:family="table-row">
      <style:table-row-properties style:row-height="0.1965in"/>
    </style:style>
    <style:style style:name="Group_5f_Header63.A1" style:display-name="Group_Header63.A1" style:family="table-cell">
      <style:table-cell-properties style:vertical-align="top" fo:background-color="transparent">
        <style:background-image/>
      </style:table-cell-properties>
    </style:style>
    <style:style style:name="Detail63" style:family="table">
      <style:table-properties style:width="6.925in" table:align="margins" fo:background-color="transparent">
        <style:background-image/>
      </style:table-properties>
    </style:style>
    <style:style style:name="Detail63.A" style:family="table-column">
      <style:table-column-properties style:column-width="3.4625in" style:rel-column-width="32767*"/>
    </style:style>
    <style:style style:name="Detail63.B" style:family="table-column">
      <style:table-column-properties style:column-width="3.4625in" style:rel-column-width="32768*"/>
    </style:style>
    <style:style style:name="Detail63.1" style:family="table-row">
      <style:table-row-properties style:row-height="0.1965in"/>
    </style:style>
    <style:style style:name="Detail63.A1" style:family="table-cell">
      <style:table-cell-properties style:vertical-align="top" fo:background-color="transparent">
        <style:background-image/>
      </style:table-cell-properties>
    </style:style>
    <style:style style:name="Group_5f_Header64" style:display-name="Group_Header64" style:family="table">
      <style:table-properties style:width="6.925in" table:align="margins" fo:background-color="transparent">
        <style:background-image/>
      </style:table-properties>
    </style:style>
    <style:style style:name="Group_5f_Header64.A" style:display-name="Group_Header64.A" style:family="table-column">
      <style:table-column-properties style:column-width="3.4625in" style:rel-column-width="32767*"/>
    </style:style>
    <style:style style:name="Group_5f_Header64.B" style:display-name="Group_Header64.B" style:family="table-column">
      <style:table-column-properties style:column-width="3.4625in" style:rel-column-width="32768*"/>
    </style:style>
    <style:style style:name="Group_5f_Header64.1" style:display-name="Group_Header64.1" style:family="table-row">
      <style:table-row-properties style:row-height="0.1965in"/>
    </style:style>
    <style:style style:name="Group_5f_Header64.A1" style:display-name="Group_Header64.A1" style:family="table-cell">
      <style:table-cell-properties style:vertical-align="top" fo:background-color="transparent">
        <style:background-image/>
      </style:table-cell-properties>
    </style:style>
    <style:style style:name="Detail64" style:family="table">
      <style:table-properties style:width="6.925in" table:align="margins" fo:background-color="transparent">
        <style:background-image/>
      </style:table-properties>
    </style:style>
    <style:style style:name="Detail64.A" style:family="table-column">
      <style:table-column-properties style:column-width="3.4625in" style:rel-column-width="32767*"/>
    </style:style>
    <style:style style:name="Detail64.B" style:family="table-column">
      <style:table-column-properties style:column-width="3.4625in" style:rel-column-width="32768*"/>
    </style:style>
    <style:style style:name="Detail64.1" style:family="table-row">
      <style:table-row-properties style:row-height="0.1965in"/>
    </style:style>
    <style:style style:name="Detail64.A1" style:family="table-cell">
      <style:table-cell-properties style:vertical-align="top" fo:background-color="transparent">
        <style:background-image/>
      </style:table-cell-properties>
    </style:style>
    <style:style style:name="Group_5f_Header65" style:display-name="Group_Header65" style:family="table">
      <style:table-properties style:width="6.925in" table:align="margins" fo:background-color="transparent">
        <style:background-image/>
      </style:table-properties>
    </style:style>
    <style:style style:name="Group_5f_Header65.A" style:display-name="Group_Header65.A" style:family="table-column">
      <style:table-column-properties style:column-width="3.4625in" style:rel-column-width="32767*"/>
    </style:style>
    <style:style style:name="Group_5f_Header65.B" style:display-name="Group_Header65.B" style:family="table-column">
      <style:table-column-properties style:column-width="3.4625in" style:rel-column-width="32768*"/>
    </style:style>
    <style:style style:name="Group_5f_Header65.1" style:display-name="Group_Header65.1" style:family="table-row">
      <style:table-row-properties style:row-height="0.1965in"/>
    </style:style>
    <style:style style:name="Group_5f_Header65.A1" style:display-name="Group_Header65.A1" style:family="table-cell">
      <style:table-cell-properties style:vertical-align="top" fo:background-color="transparent">
        <style:background-image/>
      </style:table-cell-properties>
    </style:style>
    <style:style style:name="Detail65" style:family="table">
      <style:table-properties style:width="6.925in" table:align="margins" fo:background-color="transparent">
        <style:background-image/>
      </style:table-properties>
    </style:style>
    <style:style style:name="Detail65.A" style:family="table-column">
      <style:table-column-properties style:column-width="3.4625in" style:rel-column-width="32767*"/>
    </style:style>
    <style:style style:name="Detail65.B" style:family="table-column">
      <style:table-column-properties style:column-width="3.4625in" style:rel-column-width="32768*"/>
    </style:style>
    <style:style style:name="Detail65.1" style:family="table-row">
      <style:table-row-properties style:row-height="0.1965in"/>
    </style:style>
    <style:style style:name="Detail65.A1" style:family="table-cell">
      <style:table-cell-properties style:vertical-align="top" fo:background-color="transparent">
        <style:background-image/>
      </style:table-cell-properties>
    </style:style>
    <style:style style:name="Group_5f_Header66" style:display-name="Group_Header66" style:family="table">
      <style:table-properties style:width="6.925in" table:align="margins" fo:background-color="transparent">
        <style:background-image/>
      </style:table-properties>
    </style:style>
    <style:style style:name="Group_5f_Header66.A" style:display-name="Group_Header66.A" style:family="table-column">
      <style:table-column-properties style:column-width="3.4625in" style:rel-column-width="32767*"/>
    </style:style>
    <style:style style:name="Group_5f_Header66.B" style:display-name="Group_Header66.B" style:family="table-column">
      <style:table-column-properties style:column-width="3.4625in" style:rel-column-width="32768*"/>
    </style:style>
    <style:style style:name="Group_5f_Header66.1" style:display-name="Group_Header66.1" style:family="table-row">
      <style:table-row-properties style:row-height="0.1965in"/>
    </style:style>
    <style:style style:name="Group_5f_Header66.A1" style:display-name="Group_Header66.A1" style:family="table-cell">
      <style:table-cell-properties style:vertical-align="top" fo:background-color="transparent">
        <style:background-image/>
      </style:table-cell-properties>
    </style:style>
    <style:style style:name="Detail66" style:family="table">
      <style:table-properties style:width="6.925in" table:align="margins" fo:background-color="transparent">
        <style:background-image/>
      </style:table-properties>
    </style:style>
    <style:style style:name="Detail66.A" style:family="table-column">
      <style:table-column-properties style:column-width="3.4625in" style:rel-column-width="32767*"/>
    </style:style>
    <style:style style:name="Detail66.B" style:family="table-column">
      <style:table-column-properties style:column-width="3.4625in" style:rel-column-width="32768*"/>
    </style:style>
    <style:style style:name="Detail66.1" style:family="table-row">
      <style:table-row-properties style:row-height="0.1965in"/>
    </style:style>
    <style:style style:name="Detail66.A1" style:family="table-cell">
      <style:table-cell-properties style:vertical-align="top" fo:background-color="transparent">
        <style:background-image/>
      </style:table-cell-properties>
    </style:style>
    <style:style style:name="Group_5f_Header67" style:display-name="Group_Header67" style:family="table">
      <style:table-properties style:width="6.925in" table:align="margins" fo:background-color="transparent">
        <style:background-image/>
      </style:table-properties>
    </style:style>
    <style:style style:name="Group_5f_Header67.A" style:display-name="Group_Header67.A" style:family="table-column">
      <style:table-column-properties style:column-width="3.4625in" style:rel-column-width="32767*"/>
    </style:style>
    <style:style style:name="Group_5f_Header67.B" style:display-name="Group_Header67.B" style:family="table-column">
      <style:table-column-properties style:column-width="3.4625in" style:rel-column-width="32768*"/>
    </style:style>
    <style:style style:name="Group_5f_Header67.1" style:display-name="Group_Header67.1" style:family="table-row">
      <style:table-row-properties style:row-height="0.1965in"/>
    </style:style>
    <style:style style:name="Group_5f_Header67.A1" style:display-name="Group_Header67.A1" style:family="table-cell">
      <style:table-cell-properties style:vertical-align="top" fo:background-color="transparent">
        <style:background-image/>
      </style:table-cell-properties>
    </style:style>
    <style:style style:name="Detail67" style:family="table">
      <style:table-properties style:width="6.925in" table:align="margins" fo:background-color="transparent">
        <style:background-image/>
      </style:table-properties>
    </style:style>
    <style:style style:name="Detail67.A" style:family="table-column">
      <style:table-column-properties style:column-width="3.4625in" style:rel-column-width="32767*"/>
    </style:style>
    <style:style style:name="Detail67.B" style:family="table-column">
      <style:table-column-properties style:column-width="3.4625in" style:rel-column-width="32768*"/>
    </style:style>
    <style:style style:name="Detail67.1" style:family="table-row">
      <style:table-row-properties style:row-height="0.1965in"/>
    </style:style>
    <style:style style:name="Detail67.A1" style:family="table-cell">
      <style:table-cell-properties style:vertical-align="top" fo:background-color="transparent">
        <style:background-image/>
      </style:table-cell-properties>
    </style:style>
    <style:style style:name="Group_5f_Header68" style:display-name="Group_Header68" style:family="table">
      <style:table-properties style:width="6.925in" table:align="margins" fo:background-color="transparent">
        <style:background-image/>
      </style:table-properties>
    </style:style>
    <style:style style:name="Group_5f_Header68.A" style:display-name="Group_Header68.A" style:family="table-column">
      <style:table-column-properties style:column-width="3.4625in" style:rel-column-width="32767*"/>
    </style:style>
    <style:style style:name="Group_5f_Header68.B" style:display-name="Group_Header68.B" style:family="table-column">
      <style:table-column-properties style:column-width="3.4625in" style:rel-column-width="32768*"/>
    </style:style>
    <style:style style:name="Group_5f_Header68.1" style:display-name="Group_Header68.1" style:family="table-row">
      <style:table-row-properties style:row-height="0.1965in"/>
    </style:style>
    <style:style style:name="Group_5f_Header68.A1" style:display-name="Group_Header68.A1" style:family="table-cell">
      <style:table-cell-properties style:vertical-align="top" fo:background-color="transparent">
        <style:background-image/>
      </style:table-cell-properties>
    </style:style>
    <style:style style:name="Detail68" style:family="table">
      <style:table-properties style:width="6.925in" table:align="margins" fo:background-color="transparent">
        <style:background-image/>
      </style:table-properties>
    </style:style>
    <style:style style:name="Detail68.A" style:family="table-column">
      <style:table-column-properties style:column-width="3.4625in" style:rel-column-width="32767*"/>
    </style:style>
    <style:style style:name="Detail68.B" style:family="table-column">
      <style:table-column-properties style:column-width="3.4625in" style:rel-column-width="32768*"/>
    </style:style>
    <style:style style:name="Detail68.1" style:family="table-row">
      <style:table-row-properties style:row-height="0.1965in"/>
    </style:style>
    <style:style style:name="Detail68.A1" style:family="table-cell">
      <style:table-cell-properties style:vertical-align="top" fo:background-color="transparent">
        <style:background-image/>
      </style:table-cell-properties>
    </style:style>
    <style:style style:name="Group_5f_Header69" style:display-name="Group_Header69" style:family="table">
      <style:table-properties style:width="6.925in" table:align="margins" fo:background-color="transparent">
        <style:background-image/>
      </style:table-properties>
    </style:style>
    <style:style style:name="Group_5f_Header69.A" style:display-name="Group_Header69.A" style:family="table-column">
      <style:table-column-properties style:column-width="3.4625in" style:rel-column-width="32767*"/>
    </style:style>
    <style:style style:name="Group_5f_Header69.B" style:display-name="Group_Header69.B" style:family="table-column">
      <style:table-column-properties style:column-width="3.4625in" style:rel-column-width="32768*"/>
    </style:style>
    <style:style style:name="Group_5f_Header69.1" style:display-name="Group_Header69.1" style:family="table-row">
      <style:table-row-properties style:row-height="0.1965in"/>
    </style:style>
    <style:style style:name="Group_5f_Header69.A1" style:display-name="Group_Header69.A1" style:family="table-cell">
      <style:table-cell-properties style:vertical-align="top" fo:background-color="transparent">
        <style:background-image/>
      </style:table-cell-properties>
    </style:style>
    <style:style style:name="Detail69" style:family="table">
      <style:table-properties style:width="6.925in" table:align="margins" fo:background-color="transparent">
        <style:background-image/>
      </style:table-properties>
    </style:style>
    <style:style style:name="Detail69.A" style:family="table-column">
      <style:table-column-properties style:column-width="3.4625in" style:rel-column-width="32767*"/>
    </style:style>
    <style:style style:name="Detail69.B" style:family="table-column">
      <style:table-column-properties style:column-width="3.4625in" style:rel-column-width="32768*"/>
    </style:style>
    <style:style style:name="Detail69.1" style:family="table-row">
      <style:table-row-properties style:row-height="0.1965in"/>
    </style:style>
    <style:style style:name="Detail69.A1" style:family="table-cell">
      <style:table-cell-properties style:vertical-align="top" fo:background-color="transparent">
        <style:background-image/>
      </style:table-cell-properties>
    </style:style>
    <style:style style:name="Group_5f_Header70" style:display-name="Group_Header70" style:family="table">
      <style:table-properties style:width="6.925in" table:align="margins" fo:background-color="transparent">
        <style:background-image/>
      </style:table-properties>
    </style:style>
    <style:style style:name="Group_5f_Header70.A" style:display-name="Group_Header70.A" style:family="table-column">
      <style:table-column-properties style:column-width="3.4625in" style:rel-column-width="32767*"/>
    </style:style>
    <style:style style:name="Group_5f_Header70.B" style:display-name="Group_Header70.B" style:family="table-column">
      <style:table-column-properties style:column-width="3.4625in" style:rel-column-width="32768*"/>
    </style:style>
    <style:style style:name="Group_5f_Header70.1" style:display-name="Group_Header70.1" style:family="table-row">
      <style:table-row-properties style:row-height="0.1965in"/>
    </style:style>
    <style:style style:name="Group_5f_Header70.A1" style:display-name="Group_Header70.A1" style:family="table-cell">
      <style:table-cell-properties style:vertical-align="top" fo:background-color="transparent">
        <style:background-image/>
      </style:table-cell-properties>
    </style:style>
    <style:style style:name="Detail70" style:family="table">
      <style:table-properties style:width="6.925in" table:align="margins" fo:background-color="transparent">
        <style:background-image/>
      </style:table-properties>
    </style:style>
    <style:style style:name="Detail70.A" style:family="table-column">
      <style:table-column-properties style:column-width="3.4625in" style:rel-column-width="32767*"/>
    </style:style>
    <style:style style:name="Detail70.B" style:family="table-column">
      <style:table-column-properties style:column-width="3.4625in" style:rel-column-width="32768*"/>
    </style:style>
    <style:style style:name="Detail70.1" style:family="table-row">
      <style:table-row-properties style:row-height="0.1965in"/>
    </style:style>
    <style:style style:name="Detail70.A1" style:family="table-cell">
      <style:table-cell-properties style:vertical-align="top" fo:background-color="transparent">
        <style:background-image/>
      </style:table-cell-properties>
    </style:style>
    <style:style style:name="Group_5f_Header71" style:display-name="Group_Header71" style:family="table">
      <style:table-properties style:width="6.925in" table:align="margins" fo:background-color="transparent">
        <style:background-image/>
      </style:table-properties>
    </style:style>
    <style:style style:name="Group_5f_Header71.A" style:display-name="Group_Header71.A" style:family="table-column">
      <style:table-column-properties style:column-width="3.4625in" style:rel-column-width="32767*"/>
    </style:style>
    <style:style style:name="Group_5f_Header71.B" style:display-name="Group_Header71.B" style:family="table-column">
      <style:table-column-properties style:column-width="3.4625in" style:rel-column-width="32768*"/>
    </style:style>
    <style:style style:name="Group_5f_Header71.1" style:display-name="Group_Header71.1" style:family="table-row">
      <style:table-row-properties style:row-height="0.1965in"/>
    </style:style>
    <style:style style:name="Group_5f_Header71.A1" style:display-name="Group_Header71.A1" style:family="table-cell">
      <style:table-cell-properties style:vertical-align="top" fo:background-color="transparent">
        <style:background-image/>
      </style:table-cell-properties>
    </style:style>
    <style:style style:name="Detail71" style:family="table">
      <style:table-properties style:width="6.925in" table:align="margins" fo:background-color="transparent">
        <style:background-image/>
      </style:table-properties>
    </style:style>
    <style:style style:name="Detail71.A" style:family="table-column">
      <style:table-column-properties style:column-width="3.4625in" style:rel-column-width="32767*"/>
    </style:style>
    <style:style style:name="Detail71.B" style:family="table-column">
      <style:table-column-properties style:column-width="3.4625in" style:rel-column-width="32768*"/>
    </style:style>
    <style:style style:name="Detail71.1" style:family="table-row">
      <style:table-row-properties style:row-height="0.1965in"/>
    </style:style>
    <style:style style:name="Detail71.A1" style:family="table-cell">
      <style:table-cell-properties style:vertical-align="top" fo:background-color="transparent">
        <style:background-image/>
      </style:table-cell-properties>
    </style:style>
    <style:style style:name="Group_5f_Header72" style:display-name="Group_Header72" style:family="table">
      <style:table-properties style:width="6.925in" table:align="margins" fo:background-color="transparent">
        <style:background-image/>
      </style:table-properties>
    </style:style>
    <style:style style:name="Group_5f_Header72.A" style:display-name="Group_Header72.A" style:family="table-column">
      <style:table-column-properties style:column-width="3.4625in" style:rel-column-width="32767*"/>
    </style:style>
    <style:style style:name="Group_5f_Header72.B" style:display-name="Group_Header72.B" style:family="table-column">
      <style:table-column-properties style:column-width="3.4625in" style:rel-column-width="32768*"/>
    </style:style>
    <style:style style:name="Group_5f_Header72.1" style:display-name="Group_Header72.1" style:family="table-row">
      <style:table-row-properties style:row-height="0.1965in"/>
    </style:style>
    <style:style style:name="Group_5f_Header72.A1" style:display-name="Group_Header72.A1" style:family="table-cell">
      <style:table-cell-properties style:vertical-align="top" fo:background-color="transparent">
        <style:background-image/>
      </style:table-cell-properties>
    </style:style>
    <style:style style:name="Detail72" style:family="table">
      <style:table-properties style:width="6.925in" table:align="margins" fo:background-color="transparent">
        <style:background-image/>
      </style:table-properties>
    </style:style>
    <style:style style:name="Detail72.A" style:family="table-column">
      <style:table-column-properties style:column-width="3.4625in" style:rel-column-width="32767*"/>
    </style:style>
    <style:style style:name="Detail72.B" style:family="table-column">
      <style:table-column-properties style:column-width="3.4625in" style:rel-column-width="32768*"/>
    </style:style>
    <style:style style:name="Detail72.1" style:family="table-row">
      <style:table-row-properties style:row-height="0.1965in"/>
    </style:style>
    <style:style style:name="Detail72.A1" style:family="table-cell">
      <style:table-cell-properties style:vertical-align="top" fo:background-color="transparent">
        <style:background-image/>
      </style:table-cell-properties>
    </style:style>
    <style:style style:name="Group_5f_Header73" style:display-name="Group_Header73" style:family="table">
      <style:table-properties style:width="6.925in" table:align="margins" fo:background-color="transparent">
        <style:background-image/>
      </style:table-properties>
    </style:style>
    <style:style style:name="Group_5f_Header73.A" style:display-name="Group_Header73.A" style:family="table-column">
      <style:table-column-properties style:column-width="3.4625in" style:rel-column-width="32767*"/>
    </style:style>
    <style:style style:name="Group_5f_Header73.B" style:display-name="Group_Header73.B" style:family="table-column">
      <style:table-column-properties style:column-width="3.4625in" style:rel-column-width="32768*"/>
    </style:style>
    <style:style style:name="Group_5f_Header73.1" style:display-name="Group_Header73.1" style:family="table-row">
      <style:table-row-properties style:row-height="0.1965in"/>
    </style:style>
    <style:style style:name="Group_5f_Header73.A1" style:display-name="Group_Header73.A1" style:family="table-cell">
      <style:table-cell-properties style:vertical-align="top" fo:background-color="transparent">
        <style:background-image/>
      </style:table-cell-properties>
    </style:style>
    <style:style style:name="Detail73" style:family="table">
      <style:table-properties style:width="6.925in" table:align="margins" fo:background-color="transparent">
        <style:background-image/>
      </style:table-properties>
    </style:style>
    <style:style style:name="Detail73.A" style:family="table-column">
      <style:table-column-properties style:column-width="3.4625in" style:rel-column-width="32767*"/>
    </style:style>
    <style:style style:name="Detail73.B" style:family="table-column">
      <style:table-column-properties style:column-width="3.4625in" style:rel-column-width="32768*"/>
    </style:style>
    <style:style style:name="Detail73.1" style:family="table-row">
      <style:table-row-properties style:row-height="0.1965in"/>
    </style:style>
    <style:style style:name="Detail73.A1" style:family="table-cell">
      <style:table-cell-properties style:vertical-align="top" fo:background-color="transparent">
        <style:background-image/>
      </style:table-cell-properties>
    </style:style>
    <style:style style:name="Group_5f_Header74" style:display-name="Group_Header74" style:family="table">
      <style:table-properties style:width="6.925in" table:align="margins" fo:background-color="transparent">
        <style:background-image/>
      </style:table-properties>
    </style:style>
    <style:style style:name="Group_5f_Header74.A" style:display-name="Group_Header74.A" style:family="table-column">
      <style:table-column-properties style:column-width="3.4625in" style:rel-column-width="32767*"/>
    </style:style>
    <style:style style:name="Group_5f_Header74.B" style:display-name="Group_Header74.B" style:family="table-column">
      <style:table-column-properties style:column-width="3.4625in" style:rel-column-width="32768*"/>
    </style:style>
    <style:style style:name="Group_5f_Header74.1" style:display-name="Group_Header74.1" style:family="table-row">
      <style:table-row-properties style:row-height="0.1965in"/>
    </style:style>
    <style:style style:name="Group_5f_Header74.A1" style:display-name="Group_Header74.A1" style:family="table-cell">
      <style:table-cell-properties style:vertical-align="top" fo:background-color="transparent">
        <style:background-image/>
      </style:table-cell-properties>
    </style:style>
    <style:style style:name="Detail74" style:family="table">
      <style:table-properties style:width="6.925in" table:align="margins" fo:background-color="transparent">
        <style:background-image/>
      </style:table-properties>
    </style:style>
    <style:style style:name="Detail74.A" style:family="table-column">
      <style:table-column-properties style:column-width="3.4625in" style:rel-column-width="32767*"/>
    </style:style>
    <style:style style:name="Detail74.B" style:family="table-column">
      <style:table-column-properties style:column-width="3.4625in" style:rel-column-width="32768*"/>
    </style:style>
    <style:style style:name="Detail74.1" style:family="table-row">
      <style:table-row-properties style:row-height="0.1965in"/>
    </style:style>
    <style:style style:name="Detail74.A1" style:family="table-cell">
      <style:table-cell-properties style:vertical-align="top" fo:background-color="transparent">
        <style:background-image/>
      </style:table-cell-properties>
    </style:style>
    <style:style style:name="Group_5f_Header75" style:display-name="Group_Header75" style:family="table">
      <style:table-properties style:width="6.925in" table:align="margins" fo:background-color="transparent">
        <style:background-image/>
      </style:table-properties>
    </style:style>
    <style:style style:name="Group_5f_Header75.A" style:display-name="Group_Header75.A" style:family="table-column">
      <style:table-column-properties style:column-width="3.4625in" style:rel-column-width="32767*"/>
    </style:style>
    <style:style style:name="Group_5f_Header75.B" style:display-name="Group_Header75.B" style:family="table-column">
      <style:table-column-properties style:column-width="3.4625in" style:rel-column-width="32768*"/>
    </style:style>
    <style:style style:name="Group_5f_Header75.1" style:display-name="Group_Header75.1" style:family="table-row">
      <style:table-row-properties style:row-height="0.1965in"/>
    </style:style>
    <style:style style:name="Group_5f_Header75.A1" style:display-name="Group_Header75.A1" style:family="table-cell">
      <style:table-cell-properties style:vertical-align="top" fo:background-color="transparent">
        <style:background-image/>
      </style:table-cell-properties>
    </style:style>
    <style:style style:name="Detail75" style:family="table">
      <style:table-properties style:width="6.925in" table:align="margins" fo:background-color="transparent">
        <style:background-image/>
      </style:table-properties>
    </style:style>
    <style:style style:name="Detail75.A" style:family="table-column">
      <style:table-column-properties style:column-width="3.4625in" style:rel-column-width="32767*"/>
    </style:style>
    <style:style style:name="Detail75.B" style:family="table-column">
      <style:table-column-properties style:column-width="3.4625in" style:rel-column-width="32768*"/>
    </style:style>
    <style:style style:name="Detail75.1" style:family="table-row">
      <style:table-row-properties style:row-height="0.1965in"/>
    </style:style>
    <style:style style:name="Detail75.A1" style:family="table-cell">
      <style:table-cell-properties style:vertical-align="top" fo:background-color="transparent">
        <style:background-image/>
      </style:table-cell-properties>
    </style:style>
    <style:style style:name="Group_5f_Header76" style:display-name="Group_Header76" style:family="table">
      <style:table-properties style:width="6.925in" table:align="margins" fo:background-color="transparent">
        <style:background-image/>
      </style:table-properties>
    </style:style>
    <style:style style:name="Group_5f_Header76.A" style:display-name="Group_Header76.A" style:family="table-column">
      <style:table-column-properties style:column-width="3.4625in" style:rel-column-width="32767*"/>
    </style:style>
    <style:style style:name="Group_5f_Header76.B" style:display-name="Group_Header76.B" style:family="table-column">
      <style:table-column-properties style:column-width="3.4625in" style:rel-column-width="32768*"/>
    </style:style>
    <style:style style:name="Group_5f_Header76.1" style:display-name="Group_Header76.1" style:family="table-row">
      <style:table-row-properties style:row-height="0.1965in"/>
    </style:style>
    <style:style style:name="Group_5f_Header76.A1" style:display-name="Group_Header76.A1" style:family="table-cell">
      <style:table-cell-properties style:vertical-align="top" fo:background-color="transparent">
        <style:background-image/>
      </style:table-cell-properties>
    </style:style>
    <style:style style:name="Detail76" style:family="table">
      <style:table-properties style:width="6.925in" table:align="margins" fo:background-color="transparent">
        <style:background-image/>
      </style:table-properties>
    </style:style>
    <style:style style:name="Detail76.A" style:family="table-column">
      <style:table-column-properties style:column-width="3.4625in" style:rel-column-width="32767*"/>
    </style:style>
    <style:style style:name="Detail76.B" style:family="table-column">
      <style:table-column-properties style:column-width="3.4625in" style:rel-column-width="32768*"/>
    </style:style>
    <style:style style:name="Detail76.1" style:family="table-row">
      <style:table-row-properties style:row-height="0.1965in"/>
    </style:style>
    <style:style style:name="Detail76.A1" style:family="table-cell">
      <style:table-cell-properties style:vertical-align="top" fo:background-color="transparent">
        <style:background-image/>
      </style:table-cell-properties>
    </style:style>
    <style:style style:name="Group_5f_Header77" style:display-name="Group_Header77" style:family="table">
      <style:table-properties style:width="6.925in" table:align="margins" fo:background-color="transparent">
        <style:background-image/>
      </style:table-properties>
    </style:style>
    <style:style style:name="Group_5f_Header77.A" style:display-name="Group_Header77.A" style:family="table-column">
      <style:table-column-properties style:column-width="3.4625in" style:rel-column-width="32767*"/>
    </style:style>
    <style:style style:name="Group_5f_Header77.B" style:display-name="Group_Header77.B" style:family="table-column">
      <style:table-column-properties style:column-width="3.4625in" style:rel-column-width="32768*"/>
    </style:style>
    <style:style style:name="Group_5f_Header77.1" style:display-name="Group_Header77.1" style:family="table-row">
      <style:table-row-properties style:row-height="0.1965in"/>
    </style:style>
    <style:style style:name="Group_5f_Header77.A1" style:display-name="Group_Header77.A1" style:family="table-cell">
      <style:table-cell-properties style:vertical-align="top" fo:background-color="transparent">
        <style:background-image/>
      </style:table-cell-properties>
    </style:style>
    <style:style style:name="Detail77" style:family="table">
      <style:table-properties style:width="6.925in" table:align="margins" fo:background-color="transparent">
        <style:background-image/>
      </style:table-properties>
    </style:style>
    <style:style style:name="Detail77.A" style:family="table-column">
      <style:table-column-properties style:column-width="3.4625in" style:rel-column-width="32767*"/>
    </style:style>
    <style:style style:name="Detail77.B" style:family="table-column">
      <style:table-column-properties style:column-width="3.4625in" style:rel-column-width="32768*"/>
    </style:style>
    <style:style style:name="Detail77.1" style:family="table-row">
      <style:table-row-properties style:row-height="0.1965in"/>
    </style:style>
    <style:style style:name="Detail77.A1" style:family="table-cell">
      <style:table-cell-properties style:vertical-align="top" fo:background-color="transparent">
        <style:background-image/>
      </style:table-cell-properties>
    </style:style>
    <style:style style:name="Group_5f_Header78" style:display-name="Group_Header78" style:family="table">
      <style:table-properties style:width="6.925in" table:align="margins" fo:background-color="transparent">
        <style:background-image/>
      </style:table-properties>
    </style:style>
    <style:style style:name="Group_5f_Header78.A" style:display-name="Group_Header78.A" style:family="table-column">
      <style:table-column-properties style:column-width="3.4625in" style:rel-column-width="32767*"/>
    </style:style>
    <style:style style:name="Group_5f_Header78.B" style:display-name="Group_Header78.B" style:family="table-column">
      <style:table-column-properties style:column-width="3.4625in" style:rel-column-width="32768*"/>
    </style:style>
    <style:style style:name="Group_5f_Header78.1" style:display-name="Group_Header78.1" style:family="table-row">
      <style:table-row-properties style:row-height="0.1965in"/>
    </style:style>
    <style:style style:name="Group_5f_Header78.A1" style:display-name="Group_Header78.A1" style:family="table-cell">
      <style:table-cell-properties style:vertical-align="top" fo:background-color="transparent">
        <style:background-image/>
      </style:table-cell-properties>
    </style:style>
    <style:style style:name="Detail78" style:family="table">
      <style:table-properties style:width="6.925in" table:align="margins" fo:background-color="transparent">
        <style:background-image/>
      </style:table-properties>
    </style:style>
    <style:style style:name="Detail78.A" style:family="table-column">
      <style:table-column-properties style:column-width="3.4625in" style:rel-column-width="32767*"/>
    </style:style>
    <style:style style:name="Detail78.B" style:family="table-column">
      <style:table-column-properties style:column-width="3.4625in" style:rel-column-width="32768*"/>
    </style:style>
    <style:style style:name="Detail78.1" style:family="table-row">
      <style:table-row-properties style:row-height="0.1965in"/>
    </style:style>
    <style:style style:name="Detail78.A1" style:family="table-cell">
      <style:table-cell-properties style:vertical-align="top" fo:background-color="transparent">
        <style:background-image/>
      </style:table-cell-properties>
    </style:style>
    <style:style style:name="Group_5f_Header79" style:display-name="Group_Header79" style:family="table">
      <style:table-properties style:width="6.925in" table:align="margins" fo:background-color="transparent">
        <style:background-image/>
      </style:table-properties>
    </style:style>
    <style:style style:name="Group_5f_Header79.A" style:display-name="Group_Header79.A" style:family="table-column">
      <style:table-column-properties style:column-width="3.4625in" style:rel-column-width="32767*"/>
    </style:style>
    <style:style style:name="Group_5f_Header79.B" style:display-name="Group_Header79.B" style:family="table-column">
      <style:table-column-properties style:column-width="3.4625in" style:rel-column-width="32768*"/>
    </style:style>
    <style:style style:name="Group_5f_Header79.1" style:display-name="Group_Header79.1" style:family="table-row">
      <style:table-row-properties style:row-height="0.1965in"/>
    </style:style>
    <style:style style:name="Group_5f_Header79.A1" style:display-name="Group_Header79.A1" style:family="table-cell">
      <style:table-cell-properties style:vertical-align="top" fo:background-color="transparent">
        <style:background-image/>
      </style:table-cell-properties>
    </style:style>
    <style:style style:name="Detail79" style:family="table">
      <style:table-properties style:width="6.925in" table:align="margins" fo:background-color="transparent">
        <style:background-image/>
      </style:table-properties>
    </style:style>
    <style:style style:name="Detail79.A" style:family="table-column">
      <style:table-column-properties style:column-width="3.4625in" style:rel-column-width="32767*"/>
    </style:style>
    <style:style style:name="Detail79.B" style:family="table-column">
      <style:table-column-properties style:column-width="3.4625in" style:rel-column-width="32768*"/>
    </style:style>
    <style:style style:name="Detail79.1" style:family="table-row">
      <style:table-row-properties style:row-height="0.1965in"/>
    </style:style>
    <style:style style:name="Detail79.A1" style:family="table-cell">
      <style:table-cell-properties style:vertical-align="top" fo:background-color="transparent">
        <style:background-image/>
      </style:table-cell-properties>
    </style:style>
    <style:style style:name="Group_5f_Header80" style:display-name="Group_Header80" style:family="table">
      <style:table-properties style:width="6.925in" table:align="margins" fo:background-color="transparent">
        <style:background-image/>
      </style:table-properties>
    </style:style>
    <style:style style:name="Group_5f_Header80.A" style:display-name="Group_Header80.A" style:family="table-column">
      <style:table-column-properties style:column-width="3.4625in" style:rel-column-width="32767*"/>
    </style:style>
    <style:style style:name="Group_5f_Header80.B" style:display-name="Group_Header80.B" style:family="table-column">
      <style:table-column-properties style:column-width="3.4625in" style:rel-column-width="32768*"/>
    </style:style>
    <style:style style:name="Group_5f_Header80.1" style:display-name="Group_Header80.1" style:family="table-row">
      <style:table-row-properties style:row-height="0.1965in"/>
    </style:style>
    <style:style style:name="Group_5f_Header80.A1" style:display-name="Group_Header80.A1" style:family="table-cell">
      <style:table-cell-properties style:vertical-align="top" fo:background-color="transparent">
        <style:background-image/>
      </style:table-cell-properties>
    </style:style>
    <style:style style:name="Detail80" style:family="table">
      <style:table-properties style:width="6.925in" table:align="margins" fo:background-color="transparent">
        <style:background-image/>
      </style:table-properties>
    </style:style>
    <style:style style:name="Detail80.A" style:family="table-column">
      <style:table-column-properties style:column-width="3.4625in" style:rel-column-width="32767*"/>
    </style:style>
    <style:style style:name="Detail80.B" style:family="table-column">
      <style:table-column-properties style:column-width="3.4625in" style:rel-column-width="32768*"/>
    </style:style>
    <style:style style:name="Detail80.1" style:family="table-row">
      <style:table-row-properties style:row-height="0.1965in"/>
    </style:style>
    <style:style style:name="Detail80.A1" style:family="table-cell">
      <style:table-cell-properties style:vertical-align="top" fo:background-color="transparent">
        <style:background-image/>
      </style:table-cell-properties>
    </style:style>
    <style:style style:name="Group_5f_Header81" style:display-name="Group_Header81" style:family="table">
      <style:table-properties style:width="6.925in" table:align="margins" fo:background-color="transparent">
        <style:background-image/>
      </style:table-properties>
    </style:style>
    <style:style style:name="Group_5f_Header81.A" style:display-name="Group_Header81.A" style:family="table-column">
      <style:table-column-properties style:column-width="3.4625in" style:rel-column-width="32767*"/>
    </style:style>
    <style:style style:name="Group_5f_Header81.B" style:display-name="Group_Header81.B" style:family="table-column">
      <style:table-column-properties style:column-width="3.4625in" style:rel-column-width="32768*"/>
    </style:style>
    <style:style style:name="Group_5f_Header81.1" style:display-name="Group_Header81.1" style:family="table-row">
      <style:table-row-properties style:row-height="0.1965in"/>
    </style:style>
    <style:style style:name="Group_5f_Header81.A1" style:display-name="Group_Header81.A1" style:family="table-cell">
      <style:table-cell-properties style:vertical-align="top" fo:background-color="transparent">
        <style:background-image/>
      </style:table-cell-properties>
    </style:style>
    <style:style style:name="Detail81" style:family="table">
      <style:table-properties style:width="6.925in" table:align="margins" fo:background-color="transparent">
        <style:background-image/>
      </style:table-properties>
    </style:style>
    <style:style style:name="Detail81.A" style:family="table-column">
      <style:table-column-properties style:column-width="3.4625in" style:rel-column-width="32767*"/>
    </style:style>
    <style:style style:name="Detail81.B" style:family="table-column">
      <style:table-column-properties style:column-width="3.4625in" style:rel-column-width="32768*"/>
    </style:style>
    <style:style style:name="Detail81.1" style:family="table-row">
      <style:table-row-properties style:row-height="0.1965in"/>
    </style:style>
    <style:style style:name="Detail81.A1" style:family="table-cell">
      <style:table-cell-properties style:vertical-align="top" fo:background-color="transparent">
        <style:background-image/>
      </style:table-cell-properties>
    </style:style>
    <style:style style:name="Group_5f_Header82" style:display-name="Group_Header82" style:family="table">
      <style:table-properties style:width="6.925in" table:align="margins" fo:background-color="transparent">
        <style:background-image/>
      </style:table-properties>
    </style:style>
    <style:style style:name="Group_5f_Header82.A" style:display-name="Group_Header82.A" style:family="table-column">
      <style:table-column-properties style:column-width="3.4625in" style:rel-column-width="32767*"/>
    </style:style>
    <style:style style:name="Group_5f_Header82.B" style:display-name="Group_Header82.B" style:family="table-column">
      <style:table-column-properties style:column-width="3.4625in" style:rel-column-width="32768*"/>
    </style:style>
    <style:style style:name="Group_5f_Header82.1" style:display-name="Group_Header82.1" style:family="table-row">
      <style:table-row-properties style:row-height="0.1965in"/>
    </style:style>
    <style:style style:name="Group_5f_Header82.A1" style:display-name="Group_Header82.A1" style:family="table-cell">
      <style:table-cell-properties style:vertical-align="top" fo:background-color="transparent">
        <style:background-image/>
      </style:table-cell-properties>
    </style:style>
    <style:style style:name="Detail82" style:family="table">
      <style:table-properties style:width="6.925in" table:align="margins" fo:background-color="transparent">
        <style:background-image/>
      </style:table-properties>
    </style:style>
    <style:style style:name="Detail82.A" style:family="table-column">
      <style:table-column-properties style:column-width="3.4625in" style:rel-column-width="32767*"/>
    </style:style>
    <style:style style:name="Detail82.B" style:family="table-column">
      <style:table-column-properties style:column-width="3.4625in" style:rel-column-width="32768*"/>
    </style:style>
    <style:style style:name="Detail82.1" style:family="table-row">
      <style:table-row-properties style:row-height="0.1965in"/>
    </style:style>
    <style:style style:name="Detail82.A1" style:family="table-cell">
      <style:table-cell-properties style:vertical-align="top" fo:background-color="transparent">
        <style:background-image/>
      </style:table-cell-properties>
    </style:style>
    <style:style style:name="Group_5f_Header83" style:display-name="Group_Header83" style:family="table">
      <style:table-properties style:width="6.925in" table:align="margins" fo:background-color="transparent">
        <style:background-image/>
      </style:table-properties>
    </style:style>
    <style:style style:name="Group_5f_Header83.A" style:display-name="Group_Header83.A" style:family="table-column">
      <style:table-column-properties style:column-width="3.4625in" style:rel-column-width="32767*"/>
    </style:style>
    <style:style style:name="Group_5f_Header83.B" style:display-name="Group_Header83.B" style:family="table-column">
      <style:table-column-properties style:column-width="3.4625in" style:rel-column-width="32768*"/>
    </style:style>
    <style:style style:name="Group_5f_Header83.1" style:display-name="Group_Header83.1" style:family="table-row">
      <style:table-row-properties style:row-height="0.1965in"/>
    </style:style>
    <style:style style:name="Group_5f_Header83.A1" style:display-name="Group_Header83.A1" style:family="table-cell">
      <style:table-cell-properties style:vertical-align="top" fo:background-color="transparent">
        <style:background-image/>
      </style:table-cell-properties>
    </style:style>
    <style:style style:name="Detail83" style:family="table">
      <style:table-properties style:width="6.925in" table:align="margins" fo:background-color="transparent">
        <style:background-image/>
      </style:table-properties>
    </style:style>
    <style:style style:name="Detail83.A" style:family="table-column">
      <style:table-column-properties style:column-width="3.4625in" style:rel-column-width="32767*"/>
    </style:style>
    <style:style style:name="Detail83.B" style:family="table-column">
      <style:table-column-properties style:column-width="3.4625in" style:rel-column-width="32768*"/>
    </style:style>
    <style:style style:name="Detail83.1" style:family="table-row">
      <style:table-row-properties style:row-height="0.1965in"/>
    </style:style>
    <style:style style:name="Detail83.A1" style:family="table-cell">
      <style:table-cell-properties style:vertical-align="top" fo:background-color="transparent">
        <style:background-image/>
      </style:table-cell-properties>
    </style:style>
    <style:style style:name="Group_5f_Header84" style:display-name="Group_Header84" style:family="table">
      <style:table-properties style:width="6.925in" table:align="margins" fo:background-color="transparent">
        <style:background-image/>
      </style:table-properties>
    </style:style>
    <style:style style:name="Group_5f_Header84.A" style:display-name="Group_Header84.A" style:family="table-column">
      <style:table-column-properties style:column-width="3.4625in" style:rel-column-width="32767*"/>
    </style:style>
    <style:style style:name="Group_5f_Header84.B" style:display-name="Group_Header84.B" style:family="table-column">
      <style:table-column-properties style:column-width="3.4625in" style:rel-column-width="32768*"/>
    </style:style>
    <style:style style:name="Group_5f_Header84.1" style:display-name="Group_Header84.1" style:family="table-row">
      <style:table-row-properties style:row-height="0.1965in"/>
    </style:style>
    <style:style style:name="Group_5f_Header84.A1" style:display-name="Group_Header84.A1" style:family="table-cell">
      <style:table-cell-properties style:vertical-align="top" fo:background-color="transparent">
        <style:background-image/>
      </style:table-cell-properties>
    </style:style>
    <style:style style:name="Detail84" style:family="table">
      <style:table-properties style:width="6.925in" table:align="margins" fo:background-color="transparent">
        <style:background-image/>
      </style:table-properties>
    </style:style>
    <style:style style:name="Detail84.A" style:family="table-column">
      <style:table-column-properties style:column-width="3.4625in" style:rel-column-width="32767*"/>
    </style:style>
    <style:style style:name="Detail84.B" style:family="table-column">
      <style:table-column-properties style:column-width="3.4625in" style:rel-column-width="32768*"/>
    </style:style>
    <style:style style:name="Detail84.1" style:family="table-row">
      <style:table-row-properties style:row-height="0.1965in"/>
    </style:style>
    <style:style style:name="Detail84.A1" style:family="table-cell">
      <style:table-cell-properties style:vertical-align="top" fo:background-color="transparent">
        <style:background-image/>
      </style:table-cell-properties>
    </style:style>
    <style:style style:name="Group_5f_Header85" style:display-name="Group_Header85" style:family="table">
      <style:table-properties style:width="6.925in" table:align="margins" fo:background-color="transparent">
        <style:background-image/>
      </style:table-properties>
    </style:style>
    <style:style style:name="Group_5f_Header85.A" style:display-name="Group_Header85.A" style:family="table-column">
      <style:table-column-properties style:column-width="3.4625in" style:rel-column-width="32767*"/>
    </style:style>
    <style:style style:name="Group_5f_Header85.B" style:display-name="Group_Header85.B" style:family="table-column">
      <style:table-column-properties style:column-width="3.4625in" style:rel-column-width="32768*"/>
    </style:style>
    <style:style style:name="Group_5f_Header85.1" style:display-name="Group_Header85.1" style:family="table-row">
      <style:table-row-properties style:row-height="0.1965in"/>
    </style:style>
    <style:style style:name="Group_5f_Header85.A1" style:display-name="Group_Header85.A1" style:family="table-cell">
      <style:table-cell-properties style:vertical-align="top" fo:background-color="transparent">
        <style:background-image/>
      </style:table-cell-properties>
    </style:style>
    <style:style style:name="Detail85" style:family="table">
      <style:table-properties style:width="6.925in" table:align="margins" fo:background-color="transparent">
        <style:background-image/>
      </style:table-properties>
    </style:style>
    <style:style style:name="Detail85.A" style:family="table-column">
      <style:table-column-properties style:column-width="3.4625in" style:rel-column-width="32767*"/>
    </style:style>
    <style:style style:name="Detail85.B" style:family="table-column">
      <style:table-column-properties style:column-width="3.4625in" style:rel-column-width="32768*"/>
    </style:style>
    <style:style style:name="Detail85.1" style:family="table-row">
      <style:table-row-properties style:row-height="0.1965in"/>
    </style:style>
    <style:style style:name="Detail85.A1" style:family="table-cell">
      <style:table-cell-properties style:vertical-align="top" fo:background-color="transparent">
        <style:background-image/>
      </style:table-cell-properties>
    </style:style>
    <style:style style:name="Group_5f_Header86" style:display-name="Group_Header86" style:family="table">
      <style:table-properties style:width="6.925in" table:align="margins" fo:background-color="transparent">
        <style:background-image/>
      </style:table-properties>
    </style:style>
    <style:style style:name="Group_5f_Header86.A" style:display-name="Group_Header86.A" style:family="table-column">
      <style:table-column-properties style:column-width="3.4625in" style:rel-column-width="32767*"/>
    </style:style>
    <style:style style:name="Group_5f_Header86.B" style:display-name="Group_Header86.B" style:family="table-column">
      <style:table-column-properties style:column-width="3.4625in" style:rel-column-width="32768*"/>
    </style:style>
    <style:style style:name="Group_5f_Header86.1" style:display-name="Group_Header86.1" style:family="table-row">
      <style:table-row-properties style:row-height="0.1965in"/>
    </style:style>
    <style:style style:name="Group_5f_Header86.A1" style:display-name="Group_Header86.A1" style:family="table-cell">
      <style:table-cell-properties style:vertical-align="top" fo:background-color="transparent">
        <style:background-image/>
      </style:table-cell-properties>
    </style:style>
    <style:style style:name="Detail86" style:family="table">
      <style:table-properties style:width="6.925in" table:align="margins" fo:background-color="transparent">
        <style:background-image/>
      </style:table-properties>
    </style:style>
    <style:style style:name="Detail86.A" style:family="table-column">
      <style:table-column-properties style:column-width="3.4625in" style:rel-column-width="32767*"/>
    </style:style>
    <style:style style:name="Detail86.B" style:family="table-column">
      <style:table-column-properties style:column-width="3.4625in" style:rel-column-width="32768*"/>
    </style:style>
    <style:style style:name="Detail86.1" style:family="table-row">
      <style:table-row-properties style:row-height="0.1965in"/>
    </style:style>
    <style:style style:name="Detail86.A1" style:family="table-cell">
      <style:table-cell-properties style:vertical-align="top" fo:background-color="transparent">
        <style:background-image/>
      </style:table-cell-properties>
    </style:style>
    <style:style style:name="Group_5f_Header87" style:display-name="Group_Header87" style:family="table">
      <style:table-properties style:width="6.925in" table:align="margins" fo:background-color="transparent">
        <style:background-image/>
      </style:table-properties>
    </style:style>
    <style:style style:name="Group_5f_Header87.A" style:display-name="Group_Header87.A" style:family="table-column">
      <style:table-column-properties style:column-width="3.4625in" style:rel-column-width="32767*"/>
    </style:style>
    <style:style style:name="Group_5f_Header87.B" style:display-name="Group_Header87.B" style:family="table-column">
      <style:table-column-properties style:column-width="3.4625in" style:rel-column-width="32768*"/>
    </style:style>
    <style:style style:name="Group_5f_Header87.1" style:display-name="Group_Header87.1" style:family="table-row">
      <style:table-row-properties style:row-height="0.1965in"/>
    </style:style>
    <style:style style:name="Group_5f_Header87.A1" style:display-name="Group_Header87.A1" style:family="table-cell">
      <style:table-cell-properties style:vertical-align="top" fo:background-color="transparent">
        <style:background-image/>
      </style:table-cell-properties>
    </style:style>
    <style:style style:name="Detail87" style:family="table">
      <style:table-properties style:width="6.925in" table:align="margins" fo:background-color="transparent">
        <style:background-image/>
      </style:table-properties>
    </style:style>
    <style:style style:name="Detail87.A" style:family="table-column">
      <style:table-column-properties style:column-width="3.4625in" style:rel-column-width="32767*"/>
    </style:style>
    <style:style style:name="Detail87.B" style:family="table-column">
      <style:table-column-properties style:column-width="3.4625in" style:rel-column-width="32768*"/>
    </style:style>
    <style:style style:name="Detail87.1" style:family="table-row">
      <style:table-row-properties style:row-height="0.1965in"/>
    </style:style>
    <style:style style:name="Detail87.A1" style:family="table-cell">
      <style:table-cell-properties style:vertical-align="top" fo:background-color="transparent">
        <style:background-image/>
      </style:table-cell-properties>
    </style:style>
    <style:style style:name="Group_5f_Header88" style:display-name="Group_Header88" style:family="table">
      <style:table-properties style:width="6.925in" table:align="margins" fo:background-color="transparent">
        <style:background-image/>
      </style:table-properties>
    </style:style>
    <style:style style:name="Group_5f_Header88.A" style:display-name="Group_Header88.A" style:family="table-column">
      <style:table-column-properties style:column-width="3.4625in" style:rel-column-width="32767*"/>
    </style:style>
    <style:style style:name="Group_5f_Header88.B" style:display-name="Group_Header88.B" style:family="table-column">
      <style:table-column-properties style:column-width="3.4625in" style:rel-column-width="32768*"/>
    </style:style>
    <style:style style:name="Group_5f_Header88.1" style:display-name="Group_Header88.1" style:family="table-row">
      <style:table-row-properties style:row-height="0.1965in"/>
    </style:style>
    <style:style style:name="Group_5f_Header88.A1" style:display-name="Group_Header88.A1" style:family="table-cell">
      <style:table-cell-properties style:vertical-align="top" fo:background-color="transparent">
        <style:background-image/>
      </style:table-cell-properties>
    </style:style>
    <style:style style:name="Detail88" style:family="table">
      <style:table-properties style:width="6.925in" table:align="margins" fo:background-color="transparent">
        <style:background-image/>
      </style:table-properties>
    </style:style>
    <style:style style:name="Detail88.A" style:family="table-column">
      <style:table-column-properties style:column-width="3.4625in" style:rel-column-width="32767*"/>
    </style:style>
    <style:style style:name="Detail88.B" style:family="table-column">
      <style:table-column-properties style:column-width="3.4625in" style:rel-column-width="32768*"/>
    </style:style>
    <style:style style:name="Detail88.1" style:family="table-row">
      <style:table-row-properties style:row-height="0.1965in"/>
    </style:style>
    <style:style style:name="Detail88.A1" style:family="table-cell">
      <style:table-cell-properties style:vertical-align="top" fo:background-color="transparent">
        <style:background-image/>
      </style:table-cell-properties>
    </style:style>
    <style:style style:name="Group_5f_Header89" style:display-name="Group_Header89" style:family="table">
      <style:table-properties style:width="6.925in" table:align="margins" fo:background-color="transparent">
        <style:background-image/>
      </style:table-properties>
    </style:style>
    <style:style style:name="Group_5f_Header89.A" style:display-name="Group_Header89.A" style:family="table-column">
      <style:table-column-properties style:column-width="3.4625in" style:rel-column-width="32767*"/>
    </style:style>
    <style:style style:name="Group_5f_Header89.B" style:display-name="Group_Header89.B" style:family="table-column">
      <style:table-column-properties style:column-width="3.4625in" style:rel-column-width="32768*"/>
    </style:style>
    <style:style style:name="Group_5f_Header89.1" style:display-name="Group_Header89.1" style:family="table-row">
      <style:table-row-properties style:row-height="0.1965in"/>
    </style:style>
    <style:style style:name="Group_5f_Header89.A1" style:display-name="Group_Header89.A1" style:family="table-cell">
      <style:table-cell-properties style:vertical-align="top" fo:background-color="transparent">
        <style:background-image/>
      </style:table-cell-properties>
    </style:style>
    <style:style style:name="Detail89" style:family="table">
      <style:table-properties style:width="6.925in" table:align="margins" fo:background-color="transparent">
        <style:background-image/>
      </style:table-properties>
    </style:style>
    <style:style style:name="Detail89.A" style:family="table-column">
      <style:table-column-properties style:column-width="3.4625in" style:rel-column-width="32767*"/>
    </style:style>
    <style:style style:name="Detail89.B" style:family="table-column">
      <style:table-column-properties style:column-width="3.4625in" style:rel-column-width="32768*"/>
    </style:style>
    <style:style style:name="Detail89.1" style:family="table-row">
      <style:table-row-properties style:row-height="0.1965in"/>
    </style:style>
    <style:style style:name="Detail89.A1" style:family="table-cell">
      <style:table-cell-properties style:vertical-align="top" fo:background-color="transparent">
        <style:background-image/>
      </style:table-cell-properties>
    </style:style>
    <style:style style:name="Group_5f_Header90" style:display-name="Group_Header90" style:family="table">
      <style:table-properties style:width="6.925in" table:align="margins" fo:background-color="transparent">
        <style:background-image/>
      </style:table-properties>
    </style:style>
    <style:style style:name="Group_5f_Header90.A" style:display-name="Group_Header90.A" style:family="table-column">
      <style:table-column-properties style:column-width="3.4625in" style:rel-column-width="32767*"/>
    </style:style>
    <style:style style:name="Group_5f_Header90.B" style:display-name="Group_Header90.B" style:family="table-column">
      <style:table-column-properties style:column-width="3.4625in" style:rel-column-width="32768*"/>
    </style:style>
    <style:style style:name="Group_5f_Header90.1" style:display-name="Group_Header90.1" style:family="table-row">
      <style:table-row-properties style:row-height="0.1965in"/>
    </style:style>
    <style:style style:name="Group_5f_Header90.A1" style:display-name="Group_Header90.A1" style:family="table-cell">
      <style:table-cell-properties style:vertical-align="top" fo:background-color="transparent">
        <style:background-image/>
      </style:table-cell-properties>
    </style:style>
    <style:style style:name="Detail90" style:family="table">
      <style:table-properties style:width="6.925in" table:align="margins" fo:background-color="transparent">
        <style:background-image/>
      </style:table-properties>
    </style:style>
    <style:style style:name="Detail90.A" style:family="table-column">
      <style:table-column-properties style:column-width="3.4625in" style:rel-column-width="32767*"/>
    </style:style>
    <style:style style:name="Detail90.B" style:family="table-column">
      <style:table-column-properties style:column-width="3.4625in" style:rel-column-width="32768*"/>
    </style:style>
    <style:style style:name="Detail90.1" style:family="table-row">
      <style:table-row-properties style:row-height="0.1965in"/>
    </style:style>
    <style:style style:name="Detail90.A1" style:family="table-cell">
      <style:table-cell-properties style:vertical-align="top" fo:background-color="transparent">
        <style:background-image/>
      </style:table-cell-properties>
    </style:style>
    <style:style style:name="Group_5f_Header91" style:display-name="Group_Header91" style:family="table">
      <style:table-properties style:width="6.925in" table:align="margins" fo:background-color="transparent">
        <style:background-image/>
      </style:table-properties>
    </style:style>
    <style:style style:name="Group_5f_Header91.A" style:display-name="Group_Header91.A" style:family="table-column">
      <style:table-column-properties style:column-width="3.4625in" style:rel-column-width="32767*"/>
    </style:style>
    <style:style style:name="Group_5f_Header91.B" style:display-name="Group_Header91.B" style:family="table-column">
      <style:table-column-properties style:column-width="3.4625in" style:rel-column-width="32768*"/>
    </style:style>
    <style:style style:name="Group_5f_Header91.1" style:display-name="Group_Header91.1" style:family="table-row">
      <style:table-row-properties style:row-height="0.1965in"/>
    </style:style>
    <style:style style:name="Group_5f_Header91.A1" style:display-name="Group_Header91.A1" style:family="table-cell">
      <style:table-cell-properties style:vertical-align="top" fo:background-color="transparent">
        <style:background-image/>
      </style:table-cell-properties>
    </style:style>
    <style:style style:name="Detail91" style:family="table">
      <style:table-properties style:width="6.925in" table:align="margins" fo:background-color="transparent">
        <style:background-image/>
      </style:table-properties>
    </style:style>
    <style:style style:name="Detail91.A" style:family="table-column">
      <style:table-column-properties style:column-width="3.4625in" style:rel-column-width="32767*"/>
    </style:style>
    <style:style style:name="Detail91.B" style:family="table-column">
      <style:table-column-properties style:column-width="3.4625in" style:rel-column-width="32768*"/>
    </style:style>
    <style:style style:name="Detail91.1" style:family="table-row">
      <style:table-row-properties style:row-height="0.1965in"/>
    </style:style>
    <style:style style:name="Detail91.A1" style:family="table-cell">
      <style:table-cell-properties style:vertical-align="top" fo:background-color="transparent">
        <style:background-image/>
      </style:table-cell-properties>
    </style:style>
    <style:style style:name="Group_5f_Header92" style:display-name="Group_Header92" style:family="table">
      <style:table-properties style:width="6.925in" table:align="margins" fo:background-color="transparent">
        <style:background-image/>
      </style:table-properties>
    </style:style>
    <style:style style:name="Group_5f_Header92.A" style:display-name="Group_Header92.A" style:family="table-column">
      <style:table-column-properties style:column-width="3.4625in" style:rel-column-width="32767*"/>
    </style:style>
    <style:style style:name="Group_5f_Header92.B" style:display-name="Group_Header92.B" style:family="table-column">
      <style:table-column-properties style:column-width="3.4625in" style:rel-column-width="32768*"/>
    </style:style>
    <style:style style:name="Group_5f_Header92.1" style:display-name="Group_Header92.1" style:family="table-row">
      <style:table-row-properties style:row-height="0.1965in"/>
    </style:style>
    <style:style style:name="Group_5f_Header92.A1" style:display-name="Group_Header92.A1" style:family="table-cell">
      <style:table-cell-properties style:vertical-align="top" fo:background-color="transparent">
        <style:background-image/>
      </style:table-cell-properties>
    </style:style>
    <style:style style:name="Detail92" style:family="table">
      <style:table-properties style:width="6.925in" table:align="margins" fo:background-color="transparent">
        <style:background-image/>
      </style:table-properties>
    </style:style>
    <style:style style:name="Detail92.A" style:family="table-column">
      <style:table-column-properties style:column-width="3.4625in" style:rel-column-width="32767*"/>
    </style:style>
    <style:style style:name="Detail92.B" style:family="table-column">
      <style:table-column-properties style:column-width="3.4625in" style:rel-column-width="32768*"/>
    </style:style>
    <style:style style:name="Detail92.1" style:family="table-row">
      <style:table-row-properties style:row-height="0.1965in"/>
    </style:style>
    <style:style style:name="Detail92.A1" style:family="table-cell">
      <style:table-cell-properties style:vertical-align="top" fo:background-color="transparent">
        <style:background-image/>
      </style:table-cell-properties>
    </style:style>
    <style:style style:name="Group_5f_Header93" style:display-name="Group_Header93" style:family="table">
      <style:table-properties style:width="6.925in" table:align="margins" fo:background-color="transparent">
        <style:background-image/>
      </style:table-properties>
    </style:style>
    <style:style style:name="Group_5f_Header93.A" style:display-name="Group_Header93.A" style:family="table-column">
      <style:table-column-properties style:column-width="3.4625in" style:rel-column-width="32767*"/>
    </style:style>
    <style:style style:name="Group_5f_Header93.B" style:display-name="Group_Header93.B" style:family="table-column">
      <style:table-column-properties style:column-width="3.4625in" style:rel-column-width="32768*"/>
    </style:style>
    <style:style style:name="Group_5f_Header93.1" style:display-name="Group_Header93.1" style:family="table-row">
      <style:table-row-properties style:row-height="0.1965in"/>
    </style:style>
    <style:style style:name="Group_5f_Header93.A1" style:display-name="Group_Header93.A1" style:family="table-cell">
      <style:table-cell-properties style:vertical-align="top" fo:background-color="transparent">
        <style:background-image/>
      </style:table-cell-properties>
    </style:style>
    <style:style style:name="Detail93" style:family="table">
      <style:table-properties style:width="6.925in" table:align="margins" fo:background-color="transparent">
        <style:background-image/>
      </style:table-properties>
    </style:style>
    <style:style style:name="Detail93.A" style:family="table-column">
      <style:table-column-properties style:column-width="3.4625in" style:rel-column-width="32767*"/>
    </style:style>
    <style:style style:name="Detail93.B" style:family="table-column">
      <style:table-column-properties style:column-width="3.4625in" style:rel-column-width="32768*"/>
    </style:style>
    <style:style style:name="Detail93.1" style:family="table-row">
      <style:table-row-properties style:row-height="0.1965in"/>
    </style:style>
    <style:style style:name="Detail93.A1" style:family="table-cell">
      <style:table-cell-properties style:vertical-align="top" fo:background-color="transparent">
        <style:background-image/>
      </style:table-cell-properties>
    </style:style>
    <style:style style:name="Group_5f_Header94" style:display-name="Group_Header94" style:family="table">
      <style:table-properties style:width="6.925in" table:align="margins" fo:background-color="transparent">
        <style:background-image/>
      </style:table-properties>
    </style:style>
    <style:style style:name="Group_5f_Header94.A" style:display-name="Group_Header94.A" style:family="table-column">
      <style:table-column-properties style:column-width="3.4625in" style:rel-column-width="32767*"/>
    </style:style>
    <style:style style:name="Group_5f_Header94.B" style:display-name="Group_Header94.B" style:family="table-column">
      <style:table-column-properties style:column-width="3.4625in" style:rel-column-width="32768*"/>
    </style:style>
    <style:style style:name="Group_5f_Header94.1" style:display-name="Group_Header94.1" style:family="table-row">
      <style:table-row-properties style:row-height="0.1965in"/>
    </style:style>
    <style:style style:name="Group_5f_Header94.A1" style:display-name="Group_Header94.A1" style:family="table-cell">
      <style:table-cell-properties style:vertical-align="top" fo:background-color="transparent">
        <style:background-image/>
      </style:table-cell-properties>
    </style:style>
    <style:style style:name="Detail94" style:family="table">
      <style:table-properties style:width="6.925in" table:align="margins" fo:background-color="transparent">
        <style:background-image/>
      </style:table-properties>
    </style:style>
    <style:style style:name="Detail94.A" style:family="table-column">
      <style:table-column-properties style:column-width="3.4625in" style:rel-column-width="32767*"/>
    </style:style>
    <style:style style:name="Detail94.B" style:family="table-column">
      <style:table-column-properties style:column-width="3.4625in" style:rel-column-width="32768*"/>
    </style:style>
    <style:style style:name="Detail94.1" style:family="table-row">
      <style:table-row-properties style:row-height="0.1965in"/>
    </style:style>
    <style:style style:name="Detail94.A1" style:family="table-cell">
      <style:table-cell-properties style:vertical-align="top" fo:background-color="transparent">
        <style:background-image/>
      </style:table-cell-properties>
    </style:style>
    <style:style style:name="Group_5f_Header95" style:display-name="Group_Header95" style:family="table">
      <style:table-properties style:width="6.925in" table:align="margins" fo:background-color="transparent">
        <style:background-image/>
      </style:table-properties>
    </style:style>
    <style:style style:name="Group_5f_Header95.A" style:display-name="Group_Header95.A" style:family="table-column">
      <style:table-column-properties style:column-width="3.4625in" style:rel-column-width="32767*"/>
    </style:style>
    <style:style style:name="Group_5f_Header95.B" style:display-name="Group_Header95.B" style:family="table-column">
      <style:table-column-properties style:column-width="3.4625in" style:rel-column-width="32768*"/>
    </style:style>
    <style:style style:name="Group_5f_Header95.1" style:display-name="Group_Header95.1" style:family="table-row">
      <style:table-row-properties style:row-height="0.1965in"/>
    </style:style>
    <style:style style:name="Group_5f_Header95.A1" style:display-name="Group_Header95.A1" style:family="table-cell">
      <style:table-cell-properties style:vertical-align="top" fo:background-color="transparent">
        <style:background-image/>
      </style:table-cell-properties>
    </style:style>
    <style:style style:name="Detail95" style:family="table">
      <style:table-properties style:width="6.925in" table:align="margins" fo:background-color="transparent">
        <style:background-image/>
      </style:table-properties>
    </style:style>
    <style:style style:name="Detail95.A" style:family="table-column">
      <style:table-column-properties style:column-width="3.4625in" style:rel-column-width="32767*"/>
    </style:style>
    <style:style style:name="Detail95.B" style:family="table-column">
      <style:table-column-properties style:column-width="3.4625in" style:rel-column-width="32768*"/>
    </style:style>
    <style:style style:name="Detail95.1" style:family="table-row">
      <style:table-row-properties style:row-height="0.1965in"/>
    </style:style>
    <style:style style:name="Detail95.A1" style:family="table-cell">
      <style:table-cell-properties style:vertical-align="top" fo:background-color="transparent">
        <style:background-image/>
      </style:table-cell-properties>
    </style:style>
    <style:style style:name="Group_5f_Header96" style:display-name="Group_Header96" style:family="table">
      <style:table-properties style:width="6.925in" table:align="margins" fo:background-color="transparent">
        <style:background-image/>
      </style:table-properties>
    </style:style>
    <style:style style:name="Group_5f_Header96.A" style:display-name="Group_Header96.A" style:family="table-column">
      <style:table-column-properties style:column-width="3.4625in" style:rel-column-width="32767*"/>
    </style:style>
    <style:style style:name="Group_5f_Header96.B" style:display-name="Group_Header96.B" style:family="table-column">
      <style:table-column-properties style:column-width="3.4625in" style:rel-column-width="32768*"/>
    </style:style>
    <style:style style:name="Group_5f_Header96.1" style:display-name="Group_Header96.1" style:family="table-row">
      <style:table-row-properties style:row-height="0.1965in"/>
    </style:style>
    <style:style style:name="Group_5f_Header96.A1" style:display-name="Group_Header96.A1" style:family="table-cell">
      <style:table-cell-properties style:vertical-align="top" fo:background-color="transparent">
        <style:background-image/>
      </style:table-cell-properties>
    </style:style>
    <style:style style:name="Detail96" style:family="table">
      <style:table-properties style:width="6.925in" table:align="margins" fo:background-color="transparent">
        <style:background-image/>
      </style:table-properties>
    </style:style>
    <style:style style:name="Detail96.A" style:family="table-column">
      <style:table-column-properties style:column-width="3.4625in" style:rel-column-width="32767*"/>
    </style:style>
    <style:style style:name="Detail96.B" style:family="table-column">
      <style:table-column-properties style:column-width="3.4625in" style:rel-column-width="32768*"/>
    </style:style>
    <style:style style:name="Detail96.1" style:family="table-row">
      <style:table-row-properties style:row-height="0.1965in"/>
    </style:style>
    <style:style style:name="Detail96.A1" style:family="table-cell">
      <style:table-cell-properties style:vertical-align="top" fo:background-color="transparent">
        <style:background-image/>
      </style:table-cell-properties>
    </style:style>
    <style:style style:name="Group_5f_Header97" style:display-name="Group_Header97" style:family="table">
      <style:table-properties style:width="6.925in" table:align="margins" fo:background-color="transparent">
        <style:background-image/>
      </style:table-properties>
    </style:style>
    <style:style style:name="Group_5f_Header97.A" style:display-name="Group_Header97.A" style:family="table-column">
      <style:table-column-properties style:column-width="3.4625in" style:rel-column-width="32767*"/>
    </style:style>
    <style:style style:name="Group_5f_Header97.B" style:display-name="Group_Header97.B" style:family="table-column">
      <style:table-column-properties style:column-width="3.4625in" style:rel-column-width="32768*"/>
    </style:style>
    <style:style style:name="Group_5f_Header97.1" style:display-name="Group_Header97.1" style:family="table-row">
      <style:table-row-properties style:row-height="0.1965in"/>
    </style:style>
    <style:style style:name="Group_5f_Header97.A1" style:display-name="Group_Header97.A1" style:family="table-cell">
      <style:table-cell-properties style:vertical-align="top" fo:background-color="transparent">
        <style:background-image/>
      </style:table-cell-properties>
    </style:style>
    <style:style style:name="Detail97" style:family="table">
      <style:table-properties style:width="6.925in" table:align="margins" fo:background-color="transparent">
        <style:background-image/>
      </style:table-properties>
    </style:style>
    <style:style style:name="Detail97.A" style:family="table-column">
      <style:table-column-properties style:column-width="3.4625in" style:rel-column-width="32767*"/>
    </style:style>
    <style:style style:name="Detail97.B" style:family="table-column">
      <style:table-column-properties style:column-width="3.4625in" style:rel-column-width="32768*"/>
    </style:style>
    <style:style style:name="Detail97.1" style:family="table-row">
      <style:table-row-properties style:row-height="0.1965in"/>
    </style:style>
    <style:style style:name="Detail97.A1" style:family="table-cell">
      <style:table-cell-properties style:vertical-align="top" fo:background-color="transparent">
        <style:background-image/>
      </style:table-cell-properties>
    </style:style>
    <style:style style:name="Group_5f_Header98" style:display-name="Group_Header98" style:family="table">
      <style:table-properties style:width="6.925in" table:align="margins" fo:background-color="transparent">
        <style:background-image/>
      </style:table-properties>
    </style:style>
    <style:style style:name="Group_5f_Header98.A" style:display-name="Group_Header98.A" style:family="table-column">
      <style:table-column-properties style:column-width="3.4625in" style:rel-column-width="32767*"/>
    </style:style>
    <style:style style:name="Group_5f_Header98.B" style:display-name="Group_Header98.B" style:family="table-column">
      <style:table-column-properties style:column-width="3.4625in" style:rel-column-width="32768*"/>
    </style:style>
    <style:style style:name="Group_5f_Header98.1" style:display-name="Group_Header98.1" style:family="table-row">
      <style:table-row-properties style:row-height="0.1965in"/>
    </style:style>
    <style:style style:name="Group_5f_Header98.A1" style:display-name="Group_Header98.A1" style:family="table-cell">
      <style:table-cell-properties style:vertical-align="top" fo:background-color="transparent">
        <style:background-image/>
      </style:table-cell-properties>
    </style:style>
    <style:style style:name="Detail98" style:family="table">
      <style:table-properties style:width="6.925in" table:align="margins" fo:background-color="transparent">
        <style:background-image/>
      </style:table-properties>
    </style:style>
    <style:style style:name="Detail98.A" style:family="table-column">
      <style:table-column-properties style:column-width="3.4625in" style:rel-column-width="32767*"/>
    </style:style>
    <style:style style:name="Detail98.B" style:family="table-column">
      <style:table-column-properties style:column-width="3.4625in" style:rel-column-width="32768*"/>
    </style:style>
    <style:style style:name="Detail98.1" style:family="table-row">
      <style:table-row-properties style:row-height="0.1965in"/>
    </style:style>
    <style:style style:name="Detail98.A1" style:family="table-cell">
      <style:table-cell-properties style:vertical-align="top" fo:background-color="transparent">
        <style:background-image/>
      </style:table-cell-properties>
    </style:style>
    <style:style style:name="Group_5f_Header99" style:display-name="Group_Header99" style:family="table">
      <style:table-properties style:width="6.925in" table:align="margins" fo:background-color="transparent">
        <style:background-image/>
      </style:table-properties>
    </style:style>
    <style:style style:name="Group_5f_Header99.A" style:display-name="Group_Header99.A" style:family="table-column">
      <style:table-column-properties style:column-width="3.4625in" style:rel-column-width="32767*"/>
    </style:style>
    <style:style style:name="Group_5f_Header99.B" style:display-name="Group_Header99.B" style:family="table-column">
      <style:table-column-properties style:column-width="3.4625in" style:rel-column-width="32768*"/>
    </style:style>
    <style:style style:name="Group_5f_Header99.1" style:display-name="Group_Header99.1" style:family="table-row">
      <style:table-row-properties style:row-height="0.1965in"/>
    </style:style>
    <style:style style:name="Group_5f_Header99.A1" style:display-name="Group_Header99.A1" style:family="table-cell">
      <style:table-cell-properties style:vertical-align="top" fo:background-color="transparent">
        <style:background-image/>
      </style:table-cell-properties>
    </style:style>
    <style:style style:name="Detail99" style:family="table">
      <style:table-properties style:width="6.925in" table:align="margins" fo:background-color="transparent">
        <style:background-image/>
      </style:table-properties>
    </style:style>
    <style:style style:name="Detail99.A" style:family="table-column">
      <style:table-column-properties style:column-width="3.4625in" style:rel-column-width="32767*"/>
    </style:style>
    <style:style style:name="Detail99.B" style:family="table-column">
      <style:table-column-properties style:column-width="3.4625in" style:rel-column-width="32768*"/>
    </style:style>
    <style:style style:name="Detail99.1" style:family="table-row">
      <style:table-row-properties style:row-height="0.1965in"/>
    </style:style>
    <style:style style:name="Detail99.A1" style:family="table-cell">
      <style:table-cell-properties style:vertical-align="top" fo:background-color="transparent">
        <style:background-image/>
      </style:table-cell-properties>
    </style:style>
    <style:style style:name="Group_5f_Header100" style:display-name="Group_Header100" style:family="table">
      <style:table-properties style:width="6.925in" table:align="margins" fo:background-color="transparent">
        <style:background-image/>
      </style:table-properties>
    </style:style>
    <style:style style:name="Group_5f_Header100.A" style:display-name="Group_Header100.A" style:family="table-column">
      <style:table-column-properties style:column-width="3.4625in" style:rel-column-width="32767*"/>
    </style:style>
    <style:style style:name="Group_5f_Header100.B" style:display-name="Group_Header100.B" style:family="table-column">
      <style:table-column-properties style:column-width="3.4625in" style:rel-column-width="32768*"/>
    </style:style>
    <style:style style:name="Group_5f_Header100.1" style:display-name="Group_Header100.1" style:family="table-row">
      <style:table-row-properties style:row-height="0.1965in"/>
    </style:style>
    <style:style style:name="Group_5f_Header100.A1" style:display-name="Group_Header100.A1" style:family="table-cell">
      <style:table-cell-properties style:vertical-align="top" fo:background-color="transparent">
        <style:background-image/>
      </style:table-cell-properties>
    </style:style>
    <style:style style:name="Detail100" style:family="table">
      <style:table-properties style:width="6.925in" table:align="margins" fo:background-color="transparent">
        <style:background-image/>
      </style:table-properties>
    </style:style>
    <style:style style:name="Detail100.A" style:family="table-column">
      <style:table-column-properties style:column-width="3.4625in" style:rel-column-width="32767*"/>
    </style:style>
    <style:style style:name="Detail100.B" style:family="table-column">
      <style:table-column-properties style:column-width="3.4625in" style:rel-column-width="32768*"/>
    </style:style>
    <style:style style:name="Detail100.1" style:family="table-row">
      <style:table-row-properties style:row-height="0.1965in"/>
    </style:style>
    <style:style style:name="Detail100.A1" style:family="table-cell">
      <style:table-cell-properties style:vertical-align="top" fo:background-color="transparent">
        <style:background-image/>
      </style:table-cell-properties>
    </style:style>
    <style:style style:name="Group_5f_Header101" style:display-name="Group_Header101" style:family="table">
      <style:table-properties style:width="6.925in" table:align="margins" fo:background-color="transparent">
        <style:background-image/>
      </style:table-properties>
    </style:style>
    <style:style style:name="Group_5f_Header101.A" style:display-name="Group_Header101.A" style:family="table-column">
      <style:table-column-properties style:column-width="3.4625in" style:rel-column-width="32767*"/>
    </style:style>
    <style:style style:name="Group_5f_Header101.B" style:display-name="Group_Header101.B" style:family="table-column">
      <style:table-column-properties style:column-width="3.4625in" style:rel-column-width="32768*"/>
    </style:style>
    <style:style style:name="Group_5f_Header101.1" style:display-name="Group_Header101.1" style:family="table-row">
      <style:table-row-properties style:row-height="0.1965in"/>
    </style:style>
    <style:style style:name="Group_5f_Header101.A1" style:display-name="Group_Header101.A1" style:family="table-cell">
      <style:table-cell-properties style:vertical-align="top" fo:background-color="transparent">
        <style:background-image/>
      </style:table-cell-properties>
    </style:style>
    <style:style style:name="Detail101" style:family="table">
      <style:table-properties style:width="6.925in" table:align="margins" fo:background-color="transparent">
        <style:background-image/>
      </style:table-properties>
    </style:style>
    <style:style style:name="Detail101.A" style:family="table-column">
      <style:table-column-properties style:column-width="3.4625in" style:rel-column-width="32767*"/>
    </style:style>
    <style:style style:name="Detail101.B" style:family="table-column">
      <style:table-column-properties style:column-width="3.4625in" style:rel-column-width="32768*"/>
    </style:style>
    <style:style style:name="Detail101.1" style:family="table-row">
      <style:table-row-properties style:row-height="0.1965in"/>
    </style:style>
    <style:style style:name="Detail101.A1" style:family="table-cell">
      <style:table-cell-properties style:vertical-align="top" fo:background-color="transparent">
        <style:background-image/>
      </style:table-cell-properties>
    </style:style>
    <style:style style:name="Group_5f_Header102" style:display-name="Group_Header102" style:family="table">
      <style:table-properties style:width="6.925in" table:align="margins" fo:background-color="transparent">
        <style:background-image/>
      </style:table-properties>
    </style:style>
    <style:style style:name="Group_5f_Header102.A" style:display-name="Group_Header102.A" style:family="table-column">
      <style:table-column-properties style:column-width="3.4625in" style:rel-column-width="32767*"/>
    </style:style>
    <style:style style:name="Group_5f_Header102.B" style:display-name="Group_Header102.B" style:family="table-column">
      <style:table-column-properties style:column-width="3.4625in" style:rel-column-width="32768*"/>
    </style:style>
    <style:style style:name="Group_5f_Header102.1" style:display-name="Group_Header102.1" style:family="table-row">
      <style:table-row-properties style:row-height="0.1965in"/>
    </style:style>
    <style:style style:name="Group_5f_Header102.A1" style:display-name="Group_Header102.A1" style:family="table-cell">
      <style:table-cell-properties style:vertical-align="top" fo:background-color="transparent">
        <style:background-image/>
      </style:table-cell-properties>
    </style:style>
    <style:style style:name="Detail102" style:family="table">
      <style:table-properties style:width="6.925in" table:align="margins" fo:background-color="transparent">
        <style:background-image/>
      </style:table-properties>
    </style:style>
    <style:style style:name="Detail102.A" style:family="table-column">
      <style:table-column-properties style:column-width="3.4625in" style:rel-column-width="32767*"/>
    </style:style>
    <style:style style:name="Detail102.B" style:family="table-column">
      <style:table-column-properties style:column-width="3.4625in" style:rel-column-width="32768*"/>
    </style:style>
    <style:style style:name="Detail102.1" style:family="table-row">
      <style:table-row-properties style:row-height="0.1965in"/>
    </style:style>
    <style:style style:name="Detail102.A1" style:family="table-cell">
      <style:table-cell-properties style:vertical-align="top" fo:background-color="transparent">
        <style:background-image/>
      </style:table-cell-properties>
    </style:style>
    <style:style style:name="Group_5f_Header103" style:display-name="Group_Header103" style:family="table">
      <style:table-properties style:width="6.925in" table:align="margins" fo:background-color="transparent">
        <style:background-image/>
      </style:table-properties>
    </style:style>
    <style:style style:name="Group_5f_Header103.A" style:display-name="Group_Header103.A" style:family="table-column">
      <style:table-column-properties style:column-width="3.4625in" style:rel-column-width="32767*"/>
    </style:style>
    <style:style style:name="Group_5f_Header103.B" style:display-name="Group_Header103.B" style:family="table-column">
      <style:table-column-properties style:column-width="3.4625in" style:rel-column-width="32768*"/>
    </style:style>
    <style:style style:name="Group_5f_Header103.1" style:display-name="Group_Header103.1" style:family="table-row">
      <style:table-row-properties style:row-height="0.1965in"/>
    </style:style>
    <style:style style:name="Group_5f_Header103.A1" style:display-name="Group_Header103.A1" style:family="table-cell">
      <style:table-cell-properties style:vertical-align="top" fo:background-color="transparent">
        <style:background-image/>
      </style:table-cell-properties>
    </style:style>
    <style:style style:name="Detail103" style:family="table">
      <style:table-properties style:width="6.925in" table:align="margins" fo:background-color="transparent">
        <style:background-image/>
      </style:table-properties>
    </style:style>
    <style:style style:name="Detail103.A" style:family="table-column">
      <style:table-column-properties style:column-width="3.4625in" style:rel-column-width="32767*"/>
    </style:style>
    <style:style style:name="Detail103.B" style:family="table-column">
      <style:table-column-properties style:column-width="3.4625in" style:rel-column-width="32768*"/>
    </style:style>
    <style:style style:name="Detail103.1" style:family="table-row">
      <style:table-row-properties style:row-height="0.1965in"/>
    </style:style>
    <style:style style:name="Detail103.A1" style:family="table-cell">
      <style:table-cell-properties style:vertical-align="top" fo:background-color="transparent">
        <style:background-image/>
      </style:table-cell-properties>
    </style:style>
    <style:style style:name="Group_5f_Header104" style:display-name="Group_Header104" style:family="table">
      <style:table-properties style:width="6.925in" table:align="margins" fo:background-color="transparent">
        <style:background-image/>
      </style:table-properties>
    </style:style>
    <style:style style:name="Group_5f_Header104.A" style:display-name="Group_Header104.A" style:family="table-column">
      <style:table-column-properties style:column-width="3.4625in" style:rel-column-width="32767*"/>
    </style:style>
    <style:style style:name="Group_5f_Header104.B" style:display-name="Group_Header104.B" style:family="table-column">
      <style:table-column-properties style:column-width="3.4625in" style:rel-column-width="32768*"/>
    </style:style>
    <style:style style:name="Group_5f_Header104.1" style:display-name="Group_Header104.1" style:family="table-row">
      <style:table-row-properties style:row-height="0.1965in"/>
    </style:style>
    <style:style style:name="Group_5f_Header104.A1" style:display-name="Group_Header104.A1" style:family="table-cell">
      <style:table-cell-properties style:vertical-align="top" fo:background-color="transparent">
        <style:background-image/>
      </style:table-cell-properties>
    </style:style>
    <style:style style:name="Detail104" style:family="table">
      <style:table-properties style:width="6.925in" table:align="margins" fo:background-color="transparent">
        <style:background-image/>
      </style:table-properties>
    </style:style>
    <style:style style:name="Detail104.A" style:family="table-column">
      <style:table-column-properties style:column-width="3.4625in" style:rel-column-width="32767*"/>
    </style:style>
    <style:style style:name="Detail104.B" style:family="table-column">
      <style:table-column-properties style:column-width="3.4625in" style:rel-column-width="32768*"/>
    </style:style>
    <style:style style:name="Detail104.1" style:family="table-row">
      <style:table-row-properties style:row-height="0.1965in"/>
    </style:style>
    <style:style style:name="Detail104.A1" style:family="table-cell">
      <style:table-cell-properties style:vertical-align="top" fo:background-color="transparent">
        <style:background-image/>
      </style:table-cell-properties>
    </style:style>
    <style:style style:name="Group_5f_Header105" style:display-name="Group_Header105" style:family="table">
      <style:table-properties style:width="6.925in" table:align="margins" fo:background-color="transparent">
        <style:background-image/>
      </style:table-properties>
    </style:style>
    <style:style style:name="Group_5f_Header105.A" style:display-name="Group_Header105.A" style:family="table-column">
      <style:table-column-properties style:column-width="3.4625in" style:rel-column-width="32767*"/>
    </style:style>
    <style:style style:name="Group_5f_Header105.B" style:display-name="Group_Header105.B" style:family="table-column">
      <style:table-column-properties style:column-width="3.4625in" style:rel-column-width="32768*"/>
    </style:style>
    <style:style style:name="Group_5f_Header105.1" style:display-name="Group_Header105.1" style:family="table-row">
      <style:table-row-properties style:row-height="0.1965in"/>
    </style:style>
    <style:style style:name="Group_5f_Header105.A1" style:display-name="Group_Header105.A1" style:family="table-cell">
      <style:table-cell-properties style:vertical-align="top" fo:background-color="transparent">
        <style:background-image/>
      </style:table-cell-properties>
    </style:style>
    <style:style style:name="Detail105" style:family="table">
      <style:table-properties style:width="6.925in" table:align="margins" fo:background-color="transparent">
        <style:background-image/>
      </style:table-properties>
    </style:style>
    <style:style style:name="Detail105.A" style:family="table-column">
      <style:table-column-properties style:column-width="3.4625in" style:rel-column-width="32767*"/>
    </style:style>
    <style:style style:name="Detail105.B" style:family="table-column">
      <style:table-column-properties style:column-width="3.4625in" style:rel-column-width="32768*"/>
    </style:style>
    <style:style style:name="Detail105.1" style:family="table-row">
      <style:table-row-properties style:row-height="0.1965in"/>
    </style:style>
    <style:style style:name="Detail105.A1" style:family="table-cell">
      <style:table-cell-properties style:vertical-align="top" fo:background-color="transparent">
        <style:background-image/>
      </style:table-cell-properties>
    </style:style>
    <style:style style:name="Group_5f_Header106" style:display-name="Group_Header106" style:family="table">
      <style:table-properties style:width="6.925in" table:align="margins" fo:background-color="transparent">
        <style:background-image/>
      </style:table-properties>
    </style:style>
    <style:style style:name="Group_5f_Header106.A" style:display-name="Group_Header106.A" style:family="table-column">
      <style:table-column-properties style:column-width="3.4625in" style:rel-column-width="32767*"/>
    </style:style>
    <style:style style:name="Group_5f_Header106.B" style:display-name="Group_Header106.B" style:family="table-column">
      <style:table-column-properties style:column-width="3.4625in" style:rel-column-width="32768*"/>
    </style:style>
    <style:style style:name="Group_5f_Header106.1" style:display-name="Group_Header106.1" style:family="table-row">
      <style:table-row-properties style:row-height="0.1965in"/>
    </style:style>
    <style:style style:name="Group_5f_Header106.A1" style:display-name="Group_Header106.A1" style:family="table-cell">
      <style:table-cell-properties style:vertical-align="top" fo:background-color="transparent">
        <style:background-image/>
      </style:table-cell-properties>
    </style:style>
    <style:style style:name="Detail106" style:family="table">
      <style:table-properties style:width="6.925in" table:align="margins" fo:background-color="transparent">
        <style:background-image/>
      </style:table-properties>
    </style:style>
    <style:style style:name="Detail106.A" style:family="table-column">
      <style:table-column-properties style:column-width="3.4625in" style:rel-column-width="32767*"/>
    </style:style>
    <style:style style:name="Detail106.B" style:family="table-column">
      <style:table-column-properties style:column-width="3.4625in" style:rel-column-width="32768*"/>
    </style:style>
    <style:style style:name="Detail106.1" style:family="table-row">
      <style:table-row-properties style:row-height="0.1965in"/>
    </style:style>
    <style:style style:name="Detail106.A1" style:family="table-cell">
      <style:table-cell-properties style:vertical-align="top" fo:background-color="transparent">
        <style:background-image/>
      </style:table-cell-properties>
    </style:style>
    <style:style style:name="Group_5f_Header107" style:display-name="Group_Header107" style:family="table">
      <style:table-properties style:width="6.925in" table:align="margins" fo:background-color="transparent">
        <style:background-image/>
      </style:table-properties>
    </style:style>
    <style:style style:name="Group_5f_Header107.A" style:display-name="Group_Header107.A" style:family="table-column">
      <style:table-column-properties style:column-width="3.4625in" style:rel-column-width="32767*"/>
    </style:style>
    <style:style style:name="Group_5f_Header107.B" style:display-name="Group_Header107.B" style:family="table-column">
      <style:table-column-properties style:column-width="3.4625in" style:rel-column-width="32768*"/>
    </style:style>
    <style:style style:name="Group_5f_Header107.1" style:display-name="Group_Header107.1" style:family="table-row">
      <style:table-row-properties style:row-height="0.1965in"/>
    </style:style>
    <style:style style:name="Group_5f_Header107.A1" style:display-name="Group_Header107.A1" style:family="table-cell">
      <style:table-cell-properties style:vertical-align="top" fo:background-color="transparent">
        <style:background-image/>
      </style:table-cell-properties>
    </style:style>
    <style:style style:name="Detail107" style:family="table">
      <style:table-properties style:width="6.925in" table:align="margins" fo:background-color="transparent">
        <style:background-image/>
      </style:table-properties>
    </style:style>
    <style:style style:name="Detail107.A" style:family="table-column">
      <style:table-column-properties style:column-width="3.4625in" style:rel-column-width="32767*"/>
    </style:style>
    <style:style style:name="Detail107.B" style:family="table-column">
      <style:table-column-properties style:column-width="3.4625in" style:rel-column-width="32768*"/>
    </style:style>
    <style:style style:name="Detail107.1" style:family="table-row">
      <style:table-row-properties style:row-height="0.1965in"/>
    </style:style>
    <style:style style:name="Detail107.A1" style:family="table-cell">
      <style:table-cell-properties style:vertical-align="top" fo:background-color="transparent">
        <style:background-image/>
      </style:table-cell-properties>
    </style:style>
    <style:style style:name="Group_5f_Header108" style:display-name="Group_Header108" style:family="table">
      <style:table-properties style:width="6.925in" table:align="margins" fo:background-color="transparent">
        <style:background-image/>
      </style:table-properties>
    </style:style>
    <style:style style:name="Group_5f_Header108.A" style:display-name="Group_Header108.A" style:family="table-column">
      <style:table-column-properties style:column-width="3.4625in" style:rel-column-width="32767*"/>
    </style:style>
    <style:style style:name="Group_5f_Header108.B" style:display-name="Group_Header108.B" style:family="table-column">
      <style:table-column-properties style:column-width="3.4625in" style:rel-column-width="32768*"/>
    </style:style>
    <style:style style:name="Group_5f_Header108.1" style:display-name="Group_Header108.1" style:family="table-row">
      <style:table-row-properties style:row-height="0.1965in"/>
    </style:style>
    <style:style style:name="Group_5f_Header108.A1" style:display-name="Group_Header108.A1" style:family="table-cell">
      <style:table-cell-properties style:vertical-align="top" fo:background-color="transparent">
        <style:background-image/>
      </style:table-cell-properties>
    </style:style>
    <style:style style:name="Detail108" style:family="table">
      <style:table-properties style:width="6.925in" table:align="margins" fo:background-color="transparent">
        <style:background-image/>
      </style:table-properties>
    </style:style>
    <style:style style:name="Detail108.A" style:family="table-column">
      <style:table-column-properties style:column-width="3.4625in" style:rel-column-width="32767*"/>
    </style:style>
    <style:style style:name="Detail108.B" style:family="table-column">
      <style:table-column-properties style:column-width="3.4625in" style:rel-column-width="32768*"/>
    </style:style>
    <style:style style:name="Detail108.1" style:family="table-row">
      <style:table-row-properties style:row-height="0.1965in"/>
    </style:style>
    <style:style style:name="Detail108.A1" style:family="table-cell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3" style:family="paragraph" style:parent-style-name="Header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officeooo:rsid="0003b560" officeooo:paragraph-rsid="0003b560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T1" style:family="text">
      <style:text-properties officeooo:rsid="0003b5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Group_Header" table:style-name="Group_5f_Header">
        <table:table-column table:style-name="Group_5f_Header.A"/>
        <table:table-column table:style-name="Group_5f_Header.B"/>
        <table:table-row table:style-name="Group_5f_Header.1">
          <table:table-cell table:style-name="Group_5f_Header.A1" office:value-type="string">
            <text:p text:style-name="P4">Users</text:p>
          </table:table-cell>
          <table:table-cell table:style-name="Group_5f_Header.A1" office:value-type="string">
            <text:p text:style-name="P4">Game</text:p>
          </table:table-cell>
        </table:table-row>
      </table:table>
      <table:table table:name="Detail" table:style-name="Detail">
        <table:table-column table:style-name="Detail.A"/>
        <table:table-column table:style-name="Detail.B"/>
        <table:table-row table:style-name="Detail.1">
          <table:table-cell table:style-name="Detail.A1" office:value-type="string">
            <text:p text:style-name="P1">Chase, <text:span text:style-name="T1">Parker, Tyler</text:span></text:p>
          </table:table-cell>
          <table:table-cell table:style-name="Detail.A1" office:value-type="string">
            <text:p text:style-name="P1">Absolver</text:p>
          </table:table-cell>
        </table:table-row>
      </table:table>
      <table:table table:name="Group_Header0" table:style-name="Group_5f_Header0">
        <table:table-column table:style-name="Group_5f_Header0.A"/>
        <table:table-column table:style-name="Group_5f_Header0.B"/>
        <table:table-row table:style-name="Group_5f_Header0.1">
          <table:table-cell table:style-name="Group_5f_Header0.A1" office:value-type="string">
            <text:p text:style-name="P2"/>
          </table:table-cell>
          <table:table-cell table:style-name="Group_5f_Header0.A1" office:value-type="string">
            <text:p text:style-name="P2"/>
          </table:table-cell>
        </table:table-row>
      </table:table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1">Parker, <text:span text:style-name="T1">Tyler</text:span></text:p>
          </table:table-cell>
          <table:table-cell table:style-name="Detail0.A1" office:value-type="string">
            <text:p text:style-name="P1">Amazing Cultivation Simulator</text:p>
          </table:table-cell>
        </table:table-row>
      </table:table>
      <table:table table:name="Group_Header1" table:style-name="Group_5f_Header1">
        <table:table-column table:style-name="Group_5f_Header1.A"/>
        <table:table-column table:style-name="Group_5f_Header1.B"/>
        <table:table-row table:style-name="Group_5f_Header1.1">
          <table:table-cell table:style-name="Group_5f_Header1.A1" office:value-type="string">
            <text:p text:style-name="P2"/>
          </table:table-cell>
          <table:table-cell table:style-name="Group_5f_Header1.A1" office:value-type="string">
            <text:p text:style-name="P2"/>
          </table:table-cell>
        </table:table-row>
      </table:table>
      <table:table table:name="Detail1" table:style-name="Detail1">
        <table:table-column table:style-name="Detail1.A"/>
        <table:table-column table:style-name="Detail1.B"/>
        <table:table-row table:style-name="Detail1.1">
          <table:table-cell table:style-name="Detail1.A1" office:value-type="string">
            <text:p text:style-name="P1">Chase, <text:span text:style-name="T1">Parker, Tyler</text:span></text:p>
          </table:table-cell>
          <table:table-cell table:style-name="Detail1.A1" office:value-type="string">
            <text:p text:style-name="P1">ARK: Survival Evolved</text:p>
          </table:table-cell>
        </table:table-row>
      </table:table>
      <table:table table:name="Group_Header2" table:style-name="Group_5f_Header2">
        <table:table-column table:style-name="Group_5f_Header2.A"/>
        <table:table-column table:style-name="Group_5f_Header2.B"/>
        <table:table-row table:style-name="Group_5f_Header2.1">
          <table:table-cell table:style-name="Group_5f_Header2.A1" office:value-type="string">
            <text:p text:style-name="P2"/>
          </table:table-cell>
          <table:table-cell table:style-name="Group_5f_Header2.A1" office:value-type="string">
            <text:p text:style-name="P2"/>
          </table:table-cell>
        </table:table-row>
      </table:table>
      <table:table table:name="Detail2" table:style-name="Detail2">
        <table:table-column table:style-name="Detail2.A"/>
        <table:table-column table:style-name="Detail2.B"/>
        <table:table-row table:style-name="Detail2.1">
          <table:table-cell table:style-name="Detail2.A1" office:value-type="string">
            <text:p text:style-name="P1">Chase, <text:span text:style-name="T1">Parker, Tyler</text:span></text:p>
          </table:table-cell>
          <table:table-cell table:style-name="Detail2.A1" office:value-type="string">
            <text:p text:style-name="P1">ARK: The Survival Of The Fittest</text:p>
          </table:table-cell>
        </table:table-row>
      </table:table>
      <table:table table:name="Group_Header3" table:style-name="Group_5f_Header3">
        <table:table-column table:style-name="Group_5f_Header3.A"/>
        <table:table-column table:style-name="Group_5f_Header3.B"/>
        <table:table-row table:style-name="Group_5f_Header3.1">
          <table:table-cell table:style-name="Group_5f_Header3.A1" office:value-type="string">
            <text:p text:style-name="P2"/>
          </table:table-cell>
          <table:table-cell table:style-name="Group_5f_Header3.A1" office:value-type="string">
            <text:p text:style-name="P2"/>
          </table:table-cell>
        </table:table-row>
      </table:table>
      <table:table table:name="Detail3" table:style-name="Detail3">
        <table:table-column table:style-name="Detail3.A"/>
        <table:table-column table:style-name="Detail3.B"/>
        <table:table-row table:style-name="Detail3.1">
          <table:table-cell table:style-name="Detail3.A1" office:value-type="string">
            <text:p text:style-name="P1">Parker, <text:span text:style-name="T1">Tyler</text:span></text:p>
          </table:table-cell>
          <table:table-cell table:style-name="Detail3.A1" office:value-type="string">
            <text:p text:style-name="P1">Arma 3</text:p>
          </table:table-cell>
        </table:table-row>
      </table:table>
      <table:table table:name="Group_Header4" table:style-name="Group_5f_Header4">
        <table:table-column table:style-name="Group_5f_Header4.A"/>
        <table:table-column table:style-name="Group_5f_Header4.B"/>
        <table:table-row table:style-name="Group_5f_Header4.1">
          <table:table-cell table:style-name="Group_5f_Header4.A1" office:value-type="string">
            <text:p text:style-name="P2"/>
          </table:table-cell>
          <table:table-cell table:style-name="Group_5f_Header4.A1" office:value-type="string">
            <text:p text:style-name="P2"/>
          </table:table-cell>
        </table:table-row>
      </table:table>
      <table:table table:name="Detail4" table:style-name="Detail4">
        <table:table-column table:style-name="Detail4.A"/>
        <table:table-column table:style-name="Detail4.B"/>
        <table:table-row table:style-name="Detail4.1">
          <table:table-cell table:style-name="Detail4.A1" office:value-type="string">
            <text:p text:style-name="P1">Chase, <text:span text:style-name="T1">Parker</text:span></text:p>
          </table:table-cell>
          <table:table-cell table:style-name="Detail4.A1" office:value-type="string">
            <text:p text:style-name="P1">Assetto Corsa</text:p>
          </table:table-cell>
        </table:table-row>
      </table:table>
      <table:table table:name="Group_Header5" table:style-name="Group_5f_Header5">
        <table:table-column table:style-name="Group_5f_Header5.A"/>
        <table:table-column table:style-name="Group_5f_Header5.B"/>
        <table:table-row table:style-name="Group_5f_Header5.1">
          <table:table-cell table:style-name="Group_5f_Header5.A1" office:value-type="string">
            <text:p text:style-name="P2"/>
          </table:table-cell>
          <table:table-cell table:style-name="Group_5f_Header5.A1" office:value-type="string">
            <text:p text:style-name="P2"/>
          </table:table-cell>
        </table:table-row>
      </table:table>
      <table:table table:name="Detail5" table:style-name="Detail5">
        <table:table-column table:style-name="Detail5.A"/>
        <table:table-column table:style-name="Detail5.B"/>
        <table:table-row table:style-name="Detail5.1">
          <table:table-cell table:style-name="Detail5.A1" office:value-type="string">
            <text:p text:style-name="P1">Parker, <text:span text:style-name="T1">Spencer, Tyler</text:span></text:p>
          </table:table-cell>
          <table:table-cell table:style-name="Detail5.A1" office:value-type="string">
            <text:p text:style-name="P1">Barotrauma</text:p>
          </table:table-cell>
        </table:table-row>
      </table:table>
      <table:table table:name="Group_Header6" table:style-name="Group_5f_Header6">
        <table:table-column table:style-name="Group_5f_Header6.A"/>
        <table:table-column table:style-name="Group_5f_Header6.B"/>
        <table:table-row table:style-name="Group_5f_Header6.1">
          <table:table-cell table:style-name="Group_5f_Header6.A1" office:value-type="string">
            <text:p text:style-name="P2"/>
          </table:table-cell>
          <table:table-cell table:style-name="Group_5f_Header6.A1" office:value-type="string">
            <text:p text:style-name="P2"/>
          </table:table-cell>
        </table:table-row>
      </table:table>
      <table:table table:name="Detail6" table:style-name="Detail6">
        <table:table-column table:style-name="Detail6.A"/>
        <table:table-column table:style-name="Detail6.B"/>
        <table:table-row table:style-name="Detail6.1">
          <table:table-cell table:style-name="Detail6.A1" office:value-type="string">
            <text:p text:style-name="P1">Chase, <text:span text:style-name="T1">Tyler</text:span></text:p>
          </table:table-cell>
          <table:table-cell table:style-name="Detail6.A1" office:value-type="string">
            <text:p text:style-name="P1">BIOMUTANT</text:p>
          </table:table-cell>
        </table:table-row>
      </table:table>
      <table:table table:name="Group_Header7" table:style-name="Group_5f_Header7">
        <table:table-column table:style-name="Group_5f_Header7.A"/>
        <table:table-column table:style-name="Group_5f_Header7.B"/>
        <table:table-row table:style-name="Group_5f_Header7.1">
          <table:table-cell table:style-name="Group_5f_Header7.A1" office:value-type="string">
            <text:p text:style-name="P2"/>
          </table:table-cell>
          <table:table-cell table:style-name="Group_5f_Header7.A1" office:value-type="string">
            <text:p text:style-name="P2"/>
          </table:table-cell>
        </table:table-row>
      </table:table>
      <table:table table:name="Detail7" table:style-name="Detail7">
        <table:table-column table:style-name="Detail7.A"/>
        <table:table-column table:style-name="Detail7.B"/>
        <table:table-row table:style-name="Detail7.1">
          <table:table-cell table:style-name="Detail7.A1" office:value-type="string">
            <text:p text:style-name="P1">Chase, <text:span text:style-name="T1">Parker, Tyler</text:span></text:p>
          </table:table-cell>
          <table:table-cell table:style-name="Detail7.A1" office:value-type="string">
            <text:p text:style-name="P1">Black Desert</text:p>
          </table:table-cell>
        </table:table-row>
      </table:table>
      <table:table table:name="Group_Header8" table:style-name="Group_5f_Header8">
        <table:table-column table:style-name="Group_5f_Header8.A"/>
        <table:table-column table:style-name="Group_5f_Header8.B"/>
        <table:table-row table:style-name="Group_5f_Header8.1">
          <table:table-cell table:style-name="Group_5f_Header8.A1" office:value-type="string">
            <text:p text:style-name="P2"/>
          </table:table-cell>
          <table:table-cell table:style-name="Group_5f_Header8.A1" office:value-type="string">
            <text:p text:style-name="P2"/>
          </table:table-cell>
        </table:table-row>
      </table:table>
      <table:table table:name="Detail8" table:style-name="Detail8">
        <table:table-column table:style-name="Detail8.A"/>
        <table:table-column table:style-name="Detail8.B"/>
        <table:table-row table:style-name="Detail8.1">
          <table:table-cell table:style-name="Detail8.A1" office:value-type="string">
            <text:p text:style-name="P1">Parker, <text:span text:style-name="T1">Tyler</text:span></text:p>
          </table:table-cell>
          <table:table-cell table:style-name="Detail8.A1" office:value-type="string">
            <text:p text:style-name="P1">Blackwake</text:p>
          </table:table-cell>
        </table:table-row>
      </table:table>
      <table:table table:name="Group_Header9" table:style-name="Group_5f_Header9">
        <table:table-column table:style-name="Group_5f_Header9.A"/>
        <table:table-column table:style-name="Group_5f_Header9.B"/>
        <table:table-row table:style-name="Group_5f_Header9.1">
          <table:table-cell table:style-name="Group_5f_Header9.A1" office:value-type="string">
            <text:p text:style-name="P2"/>
          </table:table-cell>
          <table:table-cell table:style-name="Group_5f_Header9.A1" office:value-type="string">
            <text:p text:style-name="P2"/>
          </table:table-cell>
        </table:table-row>
      </table:table>
      <table:table table:name="Detail9" table:style-name="Detail9">
        <table:table-column table:style-name="Detail9.A"/>
        <table:table-column table:style-name="Detail9.B"/>
        <table:table-row table:style-name="Detail9.1">
          <table:table-cell table:style-name="Detail9.A1" office:value-type="string">
            <text:p text:style-name="P1">Parker, <text:span text:style-name="T1">Tyler</text:span></text:p>
          </table:table-cell>
          <table:table-cell table:style-name="Detail9.A1" office:value-type="string">
            <text:p text:style-name="P1">Bloons TD 6</text:p>
          </table:table-cell>
        </table:table-row>
      </table:table>
      <table:table table:name="Group_Header10" table:style-name="Group_5f_Header10">
        <table:table-column table:style-name="Group_5f_Header10.A"/>
        <table:table-column table:style-name="Group_5f_Header10.B"/>
        <table:table-row table:style-name="Group_5f_Header10.1">
          <table:table-cell table:style-name="Group_5f_Header10.A1" office:value-type="string">
            <text:p text:style-name="P2"/>
          </table:table-cell>
          <table:table-cell table:style-name="Group_5f_Header10.A1" office:value-type="string">
            <text:p text:style-name="P2"/>
          </table:table-cell>
        </table:table-row>
      </table:table>
      <table:table table:name="Detail10" table:style-name="Detail10">
        <table:table-column table:style-name="Detail10.A"/>
        <table:table-column table:style-name="Detail10.B"/>
        <table:table-row table:style-name="Detail10.1">
          <table:table-cell table:style-name="Detail10.A1" office:value-type="string">
            <text:p text:style-name="P1">Spencer, <text:span text:style-name="T1">Tyler</text:span></text:p>
          </table:table-cell>
          <table:table-cell table:style-name="Detail10.A1" office:value-type="string">
            <text:p text:style-name="P1">Borderlands: The Pre-Sequel</text:p>
          </table:table-cell>
        </table:table-row>
      </table:table>
      <table:table table:name="Group_Header11" table:style-name="Group_5f_Header11">
        <table:table-column table:style-name="Group_5f_Header11.A"/>
        <table:table-column table:style-name="Group_5f_Header11.B"/>
        <table:table-row table:style-name="Group_5f_Header11.1">
          <table:table-cell table:style-name="Group_5f_Header11.A1" office:value-type="string">
            <text:p text:style-name="P2"/>
          </table:table-cell>
          <table:table-cell table:style-name="Group_5f_Header11.A1" office:value-type="string">
            <text:p text:style-name="P2"/>
          </table:table-cell>
        </table:table-row>
      </table:table>
      <table:table table:name="Detail11" table:style-name="Detail11">
        <table:table-column table:style-name="Detail11.A"/>
        <table:table-column table:style-name="Detail11.B"/>
        <table:table-row table:style-name="Detail11.1">
          <table:table-cell table:style-name="Detail11.A1" office:value-type="string">
            <text:p text:style-name="P1">Parker, <text:span text:style-name="T1">Spencer, Tyler</text:span></text:p>
          </table:table-cell>
          <table:table-cell table:style-name="Detail11.A1" office:value-type="string">
            <text:p text:style-name="P1">Borderlands 2</text:p>
          </table:table-cell>
        </table:table-row>
      </table:table>
      <table:table table:name="Group_Header12" table:style-name="Group_5f_Header12">
        <table:table-column table:style-name="Group_5f_Header12.A"/>
        <table:table-column table:style-name="Group_5f_Header12.B"/>
        <table:table-row table:style-name="Group_5f_Header12.1">
          <table:table-cell table:style-name="Group_5f_Header12.A1" office:value-type="string">
            <text:p text:style-name="P2"/>
          </table:table-cell>
          <table:table-cell table:style-name="Group_5f_Header12.A1" office:value-type="string">
            <text:p text:style-name="P2"/>
          </table:table-cell>
        </table:table-row>
      </table:table>
      <table:table table:name="Detail12" table:style-name="Detail12">
        <table:table-column table:style-name="Detail12.A"/>
        <table:table-column table:style-name="Detail12.B"/>
        <table:table-row table:style-name="Detail12.1">
          <table:table-cell table:style-name="Detail12.A1" office:value-type="string">
            <text:p text:style-name="P1">Chase, <text:span text:style-name="T1">Spencer</text:span></text:p>
          </table:table-cell>
          <table:table-cell table:style-name="Detail12.A1" office:value-type="string">
            <text:p text:style-name="P1">Call of Duty®</text:p>
          </table:table-cell>
        </table:table-row>
      </table:table>
      <table:table table:name="Group_Header13" table:style-name="Group_5f_Header13">
        <table:table-column table:style-name="Group_5f_Header13.A"/>
        <table:table-column table:style-name="Group_5f_Header13.B"/>
        <table:table-row table:style-name="Group_5f_Header13.1">
          <table:table-cell table:style-name="Group_5f_Header13.A1" office:value-type="string">
            <text:p text:style-name="P2"/>
          </table:table-cell>
          <table:table-cell table:style-name="Group_5f_Header13.A1" office:value-type="string">
            <text:p text:style-name="P2"/>
          </table:table-cell>
        </table:table-row>
      </table:table>
      <table:table table:name="Detail13" table:style-name="Detail13">
        <table:table-column table:style-name="Detail13.A"/>
        <table:table-column table:style-name="Detail13.B"/>
        <table:table-row table:style-name="Detail13.1">
          <table:table-cell table:style-name="Detail13.A1" office:value-type="string">
            <text:p text:style-name="P1">Parker, <text:span text:style-name="T1">Tyler</text:span></text:p>
          </table:table-cell>
          <table:table-cell table:style-name="Detail13.A1" office:value-type="string">
            <text:p text:style-name="P1">Caves of Qud</text:p>
          </table:table-cell>
        </table:table-row>
      </table:table>
      <table:table table:name="Group_Header14" table:style-name="Group_5f_Header14">
        <table:table-column table:style-name="Group_5f_Header14.A"/>
        <table:table-column table:style-name="Group_5f_Header14.B"/>
        <table:table-row table:style-name="Group_5f_Header14.1">
          <table:table-cell table:style-name="Group_5f_Header14.A1" office:value-type="string">
            <text:p text:style-name="P2"/>
          </table:table-cell>
          <table:table-cell table:style-name="Group_5f_Header14.A1" office:value-type="string">
            <text:p text:style-name="P2"/>
          </table:table-cell>
        </table:table-row>
      </table:table>
      <table:table table:name="Detail14" table:style-name="Detail14">
        <table:table-column table:style-name="Detail14.A"/>
        <table:table-column table:style-name="Detail14.B"/>
        <table:table-row table:style-name="Detail14.1">
          <table:table-cell table:style-name="Detail14.A1" office:value-type="string">
            <text:p text:style-name="P1">Parker, <text:span text:style-name="T1">Spencer</text:span></text:p>
          </table:table-cell>
          <table:table-cell table:style-name="Detail14.A1" office:value-type="string">
            <text:p text:style-name="P1">Counter-Strike 2</text:p>
          </table:table-cell>
        </table:table-row>
      </table:table>
      <table:table table:name="Group_Header15" table:style-name="Group_5f_Header15">
        <table:table-column table:style-name="Group_5f_Header15.A"/>
        <table:table-column table:style-name="Group_5f_Header15.B"/>
        <table:table-row table:style-name="Group_5f_Header15.1">
          <table:table-cell table:style-name="Group_5f_Header15.A1" office:value-type="string">
            <text:p text:style-name="P2"/>
          </table:table-cell>
          <table:table-cell table:style-name="Group_5f_Header15.A1" office:value-type="string">
            <text:p text:style-name="P2"/>
          </table:table-cell>
        </table:table-row>
      </table:table>
      <table:table table:name="Detail15" table:style-name="Detail15">
        <table:table-column table:style-name="Detail15.A"/>
        <table:table-column table:style-name="Detail15.B"/>
        <table:table-row table:style-name="Detail15.1">
          <table:table-cell table:style-name="Detail15.A1" office:value-type="string">
            <text:p text:style-name="P1">Parker, <text:span text:style-name="T1">Tyler</text:span></text:p>
          </table:table-cell>
          <table:table-cell table:style-name="Detail15.A1" office:value-type="string">
            <text:p text:style-name="P1">Crab Game</text:p>
          </table:table-cell>
        </table:table-row>
      </table:table>
      <table:table table:name="Group_Header16" table:style-name="Group_5f_Header16">
        <table:table-column table:style-name="Group_5f_Header16.A"/>
        <table:table-column table:style-name="Group_5f_Header16.B"/>
        <table:table-row table:style-name="Group_5f_Header16.1">
          <table:table-cell table:style-name="Group_5f_Header16.A1" office:value-type="string">
            <text:p text:style-name="P2"/>
          </table:table-cell>
          <table:table-cell table:style-name="Group_5f_Header16.A1" office:value-type="string">
            <text:p text:style-name="P2"/>
          </table:table-cell>
        </table:table-row>
      </table:table>
      <table:table table:name="Detail16" table:style-name="Detail16">
        <table:table-column table:style-name="Detail16.A"/>
        <table:table-column table:style-name="Detail16.B"/>
        <table:table-row table:style-name="Detail16.1">
          <table:table-cell table:style-name="Detail16.A1" office:value-type="string">
            <text:p text:style-name="P1">Chase, <text:span text:style-name="T1">Parker, Tyler</text:span></text:p>
          </table:table-cell>
          <table:table-cell table:style-name="Detail16.A1" office:value-type="string">
            <text:p text:style-name="P1">Cyberpunk 2077</text:p>
          </table:table-cell>
        </table:table-row>
      </table:table>
      <table:table table:name="Group_Header17" table:style-name="Group_5f_Header17">
        <table:table-column table:style-name="Group_5f_Header17.A"/>
        <table:table-column table:style-name="Group_5f_Header17.B"/>
        <table:table-row table:style-name="Group_5f_Header17.1">
          <table:table-cell table:style-name="Group_5f_Header17.A1" office:value-type="string">
            <text:p text:style-name="P2"/>
          </table:table-cell>
          <table:table-cell table:style-name="Group_5f_Header17.A1" office:value-type="string">
            <text:p text:style-name="P2"/>
          </table:table-cell>
        </table:table-row>
      </table:table>
      <table:table table:name="Detail17" table:style-name="Detail17">
        <table:table-column table:style-name="Detail17.A"/>
        <table:table-column table:style-name="Detail17.B"/>
        <table:table-row table:style-name="Detail17.1">
          <table:table-cell table:style-name="Detail17.A1" office:value-type="string">
            <text:p text:style-name="P1">All</text:p>
          </table:table-cell>
          <table:table-cell table:style-name="Detail17.A1" office:value-type="string">
            <text:p text:style-name="P1">Deep Rock Galactic</text:p>
          </table:table-cell>
        </table:table-row>
      </table:table>
      <table:table table:name="Group_Header18" table:style-name="Group_5f_Header18">
        <table:table-column table:style-name="Group_5f_Header18.A"/>
        <table:table-column table:style-name="Group_5f_Header18.B"/>
        <table:table-row table:style-name="Group_5f_Header18.1">
          <table:table-cell table:style-name="Group_5f_Header18.A1" office:value-type="string">
            <text:p text:style-name="P2"/>
          </table:table-cell>
          <table:table-cell table:style-name="Group_5f_Header18.A1" office:value-type="string">
            <text:p text:style-name="P2"/>
          </table:table-cell>
        </table:table-row>
      </table:table>
      <table:table table:name="Detail18" table:style-name="Detail18">
        <table:table-column table:style-name="Detail18.A"/>
        <table:table-column table:style-name="Detail18.B"/>
        <table:table-row table:style-name="Detail18.1">
          <table:table-cell table:style-name="Detail18.A1" office:value-type="string">
            <text:p text:style-name="P1">Chase, <text:span text:style-name="T1">Parker</text:span></text:p>
          </table:table-cell>
          <table:table-cell table:style-name="Detail18.A1" office:value-type="string">
            <text:p text:style-name="P1">Destiny 2</text:p>
          </table:table-cell>
        </table:table-row>
      </table:table>
      <table:table table:name="Group_Header19" table:style-name="Group_5f_Header19">
        <table:table-column table:style-name="Group_5f_Header19.A"/>
        <table:table-column table:style-name="Group_5f_Header19.B"/>
        <table:table-row table:style-name="Group_5f_Header19.1">
          <table:table-cell table:style-name="Group_5f_Header19.A1" office:value-type="string">
            <text:p text:style-name="P2"/>
          </table:table-cell>
          <table:table-cell table:style-name="Group_5f_Header19.A1" office:value-type="string">
            <text:p text:style-name="P2"/>
          </table:table-cell>
        </table:table-row>
      </table:table>
      <table:table table:name="Detail19" table:style-name="Detail19">
        <table:table-column table:style-name="Detail19.A"/>
        <table:table-column table:style-name="Detail19.B"/>
        <table:table-row table:style-name="Detail19.1">
          <table:table-cell table:style-name="Detail19.A1" office:value-type="string">
            <text:p text:style-name="P1">Parker, <text:span text:style-name="T1">Spencer</text:span></text:p>
          </table:table-cell>
          <table:table-cell table:style-name="Detail19.A1" office:value-type="string">
            <text:p text:style-name="P1">Devil May Cry 5</text:p>
          </table:table-cell>
        </table:table-row>
      </table:table>
      <table:table table:name="Group_Header20" table:style-name="Group_5f_Header20">
        <table:table-column table:style-name="Group_5f_Header20.A"/>
        <table:table-column table:style-name="Group_5f_Header20.B"/>
        <table:table-row table:style-name="Group_5f_Header20.1">
          <table:table-cell table:style-name="Group_5f_Header20.A1" office:value-type="string">
            <text:p text:style-name="P2"/>
          </table:table-cell>
          <table:table-cell table:style-name="Group_5f_Header20.A1" office:value-type="string">
            <text:p text:style-name="P2"/>
          </table:table-cell>
        </table:table-row>
      </table:table>
      <table:table table:name="Detail20" table:style-name="Detail20">
        <table:table-column table:style-name="Detail20.A"/>
        <table:table-column table:style-name="Detail20.B"/>
        <table:table-row table:style-name="Detail20.1">
          <table:table-cell table:style-name="Detail20.A1" office:value-type="string">
            <text:p text:style-name="P1">All</text:p>
          </table:table-cell>
          <table:table-cell table:style-name="Detail20.A1" office:value-type="string">
            <text:p text:style-name="P1">Dishonored</text:p>
          </table:table-cell>
        </table:table-row>
      </table:table>
      <table:table table:name="Group_Header21" table:style-name="Group_5f_Header21">
        <table:table-column table:style-name="Group_5f_Header21.A"/>
        <table:table-column table:style-name="Group_5f_Header21.B"/>
        <table:table-row table:style-name="Group_5f_Header21.1">
          <table:table-cell table:style-name="Group_5f_Header21.A1" office:value-type="string">
            <text:p text:style-name="P2"/>
          </table:table-cell>
          <table:table-cell table:style-name="Group_5f_Header21.A1" office:value-type="string">
            <text:p text:style-name="P2"/>
          </table:table-cell>
        </table:table-row>
      </table:table>
      <table:table table:name="Detail21" table:style-name="Detail21">
        <table:table-column table:style-name="Detail21.A"/>
        <table:table-column table:style-name="Detail21.B"/>
        <text:soft-page-break/>
        <table:table-row table:style-name="Detail21.1">
          <table:table-cell table:style-name="Detail21.A1" office:value-type="string">
            <text:p text:style-name="P1">Parker, <text:span text:style-name="T1">Spencer</text:span></text:p>
          </table:table-cell>
          <table:table-cell table:style-name="Detail21.A1" office:value-type="string">
            <text:p text:style-name="P1">Dominion</text:p>
          </table:table-cell>
        </table:table-row>
      </table:table>
      <table:table table:name="Group_Header22" table:style-name="Group_5f_Header22">
        <table:table-column table:style-name="Group_5f_Header22.A"/>
        <table:table-column table:style-name="Group_5f_Header22.B"/>
        <table:table-row table:style-name="Group_5f_Header22.1">
          <table:table-cell table:style-name="Group_5f_Header22.A1" office:value-type="string">
            <text:p text:style-name="P2"/>
          </table:table-cell>
          <table:table-cell table:style-name="Group_5f_Header22.A1" office:value-type="string">
            <text:p text:style-name="P2"/>
          </table:table-cell>
        </table:table-row>
      </table:table>
      <table:table table:name="Detail22" table:style-name="Detail22">
        <table:table-column table:style-name="Detail22.A"/>
        <table:table-column table:style-name="Detail22.B"/>
        <table:table-row table:style-name="Detail22.1">
          <table:table-cell table:style-name="Detail22.A1" office:value-type="string">
            <text:p text:style-name="P1">Parker, <text:span text:style-name="T1">Spencer, Tyler</text:span></text:p>
          </table:table-cell>
          <table:table-cell table:style-name="Detail22.A1" office:value-type="string">
            <text:p text:style-name="P1">Don't Starve Together</text:p>
          </table:table-cell>
        </table:table-row>
      </table:table>
      <table:table table:name="Group_Header23" table:style-name="Group_5f_Header23">
        <table:table-column table:style-name="Group_5f_Header23.A"/>
        <table:table-column table:style-name="Group_5f_Header23.B"/>
        <table:table-row table:style-name="Group_5f_Header23.1">
          <table:table-cell table:style-name="Group_5f_Header23.A1" office:value-type="string">
            <text:p text:style-name="P2"/>
          </table:table-cell>
          <table:table-cell table:style-name="Group_5f_Header23.A1" office:value-type="string">
            <text:p text:style-name="P2"/>
          </table:table-cell>
        </table:table-row>
      </table:table>
      <table:table table:name="Detail23" table:style-name="Detail23">
        <table:table-column table:style-name="Detail23.A"/>
        <table:table-column table:style-name="Detail23.B"/>
        <table:table-row table:style-name="Detail23.1">
          <table:table-cell table:style-name="Detail23.A1" office:value-type="string">
            <text:p text:style-name="P1">Chase, <text:span text:style-name="T1">Spencer</text:span></text:p>
          </table:table-cell>
          <table:table-cell table:style-name="Detail23.A1" office:value-type="string">
            <text:p text:style-name="P1">DOOM (1993)</text:p>
          </table:table-cell>
        </table:table-row>
      </table:table>
      <table:table table:name="Group_Header24" table:style-name="Group_5f_Header24">
        <table:table-column table:style-name="Group_5f_Header24.A"/>
        <table:table-column table:style-name="Group_5f_Header24.B"/>
        <table:table-row table:style-name="Group_5f_Header24.1">
          <table:table-cell table:style-name="Group_5f_Header24.A1" office:value-type="string">
            <text:p text:style-name="P2"/>
          </table:table-cell>
          <table:table-cell table:style-name="Group_5f_Header24.A1" office:value-type="string">
            <text:p text:style-name="P2"/>
          </table:table-cell>
        </table:table-row>
      </table:table>
      <table:table table:name="Detail24" table:style-name="Detail24">
        <table:table-column table:style-name="Detail24.A"/>
        <table:table-column table:style-name="Detail24.B"/>
        <table:table-row table:style-name="Detail24.1">
          <table:table-cell table:style-name="Detail24.A1" office:value-type="string">
            <text:p text:style-name="P1">Parker, <text:span text:style-name="T1">Tyler</text:span></text:p>
          </table:table-cell>
          <table:table-cell table:style-name="Detail24.A1" office:value-type="string">
            <text:p text:style-name="P1">Enclave</text:p>
          </table:table-cell>
        </table:table-row>
      </table:table>
      <table:table table:name="Group_Header25" table:style-name="Group_5f_Header25">
        <table:table-column table:style-name="Group_5f_Header25.A"/>
        <table:table-column table:style-name="Group_5f_Header25.B"/>
        <table:table-row table:style-name="Group_5f_Header25.1">
          <table:table-cell table:style-name="Group_5f_Header25.A1" office:value-type="string">
            <text:p text:style-name="P2"/>
          </table:table-cell>
          <table:table-cell table:style-name="Group_5f_Header25.A1" office:value-type="string">
            <text:p text:style-name="P2"/>
          </table:table-cell>
        </table:table-row>
      </table:table>
      <table:table table:name="Detail25" table:style-name="Detail25">
        <table:table-column table:style-name="Detail25.A"/>
        <table:table-column table:style-name="Detail25.B"/>
        <table:table-row table:style-name="Detail25.1">
          <table:table-cell table:style-name="Detail25.A1" office:value-type="string">
            <text:p text:style-name="P1">Parker, <text:span text:style-name="T1">Spencer, Tyler</text:span></text:p>
          </table:table-cell>
          <table:table-cell table:style-name="Detail25.A1" office:value-type="string">
            <text:p text:style-name="P1">ENDLESS™ Space 2</text:p>
          </table:table-cell>
        </table:table-row>
      </table:table>
      <table:table table:name="Group_Header26" table:style-name="Group_5f_Header26">
        <table:table-column table:style-name="Group_5f_Header26.A"/>
        <table:table-column table:style-name="Group_5f_Header26.B"/>
        <table:table-row table:style-name="Group_5f_Header26.1">
          <table:table-cell table:style-name="Group_5f_Header26.A1" office:value-type="string">
            <text:p text:style-name="P2"/>
          </table:table-cell>
          <table:table-cell table:style-name="Group_5f_Header26.A1" office:value-type="string">
            <text:p text:style-name="P2"/>
          </table:table-cell>
        </table:table-row>
      </table:table>
      <table:table table:name="Detail26" table:style-name="Detail26">
        <table:table-column table:style-name="Detail26.A"/>
        <table:table-column table:style-name="Detail26.B"/>
        <table:table-row table:style-name="Detail26.1">
          <table:table-cell table:style-name="Detail26.A1" office:value-type="string">
            <text:p text:style-name="P1">Chase, <text:span text:style-name="T1">Spencer, Tyler</text:span></text:p>
          </table:table-cell>
          <table:table-cell table:style-name="Detail26.A1" office:value-type="string">
            <text:p text:style-name="P1">Fallout: A Post Nuclear Role Playing Game</text:p>
          </table:table-cell>
        </table:table-row>
      </table:table>
      <table:table table:name="Group_Header27" table:style-name="Group_5f_Header27">
        <table:table-column table:style-name="Group_5f_Header27.A"/>
        <table:table-column table:style-name="Group_5f_Header27.B"/>
        <table:table-row table:style-name="Group_5f_Header27.1">
          <table:table-cell table:style-name="Group_5f_Header27.A1" office:value-type="string">
            <text:p text:style-name="P2"/>
          </table:table-cell>
          <table:table-cell table:style-name="Group_5f_Header27.A1" office:value-type="string">
            <text:p text:style-name="P2"/>
          </table:table-cell>
        </table:table-row>
      </table:table>
      <table:table table:name="Detail27" table:style-name="Detail27">
        <table:table-column table:style-name="Detail27.A"/>
        <table:table-column table:style-name="Detail27.B"/>
        <table:table-row table:style-name="Detail27.1">
          <table:table-cell table:style-name="Detail27.A1" office:value-type="string">
            <text:p text:style-name="P1">Parker, <text:span text:style-name="T1">Tyler</text:span></text:p>
          </table:table-cell>
          <table:table-cell table:style-name="Detail27.A1" office:value-type="string">
            <text:p text:style-name="P1">Fallout: New Vegas</text:p>
          </table:table-cell>
        </table:table-row>
      </table:table>
      <table:table table:name="Group_Header28" table:style-name="Group_5f_Header28">
        <table:table-column table:style-name="Group_5f_Header28.A"/>
        <table:table-column table:style-name="Group_5f_Header28.B"/>
        <table:table-row table:style-name="Group_5f_Header28.1">
          <table:table-cell table:style-name="Group_5f_Header28.A1" office:value-type="string">
            <text:p text:style-name="P2"/>
          </table:table-cell>
          <table:table-cell table:style-name="Group_5f_Header28.A1" office:value-type="string">
            <text:p text:style-name="P2"/>
          </table:table-cell>
        </table:table-row>
      </table:table>
      <table:table table:name="Detail28" table:style-name="Detail28">
        <table:table-column table:style-name="Detail28.A"/>
        <table:table-column table:style-name="Detail28.B"/>
        <table:table-row table:style-name="Detail28.1">
          <table:table-cell table:style-name="Detail28.A1" office:value-type="string">
            <text:p text:style-name="P1">Parker, <text:span text:style-name="T1">Spencer, Tyler</text:span></text:p>
          </table:table-cell>
          <table:table-cell table:style-name="Detail28.A1" office:value-type="string">
            <text:p text:style-name="P1">Fallout 3: Game of the Year Edition</text:p>
          </table:table-cell>
        </table:table-row>
      </table:table>
      <table:table table:name="Group_Header29" table:style-name="Group_5f_Header29">
        <table:table-column table:style-name="Group_5f_Header29.A"/>
        <table:table-column table:style-name="Group_5f_Header29.B"/>
        <table:table-row table:style-name="Group_5f_Header29.1">
          <table:table-cell table:style-name="Group_5f_Header29.A1" office:value-type="string">
            <text:p text:style-name="P2"/>
          </table:table-cell>
          <table:table-cell table:style-name="Group_5f_Header29.A1" office:value-type="string">
            <text:p text:style-name="P2"/>
          </table:table-cell>
        </table:table-row>
      </table:table>
      <table:table table:name="Detail29" table:style-name="Detail29">
        <table:table-column table:style-name="Detail29.A"/>
        <table:table-column table:style-name="Detail29.B"/>
        <table:table-row table:style-name="Detail29.1">
          <table:table-cell table:style-name="Detail29.A1" office:value-type="string">
            <text:p text:style-name="P1">Parker, <text:span text:style-name="T1">Tyler</text:span></text:p>
          </table:table-cell>
          <table:table-cell table:style-name="Detail29.A1" office:value-type="string">
            <text:p text:style-name="P1">Fallout 4</text:p>
          </table:table-cell>
        </table:table-row>
      </table:table>
      <table:table table:name="Group_Header30" table:style-name="Group_5f_Header30">
        <table:table-column table:style-name="Group_5f_Header30.A"/>
        <table:table-column table:style-name="Group_5f_Header30.B"/>
        <table:table-row table:style-name="Group_5f_Header30.1">
          <table:table-cell table:style-name="Group_5f_Header30.A1" office:value-type="string">
            <text:p text:style-name="P2"/>
          </table:table-cell>
          <table:table-cell table:style-name="Group_5f_Header30.A1" office:value-type="string">
            <text:p text:style-name="P2"/>
          </table:table-cell>
        </table:table-row>
      </table:table>
      <table:table table:name="Detail30" table:style-name="Detail30">
        <table:table-column table:style-name="Detail30.A"/>
        <table:table-column table:style-name="Detail30.B"/>
        <table:table-row table:style-name="Detail30.1">
          <table:table-cell table:style-name="Detail30.A1" office:value-type="string">
            <text:p text:style-name="P1">Chase, <text:span text:style-name="T1">Tyler</text:span></text:p>
          </table:table-cell>
          <table:table-cell table:style-name="Detail30.A1" office:value-type="string">
            <text:p text:style-name="P1">Fallout 76</text:p>
          </table:table-cell>
        </table:table-row>
      </table:table>
      <table:table table:name="Group_Header31" table:style-name="Group_5f_Header31">
        <table:table-column table:style-name="Group_5f_Header31.A"/>
        <table:table-column table:style-name="Group_5f_Header31.B"/>
        <table:table-row table:style-name="Group_5f_Header31.1">
          <table:table-cell table:style-name="Group_5f_Header31.A1" office:value-type="string">
            <text:p text:style-name="P2"/>
          </table:table-cell>
          <table:table-cell table:style-name="Group_5f_Header31.A1" office:value-type="string">
            <text:p text:style-name="P2"/>
          </table:table-cell>
        </table:table-row>
      </table:table>
      <table:table table:name="Detail31" table:style-name="Detail31">
        <table:table-column table:style-name="Detail31.A"/>
        <table:table-column table:style-name="Detail31.B"/>
        <table:table-row table:style-name="Detail31.1">
          <table:table-cell table:style-name="Detail31.A1" office:value-type="string">
            <text:p text:style-name="P1">Chase, <text:span text:style-name="T1">Tyler</text:span></text:p>
          </table:table-cell>
          <table:table-cell table:style-name="Detail31.A1" office:value-type="string">
            <text:p text:style-name="P1">FAR: Lone Sails</text:p>
          </table:table-cell>
        </table:table-row>
      </table:table>
      <table:table table:name="Group_Header32" table:style-name="Group_5f_Header32">
        <table:table-column table:style-name="Group_5f_Header32.A"/>
        <table:table-column table:style-name="Group_5f_Header32.B"/>
        <table:table-row table:style-name="Group_5f_Header32.1">
          <table:table-cell table:style-name="Group_5f_Header32.A1" office:value-type="string">
            <text:p text:style-name="P2"/>
          </table:table-cell>
          <table:table-cell table:style-name="Group_5f_Header32.A1" office:value-type="string">
            <text:p text:style-name="P2"/>
          </table:table-cell>
        </table:table-row>
      </table:table>
      <table:table table:name="Detail32" table:style-name="Detail32">
        <table:table-column table:style-name="Detail32.A"/>
        <table:table-column table:style-name="Detail32.B"/>
        <table:table-row table:style-name="Detail32.1">
          <table:table-cell table:style-name="Detail32.A1" office:value-type="string">
            <text:p text:style-name="P1">Parker, <text:span text:style-name="T1">Tyler</text:span></text:p>
          </table:table-cell>
          <table:table-cell table:style-name="Detail32.A1" office:value-type="string">
            <text:p text:style-name="P1">Far Cry® 5</text:p>
          </table:table-cell>
        </table:table-row>
      </table:table>
      <table:table table:name="Group_Header33" table:style-name="Group_5f_Header33">
        <table:table-column table:style-name="Group_5f_Header33.A"/>
        <table:table-column table:style-name="Group_5f_Header33.B"/>
        <table:table-row table:style-name="Group_5f_Header33.1">
          <table:table-cell table:style-name="Group_5f_Header33.A1" office:value-type="string">
            <text:p text:style-name="P2"/>
          </table:table-cell>
          <table:table-cell table:style-name="Group_5f_Header33.A1" office:value-type="string">
            <text:p text:style-name="P2"/>
          </table:table-cell>
        </table:table-row>
      </table:table>
      <table:table table:name="Detail33" table:style-name="Detail33">
        <table:table-column table:style-name="Detail33.A"/>
        <table:table-column table:style-name="Detail33.B"/>
        <table:table-row table:style-name="Detail33.1">
          <table:table-cell table:style-name="Detail33.A1" office:value-type="string">
            <text:p text:style-name="P1">Parker, <text:span text:style-name="T1">Tyler</text:span></text:p>
          </table:table-cell>
          <table:table-cell table:style-name="Detail33.A1" office:value-type="string">
            <text:p text:style-name="P1">Far Cry 3</text:p>
          </table:table-cell>
        </table:table-row>
      </table:table>
      <table:table table:name="Group_Header34" table:style-name="Group_5f_Header34">
        <table:table-column table:style-name="Group_5f_Header34.A"/>
        <table:table-column table:style-name="Group_5f_Header34.B"/>
        <table:table-row table:style-name="Group_5f_Header34.1">
          <table:table-cell table:style-name="Group_5f_Header34.A1" office:value-type="string">
            <text:p text:style-name="P2"/>
          </table:table-cell>
          <table:table-cell table:style-name="Group_5f_Header34.A1" office:value-type="string">
            <text:p text:style-name="P2"/>
          </table:table-cell>
        </table:table-row>
      </table:table>
      <table:table table:name="Detail34" table:style-name="Detail34">
        <table:table-column table:style-name="Detail34.A"/>
        <table:table-column table:style-name="Detail34.B"/>
        <table:table-row table:style-name="Detail34.1">
          <table:table-cell table:style-name="Detail34.A1" office:value-type="string">
            <text:p text:style-name="P1">Parker, <text:span text:style-name="T1">Tyler</text:span></text:p>
          </table:table-cell>
          <table:table-cell table:style-name="Detail34.A1" office:value-type="string">
            <text:p text:style-name="P1">Folklore Hunter</text:p>
          </table:table-cell>
        </table:table-row>
      </table:table>
      <table:table table:name="Group_Header35" table:style-name="Group_5f_Header35">
        <table:table-column table:style-name="Group_5f_Header35.A"/>
        <table:table-column table:style-name="Group_5f_Header35.B"/>
        <table:table-row table:style-name="Group_5f_Header35.1">
          <table:table-cell table:style-name="Group_5f_Header35.A1" office:value-type="string">
            <text:p text:style-name="P2"/>
          </table:table-cell>
          <table:table-cell table:style-name="Group_5f_Header35.A1" office:value-type="string">
            <text:p text:style-name="P2"/>
          </table:table-cell>
        </table:table-row>
      </table:table>
      <table:table table:name="Detail35" table:style-name="Detail35">
        <table:table-column table:style-name="Detail35.A"/>
        <table:table-column table:style-name="Detail35.B"/>
        <table:table-row table:style-name="Detail35.1">
          <table:table-cell table:style-name="Detail35.A1" office:value-type="string">
            <text:p text:style-name="P1">Chase, <text:span text:style-name="T1">Parker, Tyler</text:span></text:p>
          </table:table-cell>
          <table:table-cell table:style-name="Detail35.A1" office:value-type="string">
            <text:p text:style-name="P1">FOR HONOR™</text:p>
          </table:table-cell>
        </table:table-row>
      </table:table>
      <table:table table:name="Group_Header36" table:style-name="Group_5f_Header36">
        <table:table-column table:style-name="Group_5f_Header36.A"/>
        <table:table-column table:style-name="Group_5f_Header36.B"/>
        <table:table-row table:style-name="Group_5f_Header36.1">
          <table:table-cell table:style-name="Group_5f_Header36.A1" office:value-type="string">
            <text:p text:style-name="P2"/>
          </table:table-cell>
          <table:table-cell table:style-name="Group_5f_Header36.A1" office:value-type="string">
            <text:p text:style-name="P2"/>
          </table:table-cell>
        </table:table-row>
      </table:table>
      <table:table table:name="Detail36" table:style-name="Detail36">
        <table:table-column table:style-name="Detail36.A"/>
        <table:table-column table:style-name="Detail36.B"/>
        <table:table-row table:style-name="Detail36.1">
          <table:table-cell table:style-name="Detail36.A1" office:value-type="string">
            <text:p text:style-name="P1">Chase, <text:span text:style-name="T1">Tyler</text:span></text:p>
          </table:table-cell>
          <table:table-cell table:style-name="Detail36.A1" office:value-type="string">
            <text:p text:style-name="P1">Frostpunk</text:p>
          </table:table-cell>
        </table:table-row>
      </table:table>
      <table:table table:name="Group_Header37" table:style-name="Group_5f_Header37">
        <table:table-column table:style-name="Group_5f_Header37.A"/>
        <table:table-column table:style-name="Group_5f_Header37.B"/>
        <table:table-row table:style-name="Group_5f_Header37.1">
          <table:table-cell table:style-name="Group_5f_Header37.A1" office:value-type="string">
            <text:p text:style-name="P2"/>
          </table:table-cell>
          <table:table-cell table:style-name="Group_5f_Header37.A1" office:value-type="string">
            <text:p text:style-name="P2"/>
          </table:table-cell>
        </table:table-row>
      </table:table>
      <table:table table:name="Detail37" table:style-name="Detail37">
        <table:table-column table:style-name="Detail37.A"/>
        <table:table-column table:style-name="Detail37.B"/>
        <table:table-row table:style-name="Detail37.1">
          <table:table-cell table:style-name="Detail37.A1" office:value-type="string">
            <text:p text:style-name="P1">Parker, <text:span text:style-name="T1">Spencer, Tyler</text:span></text:p>
          </table:table-cell>
          <table:table-cell table:style-name="Detail37.A1" office:value-type="string">
            <text:p text:style-name="P1">Gang Beasts</text:p>
          </table:table-cell>
        </table:table-row>
      </table:table>
      <table:table table:name="Group_Header38" table:style-name="Group_5f_Header38">
        <table:table-column table:style-name="Group_5f_Header38.A"/>
        <table:table-column table:style-name="Group_5f_Header38.B"/>
        <table:table-row table:style-name="Group_5f_Header38.1">
          <table:table-cell table:style-name="Group_5f_Header38.A1" office:value-type="string">
            <text:p text:style-name="P2"/>
          </table:table-cell>
          <table:table-cell table:style-name="Group_5f_Header38.A1" office:value-type="string">
            <text:p text:style-name="P2"/>
          </table:table-cell>
        </table:table-row>
      </table:table>
      <table:table table:name="Detail38" table:style-name="Detail38">
        <table:table-column table:style-name="Detail38.A"/>
        <table:table-column table:style-name="Detail38.B"/>
        <table:table-row table:style-name="Detail38.1">
          <table:table-cell table:style-name="Detail38.A1" office:value-type="string">
            <text:p text:style-name="P1">Chase, <text:span text:style-name="T1">Tyler</text:span></text:p>
          </table:table-cell>
          <table:table-cell table:style-name="Detail38.A1" office:value-type="string">
            <text:p text:style-name="P1">Garry's Mod</text:p>
          </table:table-cell>
        </table:table-row>
      </table:table>
      <table:table table:name="Group_Header39" table:style-name="Group_5f_Header39">
        <table:table-column table:style-name="Group_5f_Header39.A"/>
        <table:table-column table:style-name="Group_5f_Header39.B"/>
        <table:table-row table:style-name="Group_5f_Header39.1">
          <table:table-cell table:style-name="Group_5f_Header39.A1" office:value-type="string">
            <text:p text:style-name="P2"/>
          </table:table-cell>
          <table:table-cell table:style-name="Group_5f_Header39.A1" office:value-type="string">
            <text:p text:style-name="P2"/>
          </table:table-cell>
        </table:table-row>
      </table:table>
      <table:table table:name="Detail39" table:style-name="Detail39">
        <table:table-column table:style-name="Detail39.A"/>
        <table:table-column table:style-name="Detail39.B"/>
        <table:table-row table:style-name="Detail39.1">
          <table:table-cell table:style-name="Detail39.A1" office:value-type="string">
            <text:p text:style-name="P1">Parker, <text:span text:style-name="T1">Spencer</text:span></text:p>
          </table:table-cell>
          <table:table-cell table:style-name="Detail39.A1" office:value-type="string">
            <text:p text:style-name="P1">Golden Light</text:p>
          </table:table-cell>
        </table:table-row>
      </table:table>
      <table:table table:name="Group_Header40" table:style-name="Group_5f_Header40">
        <table:table-column table:style-name="Group_5f_Header40.A"/>
        <table:table-column table:style-name="Group_5f_Header40.B"/>
        <table:table-row table:style-name="Group_5f_Header40.1">
          <table:table-cell table:style-name="Group_5f_Header40.A1" office:value-type="string">
            <text:p text:style-name="P2"/>
          </table:table-cell>
          <table:table-cell table:style-name="Group_5f_Header40.A1" office:value-type="string">
            <text:p text:style-name="P2"/>
          </table:table-cell>
        </table:table-row>
      </table:table>
      <table:table table:name="Detail40" table:style-name="Detail40">
        <table:table-column table:style-name="Detail40.A"/>
        <table:table-column table:style-name="Detail40.B"/>
        <table:table-row table:style-name="Detail40.1">
          <table:table-cell table:style-name="Detail40.A1" office:value-type="string">
            <text:p text:style-name="P1">Parker, <text:span text:style-name="T1">Tyler</text:span></text:p>
          </table:table-cell>
          <table:table-cell table:style-name="Detail40.A1" office:value-type="string">
            <text:p text:style-name="P1">Gorky 17</text:p>
          </table:table-cell>
        </table:table-row>
      </table:table>
      <table:table table:name="Group_Header41" table:style-name="Group_5f_Header41">
        <table:table-column table:style-name="Group_5f_Header41.A"/>
        <table:table-column table:style-name="Group_5f_Header41.B"/>
        <table:table-row table:style-name="Group_5f_Header41.1">
          <table:table-cell table:style-name="Group_5f_Header41.A1" office:value-type="string">
            <text:p text:style-name="P2"/>
          </table:table-cell>
          <table:table-cell table:style-name="Group_5f_Header41.A1" office:value-type="string">
            <text:p text:style-name="P2"/>
          </table:table-cell>
        </table:table-row>
      </table:table>
      <table:table table:name="Detail41" table:style-name="Detail41">
        <table:table-column table:style-name="Detail41.A"/>
        <table:table-column table:style-name="Detail41.B"/>
        <table:table-row table:style-name="Detail41.1">
          <table:table-cell table:style-name="Detail41.A1" office:value-type="string">
            <text:p text:style-name="P1">Chase, <text:span text:style-name="T1">Parker, Tyler</text:span></text:p>
          </table:table-cell>
          <table:table-cell table:style-name="Detail41.A1" office:value-type="string">
            <text:p text:style-name="P1">Grand Theft Auto V</text:p>
          </table:table-cell>
        </table:table-row>
      </table:table>
      <table:table table:name="Group_Header42" table:style-name="Group_5f_Header42">
        <table:table-column table:style-name="Group_5f_Header42.A"/>
        <table:table-column table:style-name="Group_5f_Header42.B"/>
        <table:table-row table:style-name="Group_5f_Header42.1">
          <table:table-cell table:style-name="Group_5f_Header42.A1" office:value-type="string">
            <text:p text:style-name="P2"/>
          </table:table-cell>
          <table:table-cell table:style-name="Group_5f_Header42.A1" office:value-type="string">
            <text:p text:style-name="P2"/>
          </table:table-cell>
        </table:table-row>
      </table:table>
      <table:table table:name="Detail42" table:style-name="Detail42">
        <table:table-column table:style-name="Detail42.A"/>
        <table:table-column table:style-name="Detail42.B"/>
        <table:table-row table:style-name="Detail42.1">
          <table:table-cell table:style-name="Detail42.A1" office:value-type="string">
            <text:p text:style-name="P1">Parker, <text:span text:style-name="T1">Spencer</text:span></text:p>
          </table:table-cell>
          <table:table-cell table:style-name="Detail42.A1" office:value-type="string">
            <text:p text:style-name="P1">GUILTY GEAR -STRIVE-</text:p>
          </table:table-cell>
        </table:table-row>
      </table:table>
      <table:table table:name="Group_Header43" table:style-name="Group_5f_Header43">
        <table:table-column table:style-name="Group_5f_Header43.A"/>
        <table:table-column table:style-name="Group_5f_Header43.B"/>
        <table:table-row table:style-name="Group_5f_Header43.1">
          <table:table-cell table:style-name="Group_5f_Header43.A1" office:value-type="string">
            <text:p text:style-name="P2"/>
          </table:table-cell>
          <table:table-cell table:style-name="Group_5f_Header43.A1" office:value-type="string">
            <text:p text:style-name="P2"/>
          </table:table-cell>
        </table:table-row>
      </table:table>
      <table:table table:name="Detail43" table:style-name="Detail43">
        <table:table-column table:style-name="Detail43.A"/>
        <table:table-column table:style-name="Detail43.B"/>
        <table:table-row table:style-name="Detail43.1">
          <table:table-cell table:style-name="Detail43.A1" office:value-type="string">
            <text:p text:style-name="P1">Chase, <text:span text:style-name="T1">Parker, Tyler</text:span></text:p>
          </table:table-cell>
          <table:table-cell table:style-name="Detail43.A1" office:value-type="string">
            <text:p text:style-name="P1">Halo Infinite</text:p>
          </table:table-cell>
        </table:table-row>
      </table:table>
      <table:table table:name="Group_Header44" table:style-name="Group_5f_Header44">
        <table:table-column table:style-name="Group_5f_Header44.A"/>
        <table:table-column table:style-name="Group_5f_Header44.B"/>
        <table:table-row table:style-name="Group_5f_Header44.1">
          <table:table-cell table:style-name="Group_5f_Header44.A1" office:value-type="string">
            <text:p text:style-name="P2"/>
          </table:table-cell>
          <table:table-cell table:style-name="Group_5f_Header44.A1" office:value-type="string">
            <text:p text:style-name="P2"/>
          </table:table-cell>
        </table:table-row>
      </table:table>
      <table:table table:name="Detail44" table:style-name="Detail44">
        <table:table-column table:style-name="Detail44.A"/>
        <table:table-column table:style-name="Detail44.B"/>
        <text:soft-page-break/>
        <table:table-row table:style-name="Detail44.1">
          <table:table-cell table:style-name="Detail44.A1" office:value-type="string">
            <text:p text:style-name="P1">Parker, <text:span text:style-name="T1">Tyler</text:span></text:p>
          </table:table-cell>
          <table:table-cell table:style-name="Detail44.A1" office:value-type="string">
            <text:p text:style-name="P1">Heli Heroes</text:p>
          </table:table-cell>
        </table:table-row>
      </table:table>
      <table:table table:name="Group_Header45" table:style-name="Group_5f_Header45">
        <table:table-column table:style-name="Group_5f_Header45.A"/>
        <table:table-column table:style-name="Group_5f_Header45.B"/>
        <table:table-row table:style-name="Group_5f_Header45.1">
          <table:table-cell table:style-name="Group_5f_Header45.A1" office:value-type="string">
            <text:p text:style-name="P2"/>
          </table:table-cell>
          <table:table-cell table:style-name="Group_5f_Header45.A1" office:value-type="string">
            <text:p text:style-name="P2"/>
          </table:table-cell>
        </table:table-row>
      </table:table>
      <table:table table:name="Detail45" table:style-name="Detail45">
        <table:table-column table:style-name="Detail45.A"/>
        <table:table-column table:style-name="Detail45.B"/>
        <table:table-row table:style-name="Detail45.1">
          <table:table-cell table:style-name="Detail45.A1" office:value-type="string">
            <text:p text:style-name="P1">Parker, <text:span text:style-name="T1">Spencer</text:span></text:p>
          </table:table-cell>
          <table:table-cell table:style-name="Detail45.A1" office:value-type="string">
            <text:p text:style-name="P1">Hide and Shriek</text:p>
          </table:table-cell>
        </table:table-row>
      </table:table>
      <table:table table:name="Group_Header46" table:style-name="Group_5f_Header46">
        <table:table-column table:style-name="Group_5f_Header46.A"/>
        <table:table-column table:style-name="Group_5f_Header46.B"/>
        <table:table-row table:style-name="Group_5f_Header46.1">
          <table:table-cell table:style-name="Group_5f_Header46.A1" office:value-type="string">
            <text:p text:style-name="P2"/>
          </table:table-cell>
          <table:table-cell table:style-name="Group_5f_Header46.A1" office:value-type="string">
            <text:p text:style-name="P2"/>
          </table:table-cell>
        </table:table-row>
      </table:table>
      <table:table table:name="Detail46" table:style-name="Detail46">
        <table:table-column table:style-name="Detail46.A"/>
        <table:table-column table:style-name="Detail46.B"/>
        <table:table-row table:style-name="Detail46.1">
          <table:table-cell table:style-name="Detail46.A1" office:value-type="string">
            <text:p text:style-name="P1">Chase, <text:span text:style-name="T1">Parker</text:span></text:p>
          </table:table-cell>
          <table:table-cell table:style-name="Detail46.A1" office:value-type="string">
            <text:p text:style-name="P1">HITMAN™</text:p>
          </table:table-cell>
        </table:table-row>
      </table:table>
      <table:table table:name="Group_Header47" table:style-name="Group_5f_Header47">
        <table:table-column table:style-name="Group_5f_Header47.A"/>
        <table:table-column table:style-name="Group_5f_Header47.B"/>
        <table:table-row table:style-name="Group_5f_Header47.1">
          <table:table-cell table:style-name="Group_5f_Header47.A1" office:value-type="string">
            <text:p text:style-name="P2"/>
          </table:table-cell>
          <table:table-cell table:style-name="Group_5f_Header47.A1" office:value-type="string">
            <text:p text:style-name="P2"/>
          </table:table-cell>
        </table:table-row>
      </table:table>
      <table:table table:name="Detail47" table:style-name="Detail47">
        <table:table-column table:style-name="Detail47.A"/>
        <table:table-column table:style-name="Detail47.B"/>
        <table:table-row table:style-name="Detail47.1">
          <table:table-cell table:style-name="Detail47.A1" office:value-type="string">
            <text:p text:style-name="P1">Chase, <text:span text:style-name="T1">Tyler</text:span></text:p>
          </table:table-cell>
          <table:table-cell table:style-name="Detail47.A1" office:value-type="string">
            <text:p text:style-name="P1">HITMAN™ 2</text:p>
          </table:table-cell>
        </table:table-row>
      </table:table>
      <table:table table:name="Group_Header48" table:style-name="Group_5f_Header48">
        <table:table-column table:style-name="Group_5f_Header48.A"/>
        <table:table-column table:style-name="Group_5f_Header48.B"/>
        <table:table-row table:style-name="Group_5f_Header48.1">
          <table:table-cell table:style-name="Group_5f_Header48.A1" office:value-type="string">
            <text:p text:style-name="P2"/>
          </table:table-cell>
          <table:table-cell table:style-name="Group_5f_Header48.A1" office:value-type="string">
            <text:p text:style-name="P2"/>
          </table:table-cell>
        </table:table-row>
      </table:table>
      <table:table table:name="Detail48" table:style-name="Detail48">
        <table:table-column table:style-name="Detail48.A"/>
        <table:table-column table:style-name="Detail48.B"/>
        <table:table-row table:style-name="Detail48.1">
          <table:table-cell table:style-name="Detail48.A1" office:value-type="string">
            <text:p text:style-name="P1">Parker, <text:span text:style-name="T1">Spencer, Tyler</text:span></text:p>
          </table:table-cell>
          <table:table-cell table:style-name="Detail48.A1" office:value-type="string">
            <text:p text:style-name="P1">Kenshi</text:p>
          </table:table-cell>
        </table:table-row>
      </table:table>
      <table:table table:name="Group_Header49" table:style-name="Group_5f_Header49">
        <table:table-column table:style-name="Group_5f_Header49.A"/>
        <table:table-column table:style-name="Group_5f_Header49.B"/>
        <table:table-row table:style-name="Group_5f_Header49.1">
          <table:table-cell table:style-name="Group_5f_Header49.A1" office:value-type="string">
            <text:p text:style-name="P2"/>
          </table:table-cell>
          <table:table-cell table:style-name="Group_5f_Header49.A1" office:value-type="string">
            <text:p text:style-name="P2"/>
          </table:table-cell>
        </table:table-row>
      </table:table>
      <table:table table:name="Detail49" table:style-name="Detail49">
        <table:table-column table:style-name="Detail49.A"/>
        <table:table-column table:style-name="Detail49.B"/>
        <table:table-row table:style-name="Detail49.1">
          <table:table-cell table:style-name="Detail49.A1" office:value-type="string">
            <text:p text:style-name="P1">Parker, <text:span text:style-name="T1">Tyler</text:span></text:p>
          </table:table-cell>
          <table:table-cell table:style-name="Detail49.A1" office:value-type="string">
            <text:p text:style-name="P1">Knights and Merchants</text:p>
          </table:table-cell>
        </table:table-row>
      </table:table>
      <table:table table:name="Group_Header50" table:style-name="Group_5f_Header50">
        <table:table-column table:style-name="Group_5f_Header50.A"/>
        <table:table-column table:style-name="Group_5f_Header50.B"/>
        <table:table-row table:style-name="Group_5f_Header50.1">
          <table:table-cell table:style-name="Group_5f_Header50.A1" office:value-type="string">
            <text:p text:style-name="P2"/>
          </table:table-cell>
          <table:table-cell table:style-name="Group_5f_Header50.A1" office:value-type="string">
            <text:p text:style-name="P2"/>
          </table:table-cell>
        </table:table-row>
      </table:table>
      <table:table table:name="Detail50" table:style-name="Detail50">
        <table:table-column table:style-name="Detail50.A"/>
        <table:table-column table:style-name="Detail50.B"/>
        <table:table-row table:style-name="Detail50.1">
          <table:table-cell table:style-name="Detail50.A1" office:value-type="string">
            <text:p text:style-name="P1">Parker, <text:span text:style-name="T1">Spencer</text:span></text:p>
          </table:table-cell>
          <table:table-cell table:style-name="Detail50.A1" office:value-type="string">
            <text:p text:style-name="P1">Left 4 Dead</text:p>
          </table:table-cell>
        </table:table-row>
      </table:table>
      <table:table table:name="Group_Header51" table:style-name="Group_5f_Header51">
        <table:table-column table:style-name="Group_5f_Header51.A"/>
        <table:table-column table:style-name="Group_5f_Header51.B"/>
        <table:table-row table:style-name="Group_5f_Header51.1">
          <table:table-cell table:style-name="Group_5f_Header51.A1" office:value-type="string">
            <text:p text:style-name="P2"/>
          </table:table-cell>
          <table:table-cell table:style-name="Group_5f_Header51.A1" office:value-type="string">
            <text:p text:style-name="P2"/>
          </table:table-cell>
        </table:table-row>
      </table:table>
      <table:table table:name="Detail51" table:style-name="Detail51">
        <table:table-column table:style-name="Detail51.A"/>
        <table:table-column table:style-name="Detail51.B"/>
        <table:table-row table:style-name="Detail51.1">
          <table:table-cell table:style-name="Detail51.A1" office:value-type="string">
            <text:p text:style-name="P1">Parker, <text:span text:style-name="T1">Spencer</text:span></text:p>
          </table:table-cell>
          <table:table-cell table:style-name="Detail51.A1" office:value-type="string">
            <text:p text:style-name="P1">Left 4 Dead 2</text:p>
          </table:table-cell>
        </table:table-row>
      </table:table>
      <table:table table:name="Group_Header52" table:style-name="Group_5f_Header52">
        <table:table-column table:style-name="Group_5f_Header52.A"/>
        <table:table-column table:style-name="Group_5f_Header52.B"/>
        <table:table-row table:style-name="Group_5f_Header52.1">
          <table:table-cell table:style-name="Group_5f_Header52.A1" office:value-type="string">
            <text:p text:style-name="P2"/>
          </table:table-cell>
          <table:table-cell table:style-name="Group_5f_Header52.A1" office:value-type="string">
            <text:p text:style-name="P2"/>
          </table:table-cell>
        </table:table-row>
      </table:table>
      <table:table table:name="Detail52" table:style-name="Detail52">
        <table:table-column table:style-name="Detail52.A"/>
        <table:table-column table:style-name="Detail52.B"/>
        <table:table-row table:style-name="Detail52.1">
          <table:table-cell table:style-name="Detail52.A1" office:value-type="string">
            <text:p text:style-name="P1">Parker, <text:span text:style-name="T1">Spencer, Tyler</text:span></text:p>
          </table:table-cell>
          <table:table-cell table:style-name="Detail52.A1" office:value-type="string">
            <text:p text:style-name="P1">Lethal Company</text:p>
          </table:table-cell>
        </table:table-row>
      </table:table>
      <table:table table:name="Group_Header53" table:style-name="Group_5f_Header53">
        <table:table-column table:style-name="Group_5f_Header53.A"/>
        <table:table-column table:style-name="Group_5f_Header53.B"/>
        <table:table-row table:style-name="Group_5f_Header53.1">
          <table:table-cell table:style-name="Group_5f_Header53.A1" office:value-type="string">
            <text:p text:style-name="P2"/>
          </table:table-cell>
          <table:table-cell table:style-name="Group_5f_Header53.A1" office:value-type="string">
            <text:p text:style-name="P2"/>
          </table:table-cell>
        </table:table-row>
      </table:table>
      <table:table table:name="Detail53" table:style-name="Detail53">
        <table:table-column table:style-name="Detail53.A"/>
        <table:table-column table:style-name="Detail53.B"/>
        <table:table-row table:style-name="Detail53.1">
          <table:table-cell table:style-name="Detail53.A1" office:value-type="string">
            <text:p text:style-name="P1">Chase, <text:span text:style-name="T1">Parker</text:span></text:p>
          </table:table-cell>
          <table:table-cell table:style-name="Detail53.A1" office:value-type="string">
            <text:p text:style-name="P1">Little Nightmares</text:p>
          </table:table-cell>
        </table:table-row>
      </table:table>
      <table:table table:name="Group_Header54" table:style-name="Group_5f_Header54">
        <table:table-column table:style-name="Group_5f_Header54.A"/>
        <table:table-column table:style-name="Group_5f_Header54.B"/>
        <table:table-row table:style-name="Group_5f_Header54.1">
          <table:table-cell table:style-name="Group_5f_Header54.A1" office:value-type="string">
            <text:p text:style-name="P2"/>
          </table:table-cell>
          <table:table-cell table:style-name="Group_5f_Header54.A1" office:value-type="string">
            <text:p text:style-name="P2"/>
          </table:table-cell>
        </table:table-row>
      </table:table>
      <table:table table:name="Detail54" table:style-name="Detail54">
        <table:table-column table:style-name="Detail54.A"/>
        <table:table-column table:style-name="Detail54.B"/>
        <table:table-row table:style-name="Detail54.1">
          <table:table-cell table:style-name="Detail54.A1" office:value-type="string">
            <text:p text:style-name="P1">Chase, <text:span text:style-name="T1">Parker</text:span></text:p>
          </table:table-cell>
          <table:table-cell table:style-name="Detail54.A1" office:value-type="string">
            <text:p text:style-name="P1">METAL GEAR RISING: REVENGEANCE</text:p>
          </table:table-cell>
        </table:table-row>
      </table:table>
      <table:table table:name="Group_Header55" table:style-name="Group_5f_Header55">
        <table:table-column table:style-name="Group_5f_Header55.A"/>
        <table:table-column table:style-name="Group_5f_Header55.B"/>
        <table:table-row table:style-name="Group_5f_Header55.1">
          <table:table-cell table:style-name="Group_5f_Header55.A1" office:value-type="string">
            <text:p text:style-name="P2"/>
          </table:table-cell>
          <table:table-cell table:style-name="Group_5f_Header55.A1" office:value-type="string">
            <text:p text:style-name="P2"/>
          </table:table-cell>
        </table:table-row>
      </table:table>
      <table:table table:name="Detail55" table:style-name="Detail55">
        <table:table-column table:style-name="Detail55.A"/>
        <table:table-column table:style-name="Detail55.B"/>
        <table:table-row table:style-name="Detail55.1">
          <table:table-cell table:style-name="Detail55.A1" office:value-type="string">
            <text:p text:style-name="P1">Parker, <text:span text:style-name="T1">Tyler</text:span></text:p>
          </table:table-cell>
          <table:table-cell table:style-name="Detail55.A1" office:value-type="string">
            <text:p text:style-name="P1">Metro Exodus</text:p>
          </table:table-cell>
        </table:table-row>
      </table:table>
      <table:table table:name="Group_Header56" table:style-name="Group_5f_Header56">
        <table:table-column table:style-name="Group_5f_Header56.A"/>
        <table:table-column table:style-name="Group_5f_Header56.B"/>
        <table:table-row table:style-name="Group_5f_Header56.1">
          <table:table-cell table:style-name="Group_5f_Header56.A1" office:value-type="string">
            <text:p text:style-name="P2"/>
          </table:table-cell>
          <table:table-cell table:style-name="Group_5f_Header56.A1" office:value-type="string">
            <text:p text:style-name="P2"/>
          </table:table-cell>
        </table:table-row>
      </table:table>
      <table:table table:name="Detail56" table:style-name="Detail56">
        <table:table-column table:style-name="Detail56.A"/>
        <table:table-column table:style-name="Detail56.B"/>
        <table:table-row table:style-name="Detail56.1">
          <table:table-cell table:style-name="Detail56.A1" office:value-type="string">
            <text:p text:style-name="P1">Chase, <text:span text:style-name="T1">Parker</text:span></text:p>
          </table:table-cell>
          <table:table-cell table:style-name="Detail56.A1" office:value-type="string">
            <text:p text:style-name="P1">Monster Hunter: World</text:p>
          </table:table-cell>
        </table:table-row>
      </table:table>
      <table:table table:name="Group_Header57" table:style-name="Group_5f_Header57">
        <table:table-column table:style-name="Group_5f_Header57.A"/>
        <table:table-column table:style-name="Group_5f_Header57.B"/>
        <table:table-row table:style-name="Group_5f_Header57.1">
          <table:table-cell table:style-name="Group_5f_Header57.A1" office:value-type="string">
            <text:p text:style-name="P2"/>
          </table:table-cell>
          <table:table-cell table:style-name="Group_5f_Header57.A1" office:value-type="string">
            <text:p text:style-name="P2"/>
          </table:table-cell>
        </table:table-row>
      </table:table>
      <table:table table:name="Detail57" table:style-name="Detail57">
        <table:table-column table:style-name="Detail57.A"/>
        <table:table-column table:style-name="Detail57.B"/>
        <table:table-row table:style-name="Detail57.1">
          <table:table-cell table:style-name="Detail57.A1" office:value-type="string">
            <text:p text:style-name="P1">Parker, <text:span text:style-name="T1">Spencer</text:span></text:p>
          </table:table-cell>
          <table:table-cell table:style-name="Detail57.A1" office:value-type="string">
            <text:p text:style-name="P1">Mortal Kombat11</text:p>
          </table:table-cell>
        </table:table-row>
      </table:table>
      <table:table table:name="Group_Header58" table:style-name="Group_5f_Header58">
        <table:table-column table:style-name="Group_5f_Header58.A"/>
        <table:table-column table:style-name="Group_5f_Header58.B"/>
        <table:table-row table:style-name="Group_5f_Header58.1">
          <table:table-cell table:style-name="Group_5f_Header58.A1" office:value-type="string">
            <text:p text:style-name="P2"/>
          </table:table-cell>
          <table:table-cell table:style-name="Group_5f_Header58.A1" office:value-type="string">
            <text:p text:style-name="P2"/>
          </table:table-cell>
        </table:table-row>
      </table:table>
      <table:table table:name="Detail58" table:style-name="Detail58">
        <table:table-column table:style-name="Detail58.A"/>
        <table:table-column table:style-name="Detail58.B"/>
        <table:table-row table:style-name="Detail58.1">
          <table:table-cell table:style-name="Detail58.A1" office:value-type="string">
            <text:p text:style-name="P1">Spencer, <text:span text:style-name="T1">Tyler</text:span></text:p>
          </table:table-cell>
          <table:table-cell table:style-name="Detail58.A1" office:value-type="string">
            <text:p text:style-name="P1">Mount &amp; Blade: Warband</text:p>
          </table:table-cell>
        </table:table-row>
      </table:table>
      <table:table table:name="Group_Header59" table:style-name="Group_5f_Header59">
        <table:table-column table:style-name="Group_5f_Header59.A"/>
        <table:table-column table:style-name="Group_5f_Header59.B"/>
        <table:table-row table:style-name="Group_5f_Header59.1">
          <table:table-cell table:style-name="Group_5f_Header59.A1" office:value-type="string">
            <text:p text:style-name="P2"/>
          </table:table-cell>
          <table:table-cell table:style-name="Group_5f_Header59.A1" office:value-type="string">
            <text:p text:style-name="P2"/>
          </table:table-cell>
        </table:table-row>
      </table:table>
      <table:table table:name="Detail59" table:style-name="Detail59">
        <table:table-column table:style-name="Detail59.A"/>
        <table:table-column table:style-name="Detail59.B"/>
        <table:table-row table:style-name="Detail59.1">
          <table:table-cell table:style-name="Detail59.A1" office:value-type="string">
            <text:p text:style-name="P1">Parker, <text:span text:style-name="T1">Spencer</text:span></text:p>
          </table:table-cell>
          <table:table-cell table:style-name="Detail59.A1" office:value-type="string">
            <text:p text:style-name="P1">One-armed cook</text:p>
          </table:table-cell>
        </table:table-row>
      </table:table>
      <table:table table:name="Group_Header60" table:style-name="Group_5f_Header60">
        <table:table-column table:style-name="Group_5f_Header60.A"/>
        <table:table-column table:style-name="Group_5f_Header60.B"/>
        <table:table-row table:style-name="Group_5f_Header60.1">
          <table:table-cell table:style-name="Group_5f_Header60.A1" office:value-type="string">
            <text:p text:style-name="P2"/>
          </table:table-cell>
          <table:table-cell table:style-name="Group_5f_Header60.A1" office:value-type="string">
            <text:p text:style-name="P2"/>
          </table:table-cell>
        </table:table-row>
      </table:table>
      <table:table table:name="Detail60" table:style-name="Detail60">
        <table:table-column table:style-name="Detail60.A"/>
        <table:table-column table:style-name="Detail60.B"/>
        <table:table-row table:style-name="Detail60.1">
          <table:table-cell table:style-name="Detail60.A1" office:value-type="string">
            <text:p text:style-name="P1">Chase, <text:span text:style-name="T1">Tyler</text:span></text:p>
          </table:table-cell>
          <table:table-cell table:style-name="Detail60.A1" office:value-type="string">
            <text:p text:style-name="P1">PAYDAY 2</text:p>
          </table:table-cell>
        </table:table-row>
      </table:table>
      <table:table table:name="Group_Header61" table:style-name="Group_5f_Header61">
        <table:table-column table:style-name="Group_5f_Header61.A"/>
        <table:table-column table:style-name="Group_5f_Header61.B"/>
        <table:table-row table:style-name="Group_5f_Header61.1">
          <table:table-cell table:style-name="Group_5f_Header61.A1" office:value-type="string">
            <text:p text:style-name="P2"/>
          </table:table-cell>
          <table:table-cell table:style-name="Group_5f_Header61.A1" office:value-type="string">
            <text:p text:style-name="P2"/>
          </table:table-cell>
        </table:table-row>
      </table:table>
      <table:table table:name="Detail61" table:style-name="Detail61">
        <table:table-column table:style-name="Detail61.A"/>
        <table:table-column table:style-name="Detail61.B"/>
        <table:table-row table:style-name="Detail61.1">
          <table:table-cell table:style-name="Detail61.A1" office:value-type="string">
            <text:p text:style-name="P1">Parker, <text:span text:style-name="T1">Tyler</text:span></text:p>
          </table:table-cell>
          <table:table-cell table:style-name="Detail61.A1" office:value-type="string">
            <text:p text:style-name="P1">Phasmophobia</text:p>
          </table:table-cell>
        </table:table-row>
      </table:table>
      <table:table table:name="Group_Header62" table:style-name="Group_5f_Header62">
        <table:table-column table:style-name="Group_5f_Header62.A"/>
        <table:table-column table:style-name="Group_5f_Header62.B"/>
        <table:table-row table:style-name="Group_5f_Header62.1">
          <table:table-cell table:style-name="Group_5f_Header62.A1" office:value-type="string">
            <text:p text:style-name="P2"/>
          </table:table-cell>
          <table:table-cell table:style-name="Group_5f_Header62.A1" office:value-type="string">
            <text:p text:style-name="P2"/>
          </table:table-cell>
        </table:table-row>
      </table:table>
      <table:table table:name="Detail62" table:style-name="Detail62">
        <table:table-column table:style-name="Detail62.A"/>
        <table:table-column table:style-name="Detail62.B"/>
        <table:table-row table:style-name="Detail62.1">
          <table:table-cell table:style-name="Detail62.A1" office:value-type="string">
            <text:p text:style-name="P1">Chase, <text:span text:style-name="T1">Parker</text:span></text:p>
          </table:table-cell>
          <table:table-cell table:style-name="Detail62.A1" office:value-type="string">
            <text:p text:style-name="P1">Portal 2</text:p>
          </table:table-cell>
        </table:table-row>
      </table:table>
      <table:table table:name="Group_Header63" table:style-name="Group_5f_Header63">
        <table:table-column table:style-name="Group_5f_Header63.A"/>
        <table:table-column table:style-name="Group_5f_Header63.B"/>
        <table:table-row table:style-name="Group_5f_Header63.1">
          <table:table-cell table:style-name="Group_5f_Header63.A1" office:value-type="string">
            <text:p text:style-name="P2"/>
          </table:table-cell>
          <table:table-cell table:style-name="Group_5f_Header63.A1" office:value-type="string">
            <text:p text:style-name="P2"/>
          </table:table-cell>
        </table:table-row>
      </table:table>
      <table:table table:name="Detail63" table:style-name="Detail63">
        <table:table-column table:style-name="Detail63.A"/>
        <table:table-column table:style-name="Detail63.B"/>
        <table:table-row table:style-name="Detail63.1">
          <table:table-cell table:style-name="Detail63.A1" office:value-type="string">
            <text:p text:style-name="P1">Spencer, <text:span text:style-name="T1">Tyler</text:span></text:p>
          </table:table-cell>
          <table:table-cell table:style-name="Detail63.A1" office:value-type="string">
            <text:p text:style-name="P1">Project Zomboid</text:p>
          </table:table-cell>
        </table:table-row>
      </table:table>
      <table:table table:name="Group_Header64" table:style-name="Group_5f_Header64">
        <table:table-column table:style-name="Group_5f_Header64.A"/>
        <table:table-column table:style-name="Group_5f_Header64.B"/>
        <table:table-row table:style-name="Group_5f_Header64.1">
          <table:table-cell table:style-name="Group_5f_Header64.A1" office:value-type="string">
            <text:p text:style-name="P2"/>
          </table:table-cell>
          <table:table-cell table:style-name="Group_5f_Header64.A1" office:value-type="string">
            <text:p text:style-name="P2"/>
          </table:table-cell>
        </table:table-row>
      </table:table>
      <table:table table:name="Detail64" table:style-name="Detail64">
        <table:table-column table:style-name="Detail64.A"/>
        <table:table-column table:style-name="Detail64.B"/>
        <table:table-row table:style-name="Detail64.1">
          <table:table-cell table:style-name="Detail64.A1" office:value-type="string">
            <text:p text:style-name="P1">Chase, <text:span text:style-name="T1">Parker</text:span></text:p>
          </table:table-cell>
          <table:table-cell table:style-name="Detail64.A1" office:value-type="string">
            <text:p text:style-name="P1">Rebel Galaxy</text:p>
          </table:table-cell>
        </table:table-row>
      </table:table>
      <table:table table:name="Group_Header65" table:style-name="Group_5f_Header65">
        <table:table-column table:style-name="Group_5f_Header65.A"/>
        <table:table-column table:style-name="Group_5f_Header65.B"/>
        <table:table-row table:style-name="Group_5f_Header65.1">
          <table:table-cell table:style-name="Group_5f_Header65.A1" office:value-type="string">
            <text:p text:style-name="P2"/>
          </table:table-cell>
          <table:table-cell table:style-name="Group_5f_Header65.A1" office:value-type="string">
            <text:p text:style-name="P2"/>
          </table:table-cell>
        </table:table-row>
      </table:table>
      <table:table table:name="Detail65" table:style-name="Detail65">
        <table:table-column table:style-name="Detail65.A"/>
        <table:table-column table:style-name="Detail65.B"/>
        <table:table-row table:style-name="Detail65.1">
          <table:table-cell table:style-name="Detail65.A1" office:value-type="string">
            <text:p text:style-name="P1">Chase, <text:span text:style-name="T1">Parker</text:span></text:p>
          </table:table-cell>
          <table:table-cell table:style-name="Detail65.A1" office:value-type="string">
            <text:p text:style-name="P1">Resident Evil 2</text:p>
          </table:table-cell>
        </table:table-row>
      </table:table>
      <table:table table:name="Group_Header66" table:style-name="Group_5f_Header66">
        <table:table-column table:style-name="Group_5f_Header66.A"/>
        <table:table-column table:style-name="Group_5f_Header66.B"/>
        <table:table-row table:style-name="Group_5f_Header66.1">
          <table:table-cell table:style-name="Group_5f_Header66.A1" office:value-type="string">
            <text:p text:style-name="P2"/>
          </table:table-cell>
          <table:table-cell table:style-name="Group_5f_Header66.A1" office:value-type="string">
            <text:p text:style-name="P2"/>
          </table:table-cell>
        </table:table-row>
      </table:table>
      <table:table table:name="Detail66" table:style-name="Detail66">
        <table:table-column table:style-name="Detail66.A"/>
        <table:table-column table:style-name="Detail66.B"/>
        <table:table-row table:style-name="Detail66.1">
          <table:table-cell table:style-name="Detail66.A1" office:value-type="string">
            <text:p text:style-name="P1">Parker, <text:span text:style-name="T1">Tyler</text:span></text:p>
          </table:table-cell>
          <table:table-cell table:style-name="Detail66.A1" office:value-type="string">
            <text:p text:style-name="P1">RimWorld</text:p>
          </table:table-cell>
        </table:table-row>
      </table:table>
      <table:table table:name="Group_Header67" table:style-name="Group_5f_Header67">
        <table:table-column table:style-name="Group_5f_Header67.A"/>
        <table:table-column table:style-name="Group_5f_Header67.B"/>
        <table:table-row table:style-name="Group_5f_Header67.1">
          <table:table-cell table:style-name="Group_5f_Header67.A1" office:value-type="string">
            <text:p text:style-name="P2"/>
          </table:table-cell>
          <table:table-cell table:style-name="Group_5f_Header67.A1" office:value-type="string">
            <text:p text:style-name="P2"/>
          </table:table-cell>
        </table:table-row>
      </table:table>
      <table:table table:name="Detail67" table:style-name="Detail67">
        <table:table-column table:style-name="Detail67.A"/>
        <table:table-column table:style-name="Detail67.B"/>
        <text:soft-page-break/>
        <table:table-row table:style-name="Detail67.1">
          <table:table-cell table:style-name="Detail67.A1" office:value-type="string">
            <text:p text:style-name="P1">Chase, <text:span text:style-name="T1">Parker</text:span></text:p>
          </table:table-cell>
          <table:table-cell table:style-name="Detail67.A1" office:value-type="string">
            <text:p text:style-name="P1">Ring of Elysium</text:p>
          </table:table-cell>
        </table:table-row>
      </table:table>
      <table:table table:name="Group_Header68" table:style-name="Group_5f_Header68">
        <table:table-column table:style-name="Group_5f_Header68.A"/>
        <table:table-column table:style-name="Group_5f_Header68.B"/>
        <table:table-row table:style-name="Group_5f_Header68.1">
          <table:table-cell table:style-name="Group_5f_Header68.A1" office:value-type="string">
            <text:p text:style-name="P2"/>
          </table:table-cell>
          <table:table-cell table:style-name="Group_5f_Header68.A1" office:value-type="string">
            <text:p text:style-name="P2"/>
          </table:table-cell>
        </table:table-row>
      </table:table>
      <table:table table:name="Detail68" table:style-name="Detail68">
        <table:table-column table:style-name="Detail68.A"/>
        <table:table-column table:style-name="Detail68.B"/>
        <table:table-row table:style-name="Detail68.1">
          <table:table-cell table:style-name="Detail68.A1" office:value-type="string">
            <text:p text:style-name="P1">Parker, <text:span text:style-name="T1">Spencer, Tyler</text:span></text:p>
          </table:table-cell>
          <table:table-cell table:style-name="Detail68.A1" office:value-type="string">
            <text:p text:style-name="P1">Risk of Rain 2</text:p>
          </table:table-cell>
        </table:table-row>
      </table:table>
      <table:table table:name="Group_Header69" table:style-name="Group_5f_Header69">
        <table:table-column table:style-name="Group_5f_Header69.A"/>
        <table:table-column table:style-name="Group_5f_Header69.B"/>
        <table:table-row table:style-name="Group_5f_Header69.1">
          <table:table-cell table:style-name="Group_5f_Header69.A1" office:value-type="string">
            <text:p text:style-name="P2"/>
          </table:table-cell>
          <table:table-cell table:style-name="Group_5f_Header69.A1" office:value-type="string">
            <text:p text:style-name="P2"/>
          </table:table-cell>
        </table:table-row>
      </table:table>
      <table:table table:name="Detail69" table:style-name="Detail69">
        <table:table-column table:style-name="Detail69.A"/>
        <table:table-column table:style-name="Detail69.B"/>
        <table:table-row table:style-name="Detail69.1">
          <table:table-cell table:style-name="Detail69.A1" office:value-type="string">
            <text:p text:style-name="P1">Parker, <text:span text:style-name="T1">Tyler</text:span></text:p>
          </table:table-cell>
          <table:table-cell table:style-name="Detail69.A1" office:value-type="string">
            <text:p text:style-name="P1">Rust</text:p>
          </table:table-cell>
        </table:table-row>
      </table:table>
      <table:table table:name="Group_Header70" table:style-name="Group_5f_Header70">
        <table:table-column table:style-name="Group_5f_Header70.A"/>
        <table:table-column table:style-name="Group_5f_Header70.B"/>
        <table:table-row table:style-name="Group_5f_Header70.1">
          <table:table-cell table:style-name="Group_5f_Header70.A1" office:value-type="string">
            <text:p text:style-name="P2"/>
          </table:table-cell>
          <table:table-cell table:style-name="Group_5f_Header70.A1" office:value-type="string">
            <text:p text:style-name="P2"/>
          </table:table-cell>
        </table:table-row>
      </table:table>
      <table:table table:name="Detail70" table:style-name="Detail70">
        <table:table-column table:style-name="Detail70.A"/>
        <table:table-column table:style-name="Detail70.B"/>
        <table:table-row table:style-name="Detail70.1">
          <table:table-cell table:style-name="Detail70.A1" office:value-type="string">
            <text:p text:style-name="P1">Parker, <text:span text:style-name="T1">Tyler</text:span></text:p>
          </table:table-cell>
          <table:table-cell table:style-name="Detail70.A1" office:value-type="string">
            <text:p text:style-name="P1">Saints Row IV: Re-Elected</text:p>
          </table:table-cell>
        </table:table-row>
      </table:table>
      <table:table table:name="Group_Header71" table:style-name="Group_5f_Header71">
        <table:table-column table:style-name="Group_5f_Header71.A"/>
        <table:table-column table:style-name="Group_5f_Header71.B"/>
        <table:table-row table:style-name="Group_5f_Header71.1">
          <table:table-cell table:style-name="Group_5f_Header71.A1" office:value-type="string">
            <text:p text:style-name="P2"/>
          </table:table-cell>
          <table:table-cell table:style-name="Group_5f_Header71.A1" office:value-type="string">
            <text:p text:style-name="P2"/>
          </table:table-cell>
        </table:table-row>
      </table:table>
      <table:table table:name="Detail71" table:style-name="Detail71">
        <table:table-column table:style-name="Detail71.A"/>
        <table:table-column table:style-name="Detail71.B"/>
        <table:table-row table:style-name="Detail71.1">
          <table:table-cell table:style-name="Detail71.A1" office:value-type="string">
            <text:p text:style-name="P1">Parker, <text:span text:style-name="T1">Spencer, Tyler</text:span></text:p>
          </table:table-cell>
          <table:table-cell table:style-name="Detail71.A1" office:value-type="string">
            <text:p text:style-name="P1">SCP: Secret Laboratory</text:p>
          </table:table-cell>
        </table:table-row>
      </table:table>
      <table:table table:name="Group_Header72" table:style-name="Group_5f_Header72">
        <table:table-column table:style-name="Group_5f_Header72.A"/>
        <table:table-column table:style-name="Group_5f_Header72.B"/>
        <table:table-row table:style-name="Group_5f_Header72.1">
          <table:table-cell table:style-name="Group_5f_Header72.A1" office:value-type="string">
            <text:p text:style-name="P2"/>
          </table:table-cell>
          <table:table-cell table:style-name="Group_5f_Header72.A1" office:value-type="string">
            <text:p text:style-name="P2"/>
          </table:table-cell>
        </table:table-row>
      </table:table>
      <table:table table:name="Detail72" table:style-name="Detail72">
        <table:table-column table:style-name="Detail72.A"/>
        <table:table-column table:style-name="Detail72.B"/>
        <table:table-row table:style-name="Detail72.1">
          <table:table-cell table:style-name="Detail72.A1" office:value-type="string">
            <text:p text:style-name="P1">Chase, <text:span text:style-name="T1">Tyler</text:span></text:p>
          </table:table-cell>
          <table:table-cell table:style-name="Detail72.A1" office:value-type="string">
            <text:p text:style-name="P1">SCUM</text:p>
          </table:table-cell>
        </table:table-row>
      </table:table>
      <table:table table:name="Group_Header73" table:style-name="Group_5f_Header73">
        <table:table-column table:style-name="Group_5f_Header73.A"/>
        <table:table-column table:style-name="Group_5f_Header73.B"/>
        <table:table-row table:style-name="Group_5f_Header73.1">
          <table:table-cell table:style-name="Group_5f_Header73.A1" office:value-type="string">
            <text:p text:style-name="P2"/>
          </table:table-cell>
          <table:table-cell table:style-name="Group_5f_Header73.A1" office:value-type="string">
            <text:p text:style-name="P2"/>
          </table:table-cell>
        </table:table-row>
      </table:table>
      <table:table table:name="Detail73" table:style-name="Detail73">
        <table:table-column table:style-name="Detail73.A"/>
        <table:table-column table:style-name="Detail73.B"/>
        <table:table-row table:style-name="Detail73.1">
          <table:table-cell table:style-name="Detail73.A1" office:value-type="string">
            <text:p text:style-name="P1">Chase, <text:span text:style-name="T1">Parker</text:span></text:p>
          </table:table-cell>
          <table:table-cell table:style-name="Detail73.A1" office:value-type="string">
            <text:p text:style-name="P1">Sekiro™: Shadows Die Twice - GOTY Edition</text:p>
          </table:table-cell>
        </table:table-row>
      </table:table>
      <table:table table:name="Group_Header74" table:style-name="Group_5f_Header74">
        <table:table-column table:style-name="Group_5f_Header74.A"/>
        <table:table-column table:style-name="Group_5f_Header74.B"/>
        <table:table-row table:style-name="Group_5f_Header74.1">
          <table:table-cell table:style-name="Group_5f_Header74.A1" office:value-type="string">
            <text:p text:style-name="P2"/>
          </table:table-cell>
          <table:table-cell table:style-name="Group_5f_Header74.A1" office:value-type="string">
            <text:p text:style-name="P2"/>
          </table:table-cell>
        </table:table-row>
      </table:table>
      <table:table table:name="Detail74" table:style-name="Detail74">
        <table:table-column table:style-name="Detail74.A"/>
        <table:table-column table:style-name="Detail74.B"/>
        <table:table-row table:style-name="Detail74.1">
          <table:table-cell table:style-name="Detail74.A1" office:value-type="string">
            <text:p text:style-name="P1">Parker, <text:span text:style-name="T1">Spencer</text:span></text:p>
          </table:table-cell>
          <table:table-cell table:style-name="Detail74.A1" office:value-type="string">
            <text:p text:style-name="P1">Sid Meier’s Civilization® VI</text:p>
          </table:table-cell>
        </table:table-row>
      </table:table>
      <table:table table:name="Group_Header75" table:style-name="Group_5f_Header75">
        <table:table-column table:style-name="Group_5f_Header75.A"/>
        <table:table-column table:style-name="Group_5f_Header75.B"/>
        <table:table-row table:style-name="Group_5f_Header75.1">
          <table:table-cell table:style-name="Group_5f_Header75.A1" office:value-type="string">
            <text:p text:style-name="P2"/>
          </table:table-cell>
          <table:table-cell table:style-name="Group_5f_Header75.A1" office:value-type="string">
            <text:p text:style-name="P2"/>
          </table:table-cell>
        </table:table-row>
      </table:table>
      <table:table table:name="Detail75" table:style-name="Detail75">
        <table:table-column table:style-name="Detail75.A"/>
        <table:table-column table:style-name="Detail75.B"/>
        <table:table-row table:style-name="Detail75.1">
          <table:table-cell table:style-name="Detail75.A1" office:value-type="string">
            <text:p text:style-name="P1">Chase, <text:span text:style-name="T1">Parker, Spencer</text:span></text:p>
          </table:table-cell>
          <table:table-cell table:style-name="Detail75.A1" office:value-type="string">
            <text:p text:style-name="P1">Skullgirls 2nd Encore</text:p>
          </table:table-cell>
        </table:table-row>
      </table:table>
      <table:table table:name="Group_Header76" table:style-name="Group_5f_Header76">
        <table:table-column table:style-name="Group_5f_Header76.A"/>
        <table:table-column table:style-name="Group_5f_Header76.B"/>
        <table:table-row table:style-name="Group_5f_Header76.1">
          <table:table-cell table:style-name="Group_5f_Header76.A1" office:value-type="string">
            <text:p text:style-name="P2"/>
          </table:table-cell>
          <table:table-cell table:style-name="Group_5f_Header76.A1" office:value-type="string">
            <text:p text:style-name="P2"/>
          </table:table-cell>
        </table:table-row>
      </table:table>
      <table:table table:name="Detail76" table:style-name="Detail76">
        <table:table-column table:style-name="Detail76.A"/>
        <table:table-column table:style-name="Detail76.B"/>
        <table:table-row table:style-name="Detail76.1">
          <table:table-cell table:style-name="Detail76.A1" office:value-type="string">
            <text:p text:style-name="P1">Chase, <text:span text:style-name="T1">Spencer</text:span></text:p>
          </table:table-cell>
          <table:table-cell table:style-name="Detail76.A1" office:value-type="string">
            <text:p text:style-name="P1">Slay the Spire</text:p>
          </table:table-cell>
        </table:table-row>
      </table:table>
      <table:table table:name="Group_Header77" table:style-name="Group_5f_Header77">
        <table:table-column table:style-name="Group_5f_Header77.A"/>
        <table:table-column table:style-name="Group_5f_Header77.B"/>
        <table:table-row table:style-name="Group_5f_Header77.1">
          <table:table-cell table:style-name="Group_5f_Header77.A1" office:value-type="string">
            <text:p text:style-name="P2"/>
          </table:table-cell>
          <table:table-cell table:style-name="Group_5f_Header77.A1" office:value-type="string">
            <text:p text:style-name="P2"/>
          </table:table-cell>
        </table:table-row>
      </table:table>
      <table:table table:name="Detail77" table:style-name="Detail77">
        <table:table-column table:style-name="Detail77.A"/>
        <table:table-column table:style-name="Detail77.B"/>
        <table:table-row table:style-name="Detail77.1">
          <table:table-cell table:style-name="Detail77.A1" office:value-type="string">
            <text:p text:style-name="P1">Chase, <text:span text:style-name="T1">Parker</text:span></text:p>
          </table:table-cell>
          <table:table-cell table:style-name="Detail77.A1" office:value-type="string">
            <text:p text:style-name="P1">Sniper Elite 3</text:p>
          </table:table-cell>
        </table:table-row>
      </table:table>
      <table:table table:name="Group_Header78" table:style-name="Group_5f_Header78">
        <table:table-column table:style-name="Group_5f_Header78.A"/>
        <table:table-column table:style-name="Group_5f_Header78.B"/>
        <table:table-row table:style-name="Group_5f_Header78.1">
          <table:table-cell table:style-name="Group_5f_Header78.A1" office:value-type="string">
            <text:p text:style-name="P2"/>
          </table:table-cell>
          <table:table-cell table:style-name="Group_5f_Header78.A1" office:value-type="string">
            <text:p text:style-name="P2"/>
          </table:table-cell>
        </table:table-row>
      </table:table>
      <table:table table:name="Detail78" table:style-name="Detail78">
        <table:table-column table:style-name="Detail78.A"/>
        <table:table-column table:style-name="Detail78.B"/>
        <table:table-row table:style-name="Detail78.1">
          <table:table-cell table:style-name="Detail78.A1" office:value-type="string">
            <text:p text:style-name="P1">Chase, <text:span text:style-name="T1">Tyler</text:span></text:p>
          </table:table-cell>
          <table:table-cell table:style-name="Detail78.A1" office:value-type="string">
            <text:p text:style-name="P1">South Park™: The Stick of Truth™</text:p>
          </table:table-cell>
        </table:table-row>
      </table:table>
      <table:table table:name="Group_Header79" table:style-name="Group_5f_Header79">
        <table:table-column table:style-name="Group_5f_Header79.A"/>
        <table:table-column table:style-name="Group_5f_Header79.B"/>
        <table:table-row table:style-name="Group_5f_Header79.1">
          <table:table-cell table:style-name="Group_5f_Header79.A1" office:value-type="string">
            <text:p text:style-name="P2"/>
          </table:table-cell>
          <table:table-cell table:style-name="Group_5f_Header79.A1" office:value-type="string">
            <text:p text:style-name="P2"/>
          </table:table-cell>
        </table:table-row>
      </table:table>
      <table:table table:name="Detail79" table:style-name="Detail79">
        <table:table-column table:style-name="Detail79.A"/>
        <table:table-column table:style-name="Detail79.B"/>
        <table:table-row table:style-name="Detail79.1">
          <table:table-cell table:style-name="Detail79.A1" office:value-type="string">
            <text:p text:style-name="P1">Parker, <text:span text:style-name="T1">Spencer, Tyler</text:span></text:p>
          </table:table-cell>
          <table:table-cell table:style-name="Detail79.A1" office:value-type="string">
            <text:p text:style-name="P1">SPORE™</text:p>
          </table:table-cell>
        </table:table-row>
      </table:table>
      <table:table table:name="Group_Header80" table:style-name="Group_5f_Header80">
        <table:table-column table:style-name="Group_5f_Header80.A"/>
        <table:table-column table:style-name="Group_5f_Header80.B"/>
        <table:table-row table:style-name="Group_5f_Header80.1">
          <table:table-cell table:style-name="Group_5f_Header80.A1" office:value-type="string">
            <text:p text:style-name="P2"/>
          </table:table-cell>
          <table:table-cell table:style-name="Group_5f_Header80.A1" office:value-type="string">
            <text:p text:style-name="P2"/>
          </table:table-cell>
        </table:table-row>
      </table:table>
      <table:table table:name="Detail80" table:style-name="Detail80">
        <table:table-column table:style-name="Detail80.A"/>
        <table:table-column table:style-name="Detail80.B"/>
        <table:table-row table:style-name="Detail80.1">
          <table:table-cell table:style-name="Detail80.A1" office:value-type="string">
            <text:p text:style-name="P1">Parker, <text:span text:style-name="T1">Tyler</text:span></text:p>
          </table:table-cell>
          <table:table-cell table:style-name="Detail80.A1" office:value-type="string">
            <text:p text:style-name="P1">Stick Fight: The Game</text:p>
          </table:table-cell>
        </table:table-row>
      </table:table>
      <table:table table:name="Group_Header81" table:style-name="Group_5f_Header81">
        <table:table-column table:style-name="Group_5f_Header81.A"/>
        <table:table-column table:style-name="Group_5f_Header81.B"/>
        <table:table-row table:style-name="Group_5f_Header81.1">
          <table:table-cell table:style-name="Group_5f_Header81.A1" office:value-type="string">
            <text:p text:style-name="P2"/>
          </table:table-cell>
          <table:table-cell table:style-name="Group_5f_Header81.A1" office:value-type="string">
            <text:p text:style-name="P2"/>
          </table:table-cell>
        </table:table-row>
      </table:table>
      <table:table table:name="Detail81" table:style-name="Detail81">
        <table:table-column table:style-name="Detail81.A"/>
        <table:table-column table:style-name="Detail81.B"/>
        <table:table-row table:style-name="Detail81.1">
          <table:table-cell table:style-name="Detail81.A1" office:value-type="string">
            <text:p text:style-name="P1">Chase, <text:span text:style-name="T1">Parker, Spencer</text:span></text:p>
          </table:table-cell>
          <table:table-cell table:style-name="Detail81.A1" office:value-type="string">
            <text:p text:style-name="P1">Street Fighter™ 6</text:p>
          </table:table-cell>
        </table:table-row>
      </table:table>
      <table:table table:name="Group_Header82" table:style-name="Group_5f_Header82">
        <table:table-column table:style-name="Group_5f_Header82.A"/>
        <table:table-column table:style-name="Group_5f_Header82.B"/>
        <table:table-row table:style-name="Group_5f_Header82.1">
          <table:table-cell table:style-name="Group_5f_Header82.A1" office:value-type="string">
            <text:p text:style-name="P2"/>
          </table:table-cell>
          <table:table-cell table:style-name="Group_5f_Header82.A1" office:value-type="string">
            <text:p text:style-name="P2"/>
          </table:table-cell>
        </table:table-row>
      </table:table>
      <table:table table:name="Detail82" table:style-name="Detail82">
        <table:table-column table:style-name="Detail82.A"/>
        <table:table-column table:style-name="Detail82.B"/>
        <table:table-row table:style-name="Detail82.1">
          <table:table-cell table:style-name="Detail82.A1" office:value-type="string">
            <text:p text:style-name="P1">Parker, <text:span text:style-name="T1">Tyler</text:span></text:p>
          </table:table-cell>
          <table:table-cell table:style-name="Detail82.A1" office:value-type="string">
            <text:p text:style-name="P1">Super Animal Royale</text:p>
          </table:table-cell>
        </table:table-row>
      </table:table>
      <table:table table:name="Group_Header83" table:style-name="Group_5f_Header83">
        <table:table-column table:style-name="Group_5f_Header83.A"/>
        <table:table-column table:style-name="Group_5f_Header83.B"/>
        <table:table-row table:style-name="Group_5f_Header83.1">
          <table:table-cell table:style-name="Group_5f_Header83.A1" office:value-type="string">
            <text:p text:style-name="P2"/>
          </table:table-cell>
          <table:table-cell table:style-name="Group_5f_Header83.A1" office:value-type="string">
            <text:p text:style-name="P2"/>
          </table:table-cell>
        </table:table-row>
      </table:table>
      <table:table table:name="Detail83" table:style-name="Detail83">
        <table:table-column table:style-name="Detail83.A"/>
        <table:table-column table:style-name="Detail83.B"/>
        <table:table-row table:style-name="Detail83.1">
          <table:table-cell table:style-name="Detail83.A1" office:value-type="string">
            <text:p text:style-name="P1">Parker, <text:span text:style-name="T1">Spencer</text:span></text:p>
          </table:table-cell>
          <table:table-cell table:style-name="Detail83.A1" office:value-type="string">
            <text:p text:style-name="P1">SYNTHETIK: Legion Rising</text:p>
          </table:table-cell>
        </table:table-row>
      </table:table>
      <table:table table:name="Group_Header84" table:style-name="Group_5f_Header84">
        <table:table-column table:style-name="Group_5f_Header84.A"/>
        <table:table-column table:style-name="Group_5f_Header84.B"/>
        <table:table-row table:style-name="Group_5f_Header84.1">
          <table:table-cell table:style-name="Group_5f_Header84.A1" office:value-type="string">
            <text:p text:style-name="P2"/>
          </table:table-cell>
          <table:table-cell table:style-name="Group_5f_Header84.A1" office:value-type="string">
            <text:p text:style-name="P2"/>
          </table:table-cell>
        </table:table-row>
      </table:table>
      <table:table table:name="Detail84" table:style-name="Detail84">
        <table:table-column table:style-name="Detail84.A"/>
        <table:table-column table:style-name="Detail84.B"/>
        <table:table-row table:style-name="Detail84.1">
          <table:table-cell table:style-name="Detail84.A1" office:value-type="string">
            <text:p text:style-name="P1">Parker, <text:span text:style-name="T1">Spencer</text:span></text:p>
          </table:table-cell>
          <table:table-cell table:style-name="Detail84.A1" office:value-type="string">
            <text:p text:style-name="P1">TEKKEN 7</text:p>
          </table:table-cell>
        </table:table-row>
      </table:table>
      <table:table table:name="Group_Header85" table:style-name="Group_5f_Header85">
        <table:table-column table:style-name="Group_5f_Header85.A"/>
        <table:table-column table:style-name="Group_5f_Header85.B"/>
        <table:table-row table:style-name="Group_5f_Header85.1">
          <table:table-cell table:style-name="Group_5f_Header85.A1" office:value-type="string">
            <text:p text:style-name="P2"/>
          </table:table-cell>
          <table:table-cell table:style-name="Group_5f_Header85.A1" office:value-type="string">
            <text:p text:style-name="P2"/>
          </table:table-cell>
        </table:table-row>
      </table:table>
      <table:table table:name="Detail85" table:style-name="Detail85">
        <table:table-column table:style-name="Detail85.A"/>
        <table:table-column table:style-name="Detail85.B"/>
        <table:table-row table:style-name="Detail85.1">
          <table:table-cell table:style-name="Detail85.A1" office:value-type="string">
            <text:p text:style-name="P1">All</text:p>
          </table:table-cell>
          <table:table-cell table:style-name="Detail85.A1" office:value-type="string">
            <text:p text:style-name="P1">Terraria</text:p>
          </table:table-cell>
        </table:table-row>
      </table:table>
      <table:table table:name="Group_Header86" table:style-name="Group_5f_Header86">
        <table:table-column table:style-name="Group_5f_Header86.A"/>
        <table:table-column table:style-name="Group_5f_Header86.B"/>
        <table:table-row table:style-name="Group_5f_Header86.1">
          <table:table-cell table:style-name="Group_5f_Header86.A1" office:value-type="string">
            <text:p text:style-name="P2"/>
          </table:table-cell>
          <table:table-cell table:style-name="Group_5f_Header86.A1" office:value-type="string">
            <text:p text:style-name="P2"/>
          </table:table-cell>
        </table:table-row>
      </table:table>
      <table:table table:name="Detail86" table:style-name="Detail86">
        <table:table-column table:style-name="Detail86.A"/>
        <table:table-column table:style-name="Detail86.B"/>
        <table:table-row table:style-name="Detail86.1">
          <table:table-cell table:style-name="Detail86.A1" office:value-type="string">
            <text:p text:style-name="P1">Chase, <text:span text:style-name="T1">Parker, Spencer</text:span></text:p>
          </table:table-cell>
          <table:table-cell table:style-name="Detail86.A1" office:value-type="string">
            <text:p text:style-name="P1">The Ascent</text:p>
          </table:table-cell>
        </table:table-row>
      </table:table>
      <table:table table:name="Group_Header87" table:style-name="Group_5f_Header87">
        <table:table-column table:style-name="Group_5f_Header87.A"/>
        <table:table-column table:style-name="Group_5f_Header87.B"/>
        <table:table-row table:style-name="Group_5f_Header87.1">
          <table:table-cell table:style-name="Group_5f_Header87.A1" office:value-type="string">
            <text:p text:style-name="P2"/>
          </table:table-cell>
          <table:table-cell table:style-name="Group_5f_Header87.A1" office:value-type="string">
            <text:p text:style-name="P2"/>
          </table:table-cell>
        </table:table-row>
      </table:table>
      <table:table table:name="Detail87" table:style-name="Detail87">
        <table:table-column table:style-name="Detail87.A"/>
        <table:table-column table:style-name="Detail87.B"/>
        <table:table-row table:style-name="Detail87.1">
          <table:table-cell table:style-name="Detail87.A1" office:value-type="string">
            <text:p text:style-name="P1">Chase, <text:span text:style-name="T1">Parker, Tyler</text:span></text:p>
          </table:table-cell>
          <table:table-cell table:style-name="Detail87.A1" office:value-type="string">
            <text:p text:style-name="P1">The Elder Scrolls® Online</text:p>
          </table:table-cell>
        </table:table-row>
      </table:table>
      <table:table table:name="Group_Header88" table:style-name="Group_5f_Header88">
        <table:table-column table:style-name="Group_5f_Header88.A"/>
        <table:table-column table:style-name="Group_5f_Header88.B"/>
        <table:table-row table:style-name="Group_5f_Header88.1">
          <table:table-cell table:style-name="Group_5f_Header88.A1" office:value-type="string">
            <text:p text:style-name="P2"/>
          </table:table-cell>
          <table:table-cell table:style-name="Group_5f_Header88.A1" office:value-type="string">
            <text:p text:style-name="P2"/>
          </table:table-cell>
        </table:table-row>
      </table:table>
      <table:table table:name="Detail88" table:style-name="Detail88">
        <table:table-column table:style-name="Detail88.A"/>
        <table:table-column table:style-name="Detail88.B"/>
        <table:table-row table:style-name="Detail88.1">
          <table:table-cell table:style-name="Detail88.A1" office:value-type="string">
            <text:p text:style-name="P1">Parker, <text:span text:style-name="T1">Tyler</text:span></text:p>
          </table:table-cell>
          <table:table-cell table:style-name="Detail88.A1" office:value-type="string">
            <text:p text:style-name="P1">The Elder Scrolls III: Morrowind® Game of the Year Edition</text:p>
          </table:table-cell>
        </table:table-row>
      </table:table>
      <table:table table:name="Group_Header89" table:style-name="Group_5f_Header89">
        <table:table-column table:style-name="Group_5f_Header89.A"/>
        <table:table-column table:style-name="Group_5f_Header89.B"/>
        <table:table-row table:style-name="Group_5f_Header89.1">
          <table:table-cell table:style-name="Group_5f_Header89.A1" office:value-type="string">
            <text:p text:style-name="P2"/>
          </table:table-cell>
          <table:table-cell table:style-name="Group_5f_Header89.A1" office:value-type="string">
            <text:p text:style-name="P2"/>
          </table:table-cell>
        </table:table-row>
      </table:table>
      <table:table table:name="Detail89" table:style-name="Detail89">
        <table:table-column table:style-name="Detail89.A"/>
        <table:table-column table:style-name="Detail89.B"/>
        <table:table-row table:style-name="Detail89.1">
          <table:table-cell table:style-name="Detail89.A1" office:value-type="string">
            <text:p text:style-name="P1">Parker, <text:span text:style-name="T1">Spencer, Tyler</text:span></text:p>
          </table:table-cell>
          <table:table-cell table:style-name="Detail89.A1" office:value-type="string">
            <text:p text:style-name="P1">The Elder Scrolls V: Skyrim Special Edition</text:p>
          </table:table-cell>
        </table:table-row>
      </table:table>
      <table:table table:name="Group_Header90" table:style-name="Group_5f_Header90">
        <table:table-column table:style-name="Group_5f_Header90.A"/>
        <table:table-column table:style-name="Group_5f_Header90.B"/>
        <table:table-row table:style-name="Group_5f_Header90.1">
          <table:table-cell table:style-name="Group_5f_Header90.A1" office:value-type="string">
            <text:p text:style-name="P2"/>
          </table:table-cell>
          <table:table-cell table:style-name="Group_5f_Header90.A1" office:value-type="string">
            <text:p text:style-name="P2"/>
          </table:table-cell>
        </table:table-row>
      </table:table>
      <table:table table:name="Detail90" table:style-name="Detail90">
        <table:table-column table:style-name="Detail90.A"/>
        <table:table-column table:style-name="Detail90.B"/>
        <text:soft-page-break/>
        <table:table-row table:style-name="Detail90.1">
          <table:table-cell table:style-name="Detail90.A1" office:value-type="string">
            <text:p text:style-name="P1">Chase, <text:span text:style-name="T1">Parker</text:span></text:p>
          </table:table-cell>
          <table:table-cell table:style-name="Detail90.A1" office:value-type="string">
            <text:p text:style-name="P1">THE FINALS</text:p>
          </table:table-cell>
        </table:table-row>
      </table:table>
      <table:table table:name="Group_Header91" table:style-name="Group_5f_Header91">
        <table:table-column table:style-name="Group_5f_Header91.A"/>
        <table:table-column table:style-name="Group_5f_Header91.B"/>
        <table:table-row table:style-name="Group_5f_Header91.1">
          <table:table-cell table:style-name="Group_5f_Header91.A1" office:value-type="string">
            <text:p text:style-name="P2"/>
          </table:table-cell>
          <table:table-cell table:style-name="Group_5f_Header91.A1" office:value-type="string">
            <text:p text:style-name="P2"/>
          </table:table-cell>
        </table:table-row>
      </table:table>
      <table:table table:name="Detail91" table:style-name="Detail91">
        <table:table-column table:style-name="Detail91.A"/>
        <table:table-column table:style-name="Detail91.B"/>
        <table:table-row table:style-name="Detail91.1">
          <table:table-cell table:style-name="Detail91.A1" office:value-type="string">
            <text:p text:style-name="P1">Chase, <text:span text:style-name="T1">Parker, Tyler</text:span></text:p>
          </table:table-cell>
          <table:table-cell table:style-name="Detail91.A1" office:value-type="string">
            <text:p text:style-name="P1">The Forest</text:p>
          </table:table-cell>
        </table:table-row>
      </table:table>
      <table:table table:name="Group_Header92" table:style-name="Group_5f_Header92">
        <table:table-column table:style-name="Group_5f_Header92.A"/>
        <table:table-column table:style-name="Group_5f_Header92.B"/>
        <table:table-row table:style-name="Group_5f_Header92.1">
          <table:table-cell table:style-name="Group_5f_Header92.A1" office:value-type="string">
            <text:p text:style-name="P2"/>
          </table:table-cell>
          <table:table-cell table:style-name="Group_5f_Header92.A1" office:value-type="string">
            <text:p text:style-name="P2"/>
          </table:table-cell>
        </table:table-row>
      </table:table>
      <table:table table:name="Detail92" table:style-name="Detail92">
        <table:table-column table:style-name="Detail92.A"/>
        <table:table-column table:style-name="Detail92.B"/>
        <table:table-row table:style-name="Detail92.1">
          <table:table-cell table:style-name="Detail92.A1" office:value-type="string">
            <text:p text:style-name="P1">Parker, <text:span text:style-name="T1">Spencer, Tyler</text:span></text:p>
          </table:table-cell>
          <table:table-cell table:style-name="Detail92.A1" office:value-type="string">
            <text:p text:style-name="P1">theHunter: Call of the Wild™</text:p>
          </table:table-cell>
        </table:table-row>
      </table:table>
      <table:table table:name="Group_Header93" table:style-name="Group_5f_Header93">
        <table:table-column table:style-name="Group_5f_Header93.A"/>
        <table:table-column table:style-name="Group_5f_Header93.B"/>
        <table:table-row table:style-name="Group_5f_Header93.1">
          <table:table-cell table:style-name="Group_5f_Header93.A1" office:value-type="string">
            <text:p text:style-name="P2"/>
          </table:table-cell>
          <table:table-cell table:style-name="Group_5f_Header93.A1" office:value-type="string">
            <text:p text:style-name="P2"/>
          </table:table-cell>
        </table:table-row>
      </table:table>
      <table:table table:name="Detail93" table:style-name="Detail93">
        <table:table-column table:style-name="Detail93.A"/>
        <table:table-column table:style-name="Detail93.B"/>
        <table:table-row table:style-name="Detail93.1">
          <table:table-cell table:style-name="Detail93.A1" office:value-type="string">
            <text:p text:style-name="P1">Parker, <text:span text:style-name="T1">Tyler</text:span></text:p>
          </table:table-cell>
          <table:table-cell table:style-name="Detail93.A1" office:value-type="string">
            <text:p text:style-name="P1">The Witcher® 3: Wild Hunt</text:p>
          </table:table-cell>
        </table:table-row>
      </table:table>
      <table:table table:name="Group_Header94" table:style-name="Group_5f_Header94">
        <table:table-column table:style-name="Group_5f_Header94.A"/>
        <table:table-column table:style-name="Group_5f_Header94.B"/>
        <table:table-row table:style-name="Group_5f_Header94.1">
          <table:table-cell table:style-name="Group_5f_Header94.A1" office:value-type="string">
            <text:p text:style-name="P2"/>
          </table:table-cell>
          <table:table-cell table:style-name="Group_5f_Header94.A1" office:value-type="string">
            <text:p text:style-name="P2"/>
          </table:table-cell>
        </table:table-row>
      </table:table>
      <table:table table:name="Detail94" table:style-name="Detail94">
        <table:table-column table:style-name="Detail94.A"/>
        <table:table-column table:style-name="Detail94.B"/>
        <table:table-row table:style-name="Detail94.1">
          <table:table-cell table:style-name="Detail94.A1" office:value-type="string">
            <text:p text:style-name="P1">Parker, <text:span text:style-name="T1">Tyler</text:span></text:p>
          </table:table-cell>
          <table:table-cell table:style-name="Detail94.A1" office:value-type="string">
            <text:p text:style-name="P1">Titanfall® 2</text:p>
          </table:table-cell>
        </table:table-row>
      </table:table>
      <table:table table:name="Group_Header95" table:style-name="Group_5f_Header95">
        <table:table-column table:style-name="Group_5f_Header95.A"/>
        <table:table-column table:style-name="Group_5f_Header95.B"/>
        <table:table-row table:style-name="Group_5f_Header95.1">
          <table:table-cell table:style-name="Group_5f_Header95.A1" office:value-type="string">
            <text:p text:style-name="P2"/>
          </table:table-cell>
          <table:table-cell table:style-name="Group_5f_Header95.A1" office:value-type="string">
            <text:p text:style-name="P2"/>
          </table:table-cell>
        </table:table-row>
      </table:table>
      <table:table table:name="Detail95" table:style-name="Detail95">
        <table:table-column table:style-name="Detail95.A"/>
        <table:table-column table:style-name="Detail95.B"/>
        <table:table-row table:style-name="Detail95.1">
          <table:table-cell table:style-name="Detail95.A1" office:value-type="string">
            <text:p text:style-name="P1">Parker, <text:span text:style-name="T1">Tyler</text:span></text:p>
          </table:table-cell>
          <table:table-cell table:style-name="Detail95.A1" office:value-type="string">
            <text:p text:style-name="P1">Titan Quest Anniversary Edition</text:p>
          </table:table-cell>
        </table:table-row>
      </table:table>
      <table:table table:name="Group_Header96" table:style-name="Group_5f_Header96">
        <table:table-column table:style-name="Group_5f_Header96.A"/>
        <table:table-column table:style-name="Group_5f_Header96.B"/>
        <table:table-row table:style-name="Group_5f_Header96.1">
          <table:table-cell table:style-name="Group_5f_Header96.A1" office:value-type="string">
            <text:p text:style-name="P2"/>
          </table:table-cell>
          <table:table-cell table:style-name="Group_5f_Header96.A1" office:value-type="string">
            <text:p text:style-name="P2"/>
          </table:table-cell>
        </table:table-row>
      </table:table>
      <table:table table:name="Detail96" table:style-name="Detail96">
        <table:table-column table:style-name="Detail96.A"/>
        <table:table-column table:style-name="Detail96.B"/>
        <table:table-row table:style-name="Detail96.1">
          <table:table-cell table:style-name="Detail96.A1" office:value-type="string">
            <text:p text:style-name="P1">Spencer, <text:span text:style-name="T1">Tyler</text:span></text:p>
          </table:table-cell>
          <table:table-cell table:style-name="Detail96.A1" office:value-type="string">
            <text:p text:style-name="P1">Total War: WARHAMMER II</text:p>
          </table:table-cell>
        </table:table-row>
      </table:table>
      <table:table table:name="Group_Header97" table:style-name="Group_5f_Header97">
        <table:table-column table:style-name="Group_5f_Header97.A"/>
        <table:table-column table:style-name="Group_5f_Header97.B"/>
        <table:table-row table:style-name="Group_5f_Header97.1">
          <table:table-cell table:style-name="Group_5f_Header97.A1" office:value-type="string">
            <text:p text:style-name="P2"/>
          </table:table-cell>
          <table:table-cell table:style-name="Group_5f_Header97.A1" office:value-type="string">
            <text:p text:style-name="P2"/>
          </table:table-cell>
        </table:table-row>
      </table:table>
      <table:table table:name="Detail97" table:style-name="Detail97">
        <table:table-column table:style-name="Detail97.A"/>
        <table:table-column table:style-name="Detail97.B"/>
        <table:table-row table:style-name="Detail97.1">
          <table:table-cell table:style-name="Detail97.A1" office:value-type="string">
            <text:p text:style-name="P1">All</text:p>
          </table:table-cell>
          <table:table-cell table:style-name="Detail97.A1" office:value-type="string">
            <text:p text:style-name="P1">Valheim</text:p>
          </table:table-cell>
        </table:table-row>
      </table:table>
      <table:table table:name="Group_Header98" table:style-name="Group_5f_Header98">
        <table:table-column table:style-name="Group_5f_Header98.A"/>
        <table:table-column table:style-name="Group_5f_Header98.B"/>
        <table:table-row table:style-name="Group_5f_Header98.1">
          <table:table-cell table:style-name="Group_5f_Header98.A1" office:value-type="string">
            <text:p text:style-name="P2"/>
          </table:table-cell>
          <table:table-cell table:style-name="Group_5f_Header98.A1" office:value-type="string">
            <text:p text:style-name="P2"/>
          </table:table-cell>
        </table:table-row>
      </table:table>
      <table:table table:name="Detail98" table:style-name="Detail98">
        <table:table-column table:style-name="Detail98.A"/>
        <table:table-column table:style-name="Detail98.B"/>
        <table:table-row table:style-name="Detail98.1">
          <table:table-cell table:style-name="Detail98.A1" office:value-type="string">
            <text:p text:style-name="P1">Parker, <text:span text:style-name="T1">Tyler</text:span></text:p>
          </table:table-cell>
          <table:table-cell table:style-name="Detail98.A1" office:value-type="string">
            <text:p text:style-name="P1">Vampire: The Masquerade - Bloodhunt</text:p>
          </table:table-cell>
        </table:table-row>
      </table:table>
      <table:table table:name="Group_Header99" table:style-name="Group_5f_Header99">
        <table:table-column table:style-name="Group_5f_Header99.A"/>
        <table:table-column table:style-name="Group_5f_Header99.B"/>
        <table:table-row table:style-name="Group_5f_Header99.1">
          <table:table-cell table:style-name="Group_5f_Header99.A1" office:value-type="string">
            <text:p text:style-name="P2"/>
          </table:table-cell>
          <table:table-cell table:style-name="Group_5f_Header99.A1" office:value-type="string">
            <text:p text:style-name="P2"/>
          </table:table-cell>
        </table:table-row>
      </table:table>
      <table:table table:name="Detail99" table:style-name="Detail99">
        <table:table-column table:style-name="Detail99.A"/>
        <table:table-column table:style-name="Detail99.B"/>
        <table:table-row table:style-name="Detail99.1">
          <table:table-cell table:style-name="Detail99.A1" office:value-type="string">
            <text:p text:style-name="P1">Chase, <text:span text:style-name="T1">Parker, Spencer</text:span></text:p>
          </table:table-cell>
          <table:table-cell table:style-name="Detail99.A1" office:value-type="string">
            <text:p text:style-name="P1">Vampire Survivors</text:p>
          </table:table-cell>
        </table:table-row>
      </table:table>
      <table:table table:name="Group_Header100" table:style-name="Group_5f_Header100">
        <table:table-column table:style-name="Group_5f_Header100.A"/>
        <table:table-column table:style-name="Group_5f_Header100.B"/>
        <table:table-row table:style-name="Group_5f_Header100.1">
          <table:table-cell table:style-name="Group_5f_Header100.A1" office:value-type="string">
            <text:p text:style-name="P2"/>
          </table:table-cell>
          <table:table-cell table:style-name="Group_5f_Header100.A1" office:value-type="string">
            <text:p text:style-name="P2"/>
          </table:table-cell>
        </table:table-row>
      </table:table>
      <table:table table:name="Detail100" table:style-name="Detail100">
        <table:table-column table:style-name="Detail100.A"/>
        <table:table-column table:style-name="Detail100.B"/>
        <table:table-row table:style-name="Detail100.1">
          <table:table-cell table:style-name="Detail100.A1" office:value-type="string">
            <text:p text:style-name="P1">Parker, <text:span text:style-name="T1">Tyler</text:span></text:p>
          </table:table-cell>
          <table:table-cell table:style-name="Detail100.A1" office:value-type="string">
            <text:p text:style-name="P1">VRChat</text:p>
          </table:table-cell>
        </table:table-row>
      </table:table>
      <table:table table:name="Group_Header101" table:style-name="Group_5f_Header101">
        <table:table-column table:style-name="Group_5f_Header101.A"/>
        <table:table-column table:style-name="Group_5f_Header101.B"/>
        <table:table-row table:style-name="Group_5f_Header101.1">
          <table:table-cell table:style-name="Group_5f_Header101.A1" office:value-type="string">
            <text:p text:style-name="P2"/>
          </table:table-cell>
          <table:table-cell table:style-name="Group_5f_Header101.A1" office:value-type="string">
            <text:p text:style-name="P2"/>
          </table:table-cell>
        </table:table-row>
      </table:table>
      <table:table table:name="Detail101" table:style-name="Detail101">
        <table:table-column table:style-name="Detail101.A"/>
        <table:table-column table:style-name="Detail101.B"/>
        <table:table-row table:style-name="Detail101.1">
          <table:table-cell table:style-name="Detail101.A1" office:value-type="string">
            <text:p text:style-name="P1">All</text:p>
          </table:table-cell>
          <table:table-cell table:style-name="Detail101.A1" office:value-type="string">
            <text:p text:style-name="P1">V Rising</text:p>
          </table:table-cell>
        </table:table-row>
      </table:table>
      <table:table table:name="Group_Header102" table:style-name="Group_5f_Header102">
        <table:table-column table:style-name="Group_5f_Header102.A"/>
        <table:table-column table:style-name="Group_5f_Header102.B"/>
        <table:table-row table:style-name="Group_5f_Header102.1">
          <table:table-cell table:style-name="Group_5f_Header102.A1" office:value-type="string">
            <text:p text:style-name="P2"/>
          </table:table-cell>
          <table:table-cell table:style-name="Group_5f_Header102.A1" office:value-type="string">
            <text:p text:style-name="P2"/>
          </table:table-cell>
        </table:table-row>
      </table:table>
      <table:table table:name="Detail102" table:style-name="Detail102">
        <table:table-column table:style-name="Detail102.A"/>
        <table:table-column table:style-name="Detail102.B"/>
        <table:table-row table:style-name="Detail102.1">
          <table:table-cell table:style-name="Detail102.A1" office:value-type="string">
            <text:p text:style-name="P1">Chase, <text:span text:style-name="T1">Parker, Tyler</text:span></text:p>
          </table:table-cell>
          <table:table-cell table:style-name="Detail102.A1" office:value-type="string">
            <text:p text:style-name="P1">Wallpaper Engine</text:p>
          </table:table-cell>
        </table:table-row>
      </table:table>
      <table:table table:name="Group_Header103" table:style-name="Group_5f_Header103">
        <table:table-column table:style-name="Group_5f_Header103.A"/>
        <table:table-column table:style-name="Group_5f_Header103.B"/>
        <table:table-row table:style-name="Group_5f_Header103.1">
          <table:table-cell table:style-name="Group_5f_Header103.A1" office:value-type="string">
            <text:p text:style-name="P2"/>
          </table:table-cell>
          <table:table-cell table:style-name="Group_5f_Header103.A1" office:value-type="string">
            <text:p text:style-name="P2"/>
          </table:table-cell>
        </table:table-row>
      </table:table>
      <table:table table:name="Detail103" table:style-name="Detail103">
        <table:table-column table:style-name="Detail103.A"/>
        <table:table-column table:style-name="Detail103.B"/>
        <table:table-row table:style-name="Detail103.1">
          <table:table-cell table:style-name="Detail103.A1" office:value-type="string">
            <text:p text:style-name="P1">Chase, <text:span text:style-name="T1">Parker, Spencer</text:span></text:p>
          </table:table-cell>
          <table:table-cell table:style-name="Detail103.A1" office:value-type="string">
            <text:p text:style-name="P1">Warframe</text:p>
          </table:table-cell>
        </table:table-row>
      </table:table>
      <table:table table:name="Group_Header104" table:style-name="Group_5f_Header104">
        <table:table-column table:style-name="Group_5f_Header104.A"/>
        <table:table-column table:style-name="Group_5f_Header104.B"/>
        <table:table-row table:style-name="Group_5f_Header104.1">
          <table:table-cell table:style-name="Group_5f_Header104.A1" office:value-type="string">
            <text:p text:style-name="P2"/>
          </table:table-cell>
          <table:table-cell table:style-name="Group_5f_Header104.A1" office:value-type="string">
            <text:p text:style-name="P2"/>
          </table:table-cell>
        </table:table-row>
      </table:table>
      <table:table table:name="Detail104" table:style-name="Detail104">
        <table:table-column table:style-name="Detail104.A"/>
        <table:table-column table:style-name="Detail104.B"/>
        <table:table-row table:style-name="Detail104.1">
          <table:table-cell table:style-name="Detail104.A1" office:value-type="string">
            <text:p text:style-name="P1">All</text:p>
          </table:table-cell>
          <table:table-cell table:style-name="Detail104.A1" office:value-type="string">
            <text:p text:style-name="P1">Warhammer: Vermintide 2</text:p>
          </table:table-cell>
        </table:table-row>
      </table:table>
      <table:table table:name="Group_Header105" table:style-name="Group_5f_Header105">
        <table:table-column table:style-name="Group_5f_Header105.A"/>
        <table:table-column table:style-name="Group_5f_Header105.B"/>
        <table:table-row table:style-name="Group_5f_Header105.1">
          <table:table-cell table:style-name="Group_5f_Header105.A1" office:value-type="string">
            <text:p text:style-name="P2"/>
          </table:table-cell>
          <table:table-cell table:style-name="Group_5f_Header105.A1" office:value-type="string">
            <text:p text:style-name="P2"/>
          </table:table-cell>
        </table:table-row>
      </table:table>
      <table:table table:name="Detail105" table:style-name="Detail105">
        <table:table-column table:style-name="Detail105.A"/>
        <table:table-column table:style-name="Detail105.B"/>
        <table:table-row table:style-name="Detail105.1">
          <table:table-cell table:style-name="Detail105.A1" office:value-type="string">
            <text:p text:style-name="P1">All</text:p>
          </table:table-cell>
          <table:table-cell table:style-name="Detail105.A1" office:value-type="string">
            <text:p text:style-name="P1">Who's Your Daddy?!</text:p>
          </table:table-cell>
        </table:table-row>
      </table:table>
      <table:table table:name="Group_Header106" table:style-name="Group_5f_Header106">
        <table:table-column table:style-name="Group_5f_Header106.A"/>
        <table:table-column table:style-name="Group_5f_Header106.B"/>
        <table:table-row table:style-name="Group_5f_Header106.1">
          <table:table-cell table:style-name="Group_5f_Header106.A1" office:value-type="string">
            <text:p text:style-name="P2"/>
          </table:table-cell>
          <table:table-cell table:style-name="Group_5f_Header106.A1" office:value-type="string">
            <text:p text:style-name="P2"/>
          </table:table-cell>
        </table:table-row>
      </table:table>
      <table:table table:name="Detail106" table:style-name="Detail106">
        <table:table-column table:style-name="Detail106.A"/>
        <table:table-column table:style-name="Detail106.B"/>
        <table:table-row table:style-name="Detail106.1">
          <table:table-cell table:style-name="Detail106.A1" office:value-type="string">
            <text:p text:style-name="P1">Parker, <text:span text:style-name="T1">Tyler</text:span></text:p>
          </table:table-cell>
          <table:table-cell table:style-name="Detail106.A1" office:value-type="string">
            <text:p text:style-name="P1">Wizard101</text:p>
          </table:table-cell>
        </table:table-row>
      </table:table>
      <table:table table:name="Group_Header107" table:style-name="Group_5f_Header107">
        <table:table-column table:style-name="Group_5f_Header107.A"/>
        <table:table-column table:style-name="Group_5f_Header107.B"/>
        <table:table-row table:style-name="Group_5f_Header107.1">
          <table:table-cell table:style-name="Group_5f_Header107.A1" office:value-type="string">
            <text:p text:style-name="P2"/>
          </table:table-cell>
          <table:table-cell table:style-name="Group_5f_Header107.A1" office:value-type="string">
            <text:p text:style-name="P2"/>
          </table:table-cell>
        </table:table-row>
      </table:table>
      <table:table table:name="Detail107" table:style-name="Detail107">
        <table:table-column table:style-name="Detail107.A"/>
        <table:table-column table:style-name="Detail107.B"/>
        <table:table-row table:style-name="Detail107.1">
          <table:table-cell table:style-name="Detail107.A1" office:value-type="string">
            <text:p text:style-name="P1">Parker, <text:span text:style-name="T1">Tyler</text:span></text:p>
          </table:table-cell>
          <table:table-cell table:style-name="Detail107.A1" office:value-type="string">
            <text:p text:style-name="P1">World War II: Panzer Claws</text:p>
          </table:table-cell>
        </table:table-row>
      </table:table>
      <table:table table:name="Group_Header108" table:style-name="Group_5f_Header108">
        <table:table-column table:style-name="Group_5f_Header108.A"/>
        <table:table-column table:style-name="Group_5f_Header108.B"/>
        <table:table-row table:style-name="Group_5f_Header108.1">
          <table:table-cell table:style-name="Group_5f_Header108.A1" office:value-type="string">
            <text:p text:style-name="P2"/>
          </table:table-cell>
          <table:table-cell table:style-name="Group_5f_Header108.A1" office:value-type="string">
            <text:p text:style-name="P2"/>
          </table:table-cell>
        </table:table-row>
      </table:table>
      <table:table table:name="Detail108" table:style-name="Detail108">
        <table:table-column table:style-name="Detail108.A"/>
        <table:table-column table:style-name="Detail108.B"/>
        <table:table-row table:style-name="Detail108.1">
          <table:table-cell table:style-name="Detail108.A1" office:value-type="string">
            <text:p text:style-name="P1">Chase, <text:span text:style-name="T1">Parker, Spencer</text:span></text:p>
          </table:table-cell>
          <table:table-cell table:style-name="Detail108.A1" office:value-type="string">
            <text:p text:style-name="P1">Worms Armagedd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8.5in" fo:page-height="11in" style:num-format="1" style:paper-tray-name="[From printer settings]" style:print-orientation="portrait" fo:margin-top="0.7874in" fo:margin-bottom="0.7874in" fo:margin-left="0.7874in" fo:margin-right="0.7874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"/>
      </style:header-left>
      <style:header-first>
        <text:p text:style-name="MP1">Games Owned by Me and Friends 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dc:date>2024-01-25T18:52:40.304000000</dc:date>
    <meta:editing-duration>PT33M33S</meta:editing-duration>
    <meta:editing-cycles>1</meta:editing-cycles>
    <meta:document-statistic meta:table-count="220" meta:image-count="0" meta:object-count="0" meta:page-count="5" meta:paragraph-count="223" meta:word-count="553" meta:character-count="3449" meta:non-whitespace-character-count="3118"/>
  </office:meta>
</office:document-meta>
</file>